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visibility="hidden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 style:parent-style-name="standard">
      <style:graphic-properties draw:stroke="dash" draw:stroke-dash="a604" svg:stroke-width="0.071cm" svg:stroke-color="#000000" svg:stroke-opacity="100%" draw:stroke-linejoin="miter" svg:stroke-linecap="square" draw:fill="solid" draw:fill-color="#def1f2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2" style:family="graphic" style:parent-style-name="standard">
      <style:graphic-properties draw:stroke="none" draw:fill="solid" draw:fill-color="#e3ffa3" draw:opacity="100%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gr3" style:family="graphic" style:parent-style-name="standard">
      <style:graphic-properties draw:stroke="none" draw:fill="solid" draw:fill-color="#e3ffa3" draw:opacity="100%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035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079cm" svg:stroke-color="#000000" svg:stroke-opacity="100%" draw:stroke-linejoin="miter" svg:stroke-linecap="squar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bbe0e3" draw:opacity="100%" draw:textarea-horizontal-align="center" draw:textarea-vertical-align="middle" draw:auto-grow-height="false" draw:auto-grow-width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dash" draw:stroke-dash="a635" svg:stroke-width="0.026cm" svg:stroke-color="#000000" svg:stroke-opacity="100%" draw:stroke-linejoin="miter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176cm" svg:stroke-color="#3c8c93" draw:marker-end="a637" svg:stroke-opacity="100%" draw:stroke-linejoin="miter" svg:stroke-linecap="square" draw:fill="none" fo:padding-top="0.213cm" fo:padding-bottom="0.213cm" fo:padding-left="0.338cm" fo:padding-right="0.338cm"/>
    </style:style>
    <style:style style:name="gr10" style:family="graphic" style:parent-style-name="standard">
      <style:graphic-properties draw:stroke="solid" svg:stroke-width="0.176cm" svg:stroke-color="#3c8c93" draw:marker-end="a639" svg:stroke-opacity="100%" draw:stroke-linejoin="miter" svg:stroke-linecap="square" draw:fill="none" fo:padding-top="0.213cm" fo:padding-bottom="0.213cm" fo:padding-left="0.338cm" fo:padding-right="0.338cm"/>
    </style:style>
    <style:style style:name="gr11" style:family="graphic" style:parent-style-name="standard">
      <style:graphic-properties draw:stroke="solid" svg:stroke-width="0.176cm" svg:stroke-color="#3c8c93" draw:marker-end="a641" svg:stroke-opacity="100%" draw:stroke-linejoin="miter" svg:stroke-linecap="square" draw:fill="none" fo:padding-top="0.213cm" fo:padding-bottom="0.213cm" fo:padding-left="0.338cm" fo:padding-right="0.338cm"/>
    </style:style>
    <style:style style:name="gr12" style:family="graphic" style:parent-style-name="standard">
      <style:graphic-properties draw:stroke="solid" svg:stroke-width="0.176cm" svg:stroke-color="#3c8c93" draw:marker-end="a643" svg:stroke-opacity="100%" draw:stroke-linejoin="miter" svg:stroke-linecap="square" draw:fill="none" fo:padding-top="0.213cm" fo:padding-bottom="0.213cm" fo:padding-left="0.338cm" fo:padding-right="0.338cm"/>
    </style:style>
    <style:style style:name="gr13" style:family="graphic" style:parent-style-name="standard">
      <style:graphic-properties draw:stroke="solid" svg:stroke-width="0.106cm" svg:stroke-color="#c00000" draw:marker-end="a645" svg:stroke-opacity="100%" draw:stroke-linejoin="miter" svg:stroke-linecap="square" draw:fill="none" fo:padding-top="0.178cm" fo:padding-bottom="0.178cm" fo:padding-left="0.303cm" fo:padding-right="0.303cm"/>
    </style:style>
    <style:style style:name="gr14" style:family="graphic" style:parent-style-name="standard">
      <style:graphic-properties draw:stroke="solid" svg:stroke-width="0.106cm" svg:stroke-color="#ec24a5" draw:marker-end="a647" svg:stroke-opacity="100%" draw:stroke-linejoin="miter" svg:stroke-linecap="square" draw:fill="none" fo:padding-top="0.178cm" fo:padding-bottom="0.178cm" fo:padding-left="0.303cm" fo:padding-right="0.303cm"/>
    </style:style>
    <style:style style:name="gr15" style:family="graphic" style:parent-style-name="standard">
      <style:graphic-properties draw:stroke="none" draw:fill="none" draw:textarea-horizontal-align="center" draw:textarea-vertical-align="top" draw:auto-grow-height="true" draw:auto-grow-width="false" fo:min-height="0cm" fo:min-width="0cm" fo:padding-top="0.13cm" fo:padding-bottom="0.13cm" fo:padding-left="0.25cm" fo:padding-right="0.25cm" fo:wrap-option="wrap"/>
    </style:style>
    <style:style style:name="gr16" style:family="graphic" style:parent-style-name="standard">
      <style:graphic-properties draw:stroke="solid" svg:stroke-width="0.071cm" svg:stroke-color="#000000" svg:stroke-opacity="100%" draw:stroke-linejoin="miter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17" style:family="graphic" style:parent-style-name="standard">
      <style:graphic-properties draw:stroke="solid" svg:stroke-width="0.106cm" svg:stroke-color="#2ab808" draw:marker-end="a661" svg:stroke-opacity="100%" draw:stroke-linejoin="miter" svg:stroke-linecap="square" draw:fill="none" fo:padding-top="0.178cm" fo:padding-bottom="0.178cm" fo:padding-left="0.303cm" fo:padding-right="0.303cm"/>
    </style:style>
    <style:style style:name="gr18" style:family="graphic" style:parent-style-name="standard">
      <style:graphic-properties draw:stroke="none" draw:fill="solid" draw:fill-color="#ffffff" draw:opacity="100%" draw:textarea-horizontal-align="left" draw:textarea-vertical-align="top" draw:auto-grow-height="false" draw:auto-grow-width="false" fo:padding-top="0.116cm" fo:padding-bottom="0.116cm" fo:padding-left="0.25cm" fo:padding-right="0.25cm" fo:wrap-option="wrap"/>
    </style:style>
    <style:style style:name="gr19" style:family="graphic" style:parent-style-name="standard">
      <style:graphic-properties draw:stroke="solid" svg:stroke-width="0.123cm" svg:stroke-color="#3c8c93" draw:marker-end="a663" svg:stroke-opacity="100%" draw:stroke-linejoin="miter" svg:stroke-linecap="square" draw:fill="none" fo:padding-top="0.186cm" fo:padding-bottom="0.186cm" fo:padding-left="0.311cm" fo:padding-right="0.311cm"/>
    </style:style>
    <style:style style:name="gr20" style:family="graphic" style:parent-style-name="standard">
      <style:graphic-properties draw:stroke="solid" svg:stroke-width="0.123cm" svg:stroke-color="#2ab808" draw:marker-end="a665" svg:stroke-opacity="100%" draw:stroke-linejoin="miter" svg:stroke-linecap="square" draw:fill="none" fo:padding-top="0.186cm" fo:padding-bottom="0.186cm" fo:padding-left="0.311cm" fo:padding-right="0.311cm"/>
    </style:style>
    <style:style style:name="gr21" style:family="graphic" style:parent-style-name="standard">
      <style:graphic-properties draw:stroke="solid" svg:stroke-width="0.123cm" svg:stroke-color="#ee4112" draw:marker-end="a667" svg:stroke-opacity="100%" draw:stroke-linejoin="miter" svg:stroke-linecap="square" draw:fill="none" fo:padding-top="0.186cm" fo:padding-bottom="0.186cm" fo:padding-left="0.311cm" fo:padding-right="0.311cm"/>
    </style:style>
    <style:style style:name="gr22" style:family="graphic" style:parent-style-name="standard">
      <style:graphic-properties draw:stroke="solid" svg:stroke-width="0.123cm" svg:stroke-color="#ec24a5" draw:marker-end="a669" svg:stroke-opacity="100%" draw:stroke-linejoin="miter" svg:stroke-linecap="square" draw:fill="none" fo:padding-top="0.186cm" fo:padding-bottom="0.186cm" fo:padding-left="0.311cm" fo:padding-right="0.311cm"/>
    </style:style>
    <style:style style:name="gr23" style:family="graphic" style:parent-style-name="standard">
      <style:graphic-properties draw:stroke="solid" svg:stroke-width="0.123cm" svg:stroke-color="#c00000" draw:marker-end="a671" svg:stroke-opacity="100%" draw:stroke-linejoin="miter" svg:stroke-linecap="square" draw:fill="none" fo:padding-top="0.186cm" fo:padding-bottom="0.186cm" fo:padding-left="0.311cm" fo:padding-right="0.311cm"/>
    </style:style>
    <style:style style:name="gr24" style:family="graphic" style:parent-style-name="standard">
      <style:graphic-properties draw:stroke="solid" svg:stroke-width="0.106cm" svg:stroke-color="#2ab808" draw:marker-end="a673" svg:stroke-opacity="100%" draw:stroke-linejoin="miter" svg:stroke-linecap="square" draw:fill="none" fo:padding-top="0.178cm" fo:padding-bottom="0.178cm" fo:padding-left="0.303cm" fo:padding-right="0.303cm"/>
    </style:style>
    <style:style style:name="gr25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dash" draw:stroke-dash="a828" svg:stroke-width="0.071cm" svg:stroke-color="#000000" svg:stroke-opacity="100%" draw:stroke-linejoin="miter" svg:stroke-linecap="square" draw:fill="solid" draw:fill-color="#def1f2" draw:opacity="100%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27" style:family="graphic" style:parent-style-name="standard">
      <style:graphic-properties draw:stroke="dash" draw:stroke-dash="a859" svg:stroke-width="0.026cm" svg:stroke-color="#000000" svg:stroke-opacity="100%" draw:stroke-linejoin="miter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no-wrap"/>
    </style:style>
    <style:style style:name="gr28" style:family="graphic" style:parent-style-name="standard">
      <style:graphic-properties draw:stroke="solid" svg:stroke-width="0.176cm" svg:stroke-color="#3c8c93" draw:marker-end="a861" svg:stroke-opacity="100%" draw:stroke-linejoin="miter" svg:stroke-linecap="square" draw:fill="none" fo:padding-top="0.213cm" fo:padding-bottom="0.213cm" fo:padding-left="0.338cm" fo:padding-right="0.338cm"/>
    </style:style>
    <style:style style:name="gr29" style:family="graphic" style:parent-style-name="standard">
      <style:graphic-properties draw:stroke="solid" svg:stroke-width="0.176cm" svg:stroke-color="#3c8c93" draw:marker-end="a863" svg:stroke-opacity="100%" draw:stroke-linejoin="miter" svg:stroke-linecap="square" draw:fill="none" fo:padding-top="0.213cm" fo:padding-bottom="0.213cm" fo:padding-left="0.338cm" fo:padding-right="0.338cm"/>
    </style:style>
    <style:style style:name="gr30" style:family="graphic" style:parent-style-name="standard">
      <style:graphic-properties draw:stroke="solid" svg:stroke-width="0.176cm" svg:stroke-color="#3c8c93" draw:marker-end="a865" svg:stroke-opacity="100%" draw:stroke-linejoin="miter" svg:stroke-linecap="square" draw:fill="none" fo:padding-top="0.213cm" fo:padding-bottom="0.213cm" fo:padding-left="0.338cm" fo:padding-right="0.338cm"/>
    </style:style>
    <style:style style:name="gr31" style:family="graphic" style:parent-style-name="standard">
      <style:graphic-properties draw:stroke="solid" svg:stroke-width="0.176cm" svg:stroke-color="#3c8c93" draw:marker-end="a867" svg:stroke-opacity="100%" draw:stroke-linejoin="miter" svg:stroke-linecap="square" draw:fill="none" fo:padding-top="0.213cm" fo:padding-bottom="0.213cm" fo:padding-left="0.338cm" fo:padding-right="0.338cm"/>
    </style:style>
    <style:style style:name="gr32" style:family="graphic" style:parent-style-name="standard">
      <style:graphic-properties draw:stroke="solid" svg:stroke-width="0.106cm" svg:stroke-color="#ee4112" draw:marker-end="a880" svg:stroke-opacity="100%" draw:stroke-linejoin="miter" svg:stroke-linecap="square" draw:fill="none" fo:padding-top="0.178cm" fo:padding-bottom="0.178cm" fo:padding-left="0.303cm" fo:padding-right="0.303cm"/>
    </style:style>
    <style:style style:name="gr33" style:family="graphic" style:parent-style-name="standard">
      <style:graphic-properties draw:stroke="solid" svg:stroke-width="0.106cm" svg:stroke-color="#a3a05d" draw:marker-end="a882" svg:stroke-opacity="100%" draw:stroke-linejoin="miter" svg:stroke-linecap="square" draw:fill="none" fo:padding-top="0.178cm" fo:padding-bottom="0.178cm" fo:padding-left="0.303cm" fo:padding-right="0.303cm"/>
    </style:style>
    <style:style style:name="gr34" style:family="graphic" style:parent-style-name="standard">
      <style:graphic-properties draw:stroke="solid" svg:stroke-width="0.106cm" svg:stroke-color="#000000" svg:stroke-opacity="100%" draw:stroke-linejoin="miter" svg:stroke-linecap="square" draw:fill="none" draw:textarea-horizontal-align="left" draw:textarea-vertical-align="middle" draw:auto-grow-height="false" draw:auto-grow-width="false" fo:padding-top="0.13cm" fo:padding-bottom="0.13cm" fo:padding-left="0.25cm" fo:padding-right="0.25cm" fo:wrap-option="wrap"/>
    </style:style>
    <style:style style:name="gr35" style:family="graphic" style:parent-style-name="standard">
      <style:graphic-properties draw:stroke="solid" svg:stroke-width="0.106cm" svg:stroke-color="#990099" draw:marker-end="a887" svg:stroke-opacity="100%" draw:stroke-linejoin="miter" svg:stroke-linecap="square" draw:fill="none" fo:padding-top="0.178cm" fo:padding-bottom="0.178cm" fo:padding-left="0.303cm" fo:padding-right="0.303cm"/>
    </style:style>
    <style:style style:name="gr36" style:family="graphic" style:parent-style-name="standard">
      <style:graphic-properties draw:stroke="solid" svg:stroke-width="0cm" svg:stroke-color="#808080" svg:stroke-opacity="100%" draw:fill="solid" draw:fill-color="#cfe7f5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7" style:family="graphic" style:parent-style-name="standard">
      <style:graphic-properties draw:stroke="solid" svg:stroke-width="0cm" svg:stroke-color="#808080" svg:stroke-opacity="100%" draw:fill="solid" draw:fill-color="#ffcc00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38" style:family="graphic" style:parent-style-name="standard">
      <style:graphic-properties draw:stroke="solid" svg:stroke-width="0.076cm" svg:stroke-color="#669900" draw:marker-end="a1017" svg:stroke-opacity="100%" draw:fill="none" fo:padding-top="0.163cm" fo:padding-bottom="0.163cm" fo:padding-left="0.288cm" fo:padding-right="0.288cm"/>
    </style:style>
    <style:style style:name="gr39" style:family="graphic" style:parent-style-name="standard">
      <style:graphic-properties draw:stroke="solid" svg:stroke-width="0.076cm" svg:stroke-color="#669900" draw:marker-end="a1019" svg:stroke-opacity="100%" draw:fill="none" fo:padding-top="0.163cm" fo:padding-bottom="0.163cm" fo:padding-left="0.288cm" fo:padding-right="0.288cm"/>
    </style:style>
    <style:style style:name="gr40" style:family="graphic" style:parent-style-name="standard">
      <style:graphic-properties draw:stroke="solid" svg:stroke-width="0.076cm" svg:stroke-color="#669900" draw:marker-end="a1036" svg:stroke-opacity="100%" draw:fill="none" fo:padding-top="0.163cm" fo:padding-bottom="0.163cm" fo:padding-left="0.288cm" fo:padding-right="0.288cm"/>
    </style:style>
    <style:style style:name="gr41" style:family="graphic" style:parent-style-name="standard">
      <style:graphic-properties draw:stroke="solid" svg:stroke-width="0.076cm" svg:stroke-color="#669900" draw:marker-end="a1041" svg:stroke-opacity="100%" draw:fill="none" fo:padding-top="0.163cm" fo:padding-bottom="0.163cm" fo:padding-left="0.288cm" fo:padding-right="0.288cm"/>
    </style:style>
    <style:style style:name="gr42" style:family="graphic" style:parent-style-name="standard">
      <style:graphic-properties draw:stroke="solid" svg:stroke-width="0.076cm" svg:stroke-color="#669900" draw:marker-end="a1043" svg:stroke-opacity="100%" draw:fill="none" fo:padding-top="0.163cm" fo:padding-bottom="0.163cm" fo:padding-left="0.288cm" fo:padding-right="0.288cm"/>
    </style:style>
    <style:style style:name="gr43" style:family="graphic" style:parent-style-name="standard">
      <style:graphic-properties draw:stroke="solid" svg:stroke-width="0.076cm" svg:stroke-color="#669900" draw:marker-end="a1045" svg:stroke-opacity="100%" draw:fill="none" fo:padding-top="0.163cm" fo:padding-bottom="0.163cm" fo:padding-left="0.288cm" fo:padding-right="0.288cm"/>
    </style:style>
    <style:style style:name="gr44" style:family="graphic" style:parent-style-name="standard">
      <style:graphic-properties draw:stroke="solid" svg:stroke-width="0.076cm" svg:stroke-color="#669900" draw:marker-end="a1047" svg:stroke-opacity="100%" draw:fill="none" fo:padding-top="0.163cm" fo:padding-bottom="0.163cm" fo:padding-left="0.288cm" fo:padding-right="0.288cm"/>
    </style:style>
    <style:style style:name="gr45" style:family="graphic" style:parent-style-name="standard">
      <style:graphic-properties draw:stroke="solid" svg:stroke-width="0.076cm" svg:stroke-color="#669900" draw:marker-end="a1049" svg:stroke-opacity="100%" draw:fill="none" fo:padding-top="0.163cm" fo:padding-bottom="0.163cm" fo:padding-left="0.288cm" fo:padding-right="0.288cm"/>
    </style:style>
    <style:style style:name="gr46" style:family="graphic" style:parent-style-name="standard">
      <style:graphic-properties draw:stroke="none" draw:fill="none" draw:textarea-horizontal-align="center" draw:textarea-vertical-align="top" draw:auto-grow-height="true" draw:auto-grow-width="true" fo:min-height="2.287cm" fo:min-width="10.281cm" fo:padding-top="0.125cm" fo:padding-bottom="0.125cm" fo:padding-left="0.25cm" fo:padding-right="0.25cm" fo:wrap-option="no-wrap"/>
    </style:style>
    <style:style style:name="gr47" style:family="graphic" style:parent-style-name="standard">
      <style:graphic-properties draw:stroke="solid" svg:stroke-width="0.076cm" svg:stroke-color="#669900" draw:marker-end="a1060" svg:stroke-opacity="100%" draw:fill="none" fo:padding-top="0.163cm" fo:padding-bottom="0.163cm" fo:padding-left="0.288cm" fo:padding-right="0.288cm"/>
    </style:style>
    <style:style style:name="gr48" style:family="graphic" style:parent-style-name="standard">
      <style:graphic-properties draw:stroke="solid" svg:stroke-width="0.076cm" svg:stroke-color="#669900" draw:marker-end="a1069" svg:stroke-opacity="100%" draw:fill="none" fo:padding-top="0.163cm" fo:padding-bottom="0.163cm" fo:padding-left="0.288cm" fo:padding-right="0.288cm"/>
    </style:style>
    <style:style style:name="gr49" style:family="graphic" style:parent-style-name="standard">
      <style:graphic-properties draw:stroke="solid" svg:stroke-width="0.076cm" svg:stroke-color="#669900" draw:marker-end="a1075" svg:stroke-opacity="100%" draw:fill="none" fo:padding-top="0.163cm" fo:padding-bottom="0.163cm" fo:padding-left="0.288cm" fo:padding-right="0.288cm"/>
    </style:style>
    <style:style style:name="gr50" style:family="graphic" style:parent-style-name="standard">
      <style:graphic-properties draw:stroke="solid" svg:stroke-width="0cm" svg:stroke-color="#808080" svg:stroke-opacity="100%" draw:fill="solid" draw:fill-color="#ffcc00" draw:opacity="100%" draw:textarea-horizontal-align="left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51" style:family="graphic" style:parent-style-name="standard">
      <style:graphic-properties draw:stroke="solid" svg:stroke-width="0.076cm" svg:stroke-color="#669900" draw:marker-end="a1080" svg:stroke-opacity="100%" draw:fill="none" fo:padding-top="0.163cm" fo:padding-bottom="0.163cm" fo:padding-left="0.288cm" fo:padding-right="0.288cm"/>
    </style:style>
    <style:style style:name="gr52" style:family="graphic" style:parent-style-name="standard">
      <style:graphic-properties draw:stroke="dash" draw:stroke-dash="a1084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5cm" fo:padding-bottom="0.15cm" fo:padding-left="0.275cm" fo:padding-right="0.275cm" fo:wrap-option="no-wrap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1.017cm" fo:min-width="3.31cm" fo:padding-top="0.125cm" fo:padding-bottom="0.125cm" fo:padding-left="0.25cm" fo:padding-right="0.25cm" fo:wrap-option="no-wrap"/>
    </style:style>
    <style:style style:name="gr55" style:family="graphic" style:parent-style-name="standard">
      <style:graphic-properties draw:stroke="dash" draw:stroke-dash="a1094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false" fo:min-height="1.157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63cm" fo:min-width="4.646cm" fo:padding-top="0.125cm" fo:padding-bottom="0.125cm" fo:padding-left="0.25cm" fo:padding-right="0.25cm" fo:wrap-option="no-wrap"/>
    </style:style>
    <style:style style:name="gr58" style:family="graphic" style:parent-style-name="standard">
      <style:graphic-properties draw:stroke="dash" draw:stroke-dash="a1110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1.02cm" fo:min-width="4.296cm" fo:padding-top="0.125cm" fo:padding-bottom="0.125cm" fo:padding-left="0.25cm" fo:padding-right="0.25cm" fo:wrap-option="no-wrap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1.02cm" fo:min-width="3.622cm" fo:padding-top="0.125cm" fo:padding-bottom="0.125cm" fo:padding-left="0.25cm" fo:padding-right="0.25cm" fo:wrap-option="no-wrap"/>
    </style:style>
    <style:style style:name="gr61" style:family="graphic" style:parent-style-name="standard">
      <style:graphic-properties draw:stroke="dash" draw:stroke-dash="a1124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62" style:family="graphic" style:parent-style-name="standard">
      <style:graphic-properties draw:stroke="dash" draw:stroke-dash="a1128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63" style:family="graphic" style:parent-style-name="standard">
      <style:graphic-properties draw:stroke="dash" draw:stroke-dash="a1132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64" style:family="graphic" style:parent-style-name="standard">
      <style:graphic-properties draw:stroke="dash" draw:stroke-dash="a1136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1.144cm" fo:min-width="5.342cm" fo:padding-top="0.125cm" fo:padding-bottom="0.125cm" fo:padding-left="0.25cm" fo:padding-right="0.25cm" fo:wrap-option="no-wrap"/>
    </style:style>
    <style:style style:name="gr66" style:family="graphic" style:parent-style-name="standard">
      <style:graphic-properties draw:stroke="solid" svg:stroke-width="0.076cm" svg:stroke-color="#669900" draw:marker-end="a1143" svg:stroke-opacity="100%" draw:fill="none" fo:padding-top="0.163cm" fo:padding-bottom="0.163cm" fo:padding-left="0.288cm" fo:padding-right="0.288cm"/>
    </style:style>
    <style:style style:name="gr67" style:family="graphic" style:parent-style-name="standard">
      <style:graphic-properties draw:stroke="solid" svg:stroke-width="0.076cm" svg:stroke-color="#669900" draw:marker-end="a1148" svg:stroke-opacity="100%" draw:fill="none" fo:padding-top="0.163cm" fo:padding-bottom="0.163cm" fo:padding-left="0.288cm" fo:padding-right="0.288cm"/>
    </style:style>
    <style:style style:name="gr68" style:family="graphic" style:parent-style-name="standard">
      <style:graphic-properties draw:stroke="solid" svg:stroke-width="0.127cm" svg:stroke-color="#ff3333" svg:stroke-opacity="100%" draw:fill="solid" draw:fill-color="#cfe7f5" draw:opacity="100%" draw:textarea-horizontal-align="center" draw:textarea-vertical-align="middle" draw:auto-grow-height="false" draw:auto-grow-width="false" fo:padding-top="0.188cm" fo:padding-bottom="0.188cm" fo:padding-left="0.313cm" fo:padding-right="0.313cm" fo:wrap-option="no-wrap"/>
    </style:style>
    <style:style style:name="gr69" style:family="graphic" style:parent-style-name="standard">
      <style:graphic-properties draw:stroke="solid" svg:stroke-width="0.127cm" svg:stroke-color="#ff3333" svg:stroke-opacity="100%" draw:fill="solid" draw:fill-color="#ffcc00" draw:opacity="100%" draw:textarea-horizontal-align="center" draw:textarea-vertical-align="middle" draw:auto-grow-height="false" draw:auto-grow-width="false" fo:padding-top="0.188cm" fo:padding-bottom="0.188cm" fo:padding-left="0.313cm" fo:padding-right="0.313cm" fo:wrap-option="no-wrap"/>
    </style:style>
    <style:style style:name="gr70" style:family="graphic" style:parent-style-name="standard">
      <style:graphic-properties draw:stroke="solid" svg:stroke-width="0.076cm" svg:stroke-color="#669900" draw:marker-end="a1197" svg:stroke-opacity="100%" draw:fill="none" fo:padding-top="0.163cm" fo:padding-bottom="0.163cm" fo:padding-left="0.288cm" fo:padding-right="0.288cm"/>
    </style:style>
    <style:style style:name="gr71" style:family="graphic" style:parent-style-name="standard">
      <style:graphic-properties draw:stroke="solid" svg:stroke-width="0.076cm" svg:stroke-color="#669900" draw:marker-end="a1199" svg:stroke-opacity="100%" draw:fill="none" fo:padding-top="0.163cm" fo:padding-bottom="0.163cm" fo:padding-left="0.288cm" fo:padding-right="0.288cm"/>
    </style:style>
    <style:style style:name="gr72" style:family="graphic" style:parent-style-name="standard">
      <style:graphic-properties draw:stroke="solid" svg:stroke-width="0.076cm" svg:stroke-color="#669900" draw:marker-end="a1216" svg:stroke-opacity="100%" draw:fill="none" fo:padding-top="0.163cm" fo:padding-bottom="0.163cm" fo:padding-left="0.288cm" fo:padding-right="0.288cm"/>
    </style:style>
    <style:style style:name="gr73" style:family="graphic" style:parent-style-name="standard">
      <style:graphic-properties draw:stroke="solid" svg:stroke-width="0.076cm" svg:stroke-color="#669900" draw:marker-end="a1221" svg:stroke-opacity="100%" draw:fill="none" fo:padding-top="0.163cm" fo:padding-bottom="0.163cm" fo:padding-left="0.288cm" fo:padding-right="0.288cm"/>
    </style:style>
    <style:style style:name="gr74" style:family="graphic" style:parent-style-name="standard">
      <style:graphic-properties draw:stroke="solid" svg:stroke-width="0.076cm" svg:stroke-color="#669900" draw:marker-end="a1223" svg:stroke-opacity="100%" draw:fill="none" fo:padding-top="0.163cm" fo:padding-bottom="0.163cm" fo:padding-left="0.288cm" fo:padding-right="0.288cm"/>
    </style:style>
    <style:style style:name="gr75" style:family="graphic" style:parent-style-name="standard">
      <style:graphic-properties draw:stroke="solid" svg:stroke-width="0.076cm" svg:stroke-color="#669900" draw:marker-end="a1225" svg:stroke-opacity="100%" draw:fill="none" fo:padding-top="0.163cm" fo:padding-bottom="0.163cm" fo:padding-left="0.288cm" fo:padding-right="0.288cm"/>
    </style:style>
    <style:style style:name="gr76" style:family="graphic" style:parent-style-name="standard">
      <style:graphic-properties draw:stroke="solid" svg:stroke-width="0.076cm" svg:stroke-color="#669900" draw:marker-end="a1227" svg:stroke-opacity="100%" draw:fill="none" fo:padding-top="0.163cm" fo:padding-bottom="0.163cm" fo:padding-left="0.288cm" fo:padding-right="0.288cm"/>
    </style:style>
    <style:style style:name="gr77" style:family="graphic" style:parent-style-name="standard">
      <style:graphic-properties draw:stroke="solid" svg:stroke-width="0.076cm" svg:stroke-color="#669900" draw:marker-end="a1229" svg:stroke-opacity="100%" draw:fill="none" fo:padding-top="0.163cm" fo:padding-bottom="0.163cm" fo:padding-left="0.288cm" fo:padding-right="0.288cm"/>
    </style:style>
    <style:style style:name="gr78" style:family="graphic" style:parent-style-name="standard">
      <style:graphic-properties draw:stroke="none" draw:fill="none" draw:textarea-horizontal-align="center" draw:textarea-vertical-align="top" draw:auto-grow-height="true" draw:auto-grow-width="true" fo:min-height="3.189cm" fo:min-width="15.107cm" fo:padding-top="0.125cm" fo:padding-bottom="0.125cm" fo:padding-left="0.25cm" fo:padding-right="0.25cm" fo:wrap-option="no-wrap"/>
    </style:style>
    <style:style style:name="gr79" style:family="graphic" style:parent-style-name="standard">
      <style:graphic-properties draw:stroke="dash" draw:stroke-dash="a1238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80" style:family="graphic" style:parent-style-name="standard">
      <style:graphic-properties draw:stroke="dash" draw:stroke-dash="a1242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81" style:family="graphic" style:parent-style-name="standard">
      <style:graphic-properties draw:stroke="dash" draw:stroke-dash="a1246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82" style:family="graphic" style:parent-style-name="standard">
      <style:graphic-properties draw:stroke="dash" draw:stroke-dash="a1250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83" style:family="graphic" style:parent-style-name="standard">
      <style:graphic-properties draw:stroke="solid" svg:stroke-width="0.076cm" svg:stroke-color="#669900" draw:marker-end="a1256" svg:stroke-opacity="100%" draw:fill="none" fo:padding-top="0.163cm" fo:padding-bottom="0.163cm" fo:padding-left="0.288cm" fo:padding-right="0.288cm"/>
    </style:style>
    <style:style style:name="gr84" style:family="graphic" style:parent-style-name="standard">
      <style:graphic-properties draw:stroke="solid" svg:stroke-width="0.076cm" svg:stroke-color="#669900" draw:marker-end="a1265" svg:stroke-opacity="100%" draw:fill="none" fo:padding-top="0.163cm" fo:padding-bottom="0.163cm" fo:padding-left="0.288cm" fo:padding-right="0.288cm"/>
    </style:style>
    <style:style style:name="gr85" style:family="graphic" style:parent-style-name="standard">
      <style:graphic-properties draw:stroke="solid" svg:stroke-width="0.076cm" svg:stroke-color="#669900" draw:marker-end="a1271" svg:stroke-opacity="100%" draw:fill="none" fo:padding-top="0.163cm" fo:padding-bottom="0.163cm" fo:padding-left="0.288cm" fo:padding-right="0.288cm"/>
    </style:style>
    <style:style style:name="gr86" style:family="graphic" style:parent-style-name="standard">
      <style:graphic-properties draw:stroke="solid" svg:stroke-width="0.127cm" svg:stroke-color="#ff3333" svg:stroke-opacity="100%" draw:fill="solid" draw:fill-color="#ffcc00" draw:opacity="100%" draw:textarea-horizontal-align="left" draw:textarea-vertical-align="middle" draw:auto-grow-height="false" draw:auto-grow-width="false" fo:padding-top="0.188cm" fo:padding-bottom="0.188cm" fo:padding-left="0.313cm" fo:padding-right="0.313cm" fo:wrap-option="no-wrap"/>
    </style:style>
    <style:style style:name="gr87" style:family="graphic" style:parent-style-name="standard">
      <style:graphic-properties draw:stroke="solid" svg:stroke-width="0.076cm" svg:stroke-color="#669900" draw:marker-end="a1276" svg:stroke-opacity="100%" draw:fill="none" fo:padding-top="0.163cm" fo:padding-bottom="0.163cm" fo:padding-left="0.288cm" fo:padding-right="0.288cm"/>
    </style:style>
    <style:style style:name="gr88" style:family="graphic" style:parent-style-name="standard">
      <style:graphic-properties draw:stroke="dash" draw:stroke-dash="a1280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89" style:family="graphic" style:parent-style-name="standard">
      <style:graphic-properties draw:stroke="solid" svg:stroke-width="0.076cm" svg:stroke-color="#669900" draw:marker-end="a1282" svg:stroke-opacity="100%" draw:fill="none" fo:padding-top="0.163cm" fo:padding-bottom="0.163cm" fo:padding-left="0.288cm" fo:padding-right="0.288cm"/>
    </style:style>
    <style:style style:name="gr90" style:family="graphic" style:parent-style-name="standard">
      <style:graphic-properties draw:stroke="solid" svg:stroke-width="0cm" svg:stroke-color="#333333" svg:stroke-opacity="100%" draw:fill="none" draw:textarea-horizontal-align="left" draw:textarea-vertical-align="top" draw:auto-grow-height="true" draw:auto-grow-width="true" fo:min-height="4.057cm" fo:min-width="6.358cm" fo:padding-top="0.125cm" fo:padding-bottom="0.125cm" fo:padding-left="0.25cm" fo:padding-right="0.25cm" fo:wrap-option="no-wrap"/>
    </style:style>
    <style:style style:name="gr91" style:family="graphic" style:parent-style-name="standard">
      <style:graphic-properties draw:stroke="dash" draw:stroke-dash="a1314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92" style:family="graphic" style:parent-style-name="standard">
      <style:graphic-properties draw:stroke="dash" draw:stroke-dash="a1331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93" style:family="graphic" style:parent-style-name="standard">
      <style:graphic-properties draw:stroke="solid" svg:stroke-width="0.076cm" svg:stroke-color="#669900" draw:marker-end="a1390" svg:stroke-opacity="100%" draw:fill="none" fo:padding-top="0.163cm" fo:padding-bottom="0.163cm" fo:padding-left="0.288cm" fo:padding-right="0.288cm"/>
    </style:style>
    <style:style style:name="gr94" style:family="graphic" style:parent-style-name="standard">
      <style:graphic-properties draw:stroke="solid" svg:stroke-width="0.076cm" svg:stroke-color="#669900" draw:marker-end="a1392" svg:stroke-opacity="100%" draw:fill="none" fo:padding-top="0.163cm" fo:padding-bottom="0.163cm" fo:padding-left="0.288cm" fo:padding-right="0.288cm"/>
    </style:style>
    <style:style style:name="gr95" style:family="graphic" style:parent-style-name="standard">
      <style:graphic-properties draw:stroke="solid" svg:stroke-width="0.076cm" svg:stroke-color="#669900" draw:marker-end="a1409" svg:stroke-opacity="100%" draw:fill="none" fo:padding-top="0.163cm" fo:padding-bottom="0.163cm" fo:padding-left="0.288cm" fo:padding-right="0.288cm"/>
    </style:style>
    <style:style style:name="gr96" style:family="graphic" style:parent-style-name="standard">
      <style:graphic-properties draw:stroke="solid" svg:stroke-width="0.076cm" svg:stroke-color="#669900" draw:marker-end="a1414" svg:stroke-opacity="100%" draw:fill="none" fo:padding-top="0.163cm" fo:padding-bottom="0.163cm" fo:padding-left="0.288cm" fo:padding-right="0.288cm"/>
    </style:style>
    <style:style style:name="gr97" style:family="graphic" style:parent-style-name="standard">
      <style:graphic-properties draw:stroke="solid" svg:stroke-width="0.076cm" svg:stroke-color="#669900" draw:marker-end="a1416" svg:stroke-opacity="100%" draw:fill="none" fo:padding-top="0.163cm" fo:padding-bottom="0.163cm" fo:padding-left="0.288cm" fo:padding-right="0.288cm"/>
    </style:style>
    <style:style style:name="gr98" style:family="graphic" style:parent-style-name="standard">
      <style:graphic-properties draw:stroke="solid" svg:stroke-width="0.076cm" svg:stroke-color="#669900" draw:marker-end="a1418" svg:stroke-opacity="100%" draw:fill="none" fo:padding-top="0.163cm" fo:padding-bottom="0.163cm" fo:padding-left="0.288cm" fo:padding-right="0.288cm"/>
    </style:style>
    <style:style style:name="gr99" style:family="graphic" style:parent-style-name="standard">
      <style:graphic-properties draw:stroke="dash" draw:stroke-dash="a1426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00" style:family="graphic" style:parent-style-name="standard">
      <style:graphic-properties draw:stroke="dash" draw:stroke-dash="a1443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01" style:family="graphic" style:parent-style-name="standard">
      <style:graphic-properties draw:stroke="dash" draw:stroke-dash="a1447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02" style:family="graphic" style:parent-style-name="standard">
      <style:graphic-properties draw:stroke="dash" draw:stroke-dash="a1451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03" style:family="graphic" style:parent-style-name="standard">
      <style:graphic-properties draw:stroke="dash" draw:stroke-dash="a1455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04" style:family="graphic" style:parent-style-name="standard">
      <style:graphic-properties draw:stroke="dash" draw:stroke-dash="a1459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05" style:family="graphic" style:parent-style-name="standard">
      <style:graphic-properties draw:stroke="solid" svg:stroke-width="0.076cm" svg:stroke-color="#669900" draw:marker-end="a1465" svg:stroke-opacity="100%" draw:fill="none" fo:padding-top="0.163cm" fo:padding-bottom="0.163cm" fo:padding-left="0.288cm" fo:padding-right="0.288cm"/>
    </style:style>
    <style:style style:name="gr106" style:family="graphic" style:parent-style-name="standard">
      <style:graphic-properties draw:stroke="solid" svg:stroke-width="0.076cm" svg:stroke-color="#669900" draw:marker-end="a1474" svg:stroke-opacity="100%" draw:fill="none" fo:padding-top="0.163cm" fo:padding-bottom="0.163cm" fo:padding-left="0.288cm" fo:padding-right="0.288cm"/>
    </style:style>
    <style:style style:name="gr107" style:family="graphic" style:parent-style-name="standard">
      <style:graphic-properties draw:stroke="solid" svg:stroke-width="0.076cm" svg:stroke-color="#669900" draw:marker-end="a1480" svg:stroke-opacity="100%" draw:fill="none" fo:padding-top="0.163cm" fo:padding-bottom="0.163cm" fo:padding-left="0.288cm" fo:padding-right="0.288cm"/>
    </style:style>
    <style:style style:name="gr108" style:family="graphic" style:parent-style-name="standard">
      <style:graphic-properties draw:stroke="solid" svg:stroke-width="0.076cm" svg:stroke-color="#669900" draw:marker-end="a1485" svg:stroke-opacity="100%" draw:fill="none" fo:padding-top="0.163cm" fo:padding-bottom="0.163cm" fo:padding-left="0.288cm" fo:padding-right="0.288cm"/>
    </style:style>
    <style:style style:name="gr109" style:family="graphic" style:parent-style-name="standard">
      <style:graphic-properties draw:stroke="dash" draw:stroke-dash="a1489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10" style:family="graphic" style:parent-style-name="standard">
      <style:graphic-properties draw:stroke="solid" svg:stroke-width="0.076cm" svg:stroke-color="#669900" draw:marker-end="a1491" svg:stroke-opacity="100%" draw:fill="none" fo:padding-top="0.163cm" fo:padding-bottom="0.163cm" fo:padding-left="0.288cm" fo:padding-right="0.288cm"/>
    </style:style>
    <style:style style:name="gr111" style:family="graphic" style:parent-style-name="standard">
      <style:graphic-properties draw:stroke="solid" svg:stroke-width="0.076cm" svg:stroke-color="#669900" draw:marker-end="a1509" svg:stroke-opacity="100%" draw:fill="none" fo:padding-top="0.163cm" fo:padding-bottom="0.163cm" fo:padding-left="0.288cm" fo:padding-right="0.288cm"/>
    </style:style>
    <style:style style:name="gr112" style:family="graphic" style:parent-style-name="standard">
      <style:graphic-properties draw:stroke="none" draw:fill="none" draw:textarea-horizontal-align="center" draw:textarea-vertical-align="top" draw:auto-grow-height="true" draw:auto-grow-width="true" fo:min-height="2.287cm" fo:min-width="11.413cm" fo:padding-top="0.125cm" fo:padding-bottom="0.125cm" fo:padding-left="0.25cm" fo:padding-right="0.25cm" fo:wrap-option="no-wrap"/>
    </style:style>
    <style:style style:name="gr113" style:family="graphic" style:parent-style-name="standard">
      <style:graphic-properties draw:stroke="solid" svg:stroke-width="0.076cm" svg:stroke-color="#669900" draw:marker-end="a1586" svg:stroke-opacity="100%" draw:fill="none" fo:padding-top="0.163cm" fo:padding-bottom="0.163cm" fo:padding-left="0.288cm" fo:padding-right="0.288cm"/>
    </style:style>
    <style:style style:name="gr114" style:family="graphic" style:parent-style-name="standard">
      <style:graphic-properties draw:stroke="solid" svg:stroke-width="0.076cm" svg:stroke-color="#669900" draw:marker-end="a1588" svg:stroke-opacity="100%" draw:fill="none" fo:padding-top="0.163cm" fo:padding-bottom="0.163cm" fo:padding-left="0.288cm" fo:padding-right="0.288cm"/>
    </style:style>
    <style:style style:name="gr115" style:family="graphic" style:parent-style-name="standard">
      <style:graphic-properties draw:stroke="solid" svg:stroke-width="0.076cm" svg:stroke-color="#669900" draw:marker-end="a1590" svg:stroke-opacity="100%" draw:fill="none" fo:padding-top="0.163cm" fo:padding-bottom="0.163cm" fo:padding-left="0.288cm" fo:padding-right="0.288cm"/>
    </style:style>
    <style:style style:name="gr116" style:family="graphic" style:parent-style-name="standard">
      <style:graphic-properties draw:stroke="solid" svg:stroke-width="0.076cm" svg:stroke-color="#669900" draw:marker-end="a1599" svg:stroke-opacity="100%" draw:fill="none" fo:padding-top="0.163cm" fo:padding-bottom="0.163cm" fo:padding-left="0.288cm" fo:padding-right="0.288cm"/>
    </style:style>
    <style:style style:name="gr117" style:family="graphic" style:parent-style-name="standard">
      <style:graphic-properties draw:stroke="solid" svg:stroke-width="0.076cm" svg:stroke-color="#669900" draw:marker-end="a1601" svg:stroke-opacity="100%" draw:fill="none" fo:padding-top="0.163cm" fo:padding-bottom="0.163cm" fo:padding-left="0.288cm" fo:padding-right="0.288cm"/>
    </style:style>
    <style:style style:name="gr118" style:family="graphic" style:parent-style-name="standard">
      <style:graphic-properties draw:stroke="dash" draw:stroke-dash="a1608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19" style:family="graphic" style:parent-style-name="standard">
      <style:graphic-properties draw:stroke="solid" svg:stroke-width="0.076cm" svg:stroke-color="#669900" draw:marker-end="a1610" svg:stroke-opacity="100%" draw:fill="none" fo:padding-top="0.163cm" fo:padding-bottom="0.163cm" fo:padding-left="0.288cm" fo:padding-right="0.288cm"/>
    </style:style>
    <style:style style:name="gr120" style:family="graphic" style:parent-style-name="standard">
      <style:graphic-properties draw:stroke="solid" svg:stroke-width="0.076cm" svg:stroke-color="#669900" draw:marker-end="a1612" svg:stroke-opacity="100%" draw:fill="none" fo:padding-top="0.163cm" fo:padding-bottom="0.163cm" fo:padding-left="0.288cm" fo:padding-right="0.288cm"/>
    </style:style>
    <style:style style:name="gr121" style:family="graphic" style:parent-style-name="standard">
      <style:graphic-properties draw:stroke="solid" svg:stroke-width="0.076cm" svg:stroke-color="#669900" draw:marker-end="a1614" svg:stroke-opacity="100%" draw:fill="none" fo:padding-top="0.163cm" fo:padding-bottom="0.163cm" fo:padding-left="0.288cm" fo:padding-right="0.288cm"/>
    </style:style>
    <style:style style:name="gr122" style:family="graphic" style:parent-style-name="standard">
      <style:graphic-properties draw:stroke="solid" svg:stroke-width="0.076cm" svg:stroke-color="#669900" draw:marker-end="a1616" svg:stroke-opacity="100%" draw:fill="none" fo:padding-top="0.163cm" fo:padding-bottom="0.163cm" fo:padding-left="0.288cm" fo:padding-right="0.288cm"/>
    </style:style>
    <style:style style:name="gr123" style:family="graphic" style:parent-style-name="standard">
      <style:graphic-properties draw:stroke="solid" svg:stroke-width="0.076cm" svg:stroke-color="#669900" draw:marker-end="a1627" svg:stroke-opacity="100%" draw:fill="none" fo:padding-top="0.163cm" fo:padding-bottom="0.163cm" fo:padding-left="0.288cm" fo:padding-right="0.288cm"/>
    </style:style>
    <style:style style:name="gr124" style:family="graphic" style:parent-style-name="standard">
      <style:graphic-properties draw:stroke="solid" svg:stroke-width="0.076cm" svg:stroke-color="#669900" draw:marker-end="a1636" svg:stroke-opacity="100%" draw:fill="none" fo:padding-top="0.163cm" fo:padding-bottom="0.163cm" fo:padding-left="0.288cm" fo:padding-right="0.288cm"/>
    </style:style>
    <style:style style:name="gr125" style:family="graphic" style:parent-style-name="standard">
      <style:graphic-properties draw:stroke="solid" svg:stroke-width="0.076cm" svg:stroke-color="#669900" draw:marker-end="a1638" svg:stroke-opacity="100%" draw:fill="none" fo:padding-top="0.163cm" fo:padding-bottom="0.163cm" fo:padding-left="0.288cm" fo:padding-right="0.288cm"/>
    </style:style>
    <style:style style:name="gr126" style:family="graphic" style:parent-style-name="standard">
      <style:graphic-properties draw:stroke="dash" draw:stroke-dash="a1642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27" style:family="graphic" style:parent-style-name="standard">
      <style:graphic-properties draw:stroke="dash" draw:stroke-dash="a1646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28" style:family="graphic" style:parent-style-name="standard">
      <style:graphic-properties draw:stroke="dash" draw:stroke-dash="a1650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29" style:family="graphic" style:parent-style-name="standard">
      <style:graphic-properties draw:stroke="solid" svg:stroke-width="0.076cm" svg:stroke-color="#669900" draw:marker-end="a1656" svg:stroke-opacity="100%" draw:fill="none" fo:padding-top="0.163cm" fo:padding-bottom="0.163cm" fo:padding-left="0.288cm" fo:padding-right="0.288cm"/>
    </style:style>
    <style:style style:name="gr130" style:family="graphic" style:parent-style-name="standard">
      <style:graphic-properties draw:stroke="solid" svg:stroke-width="0.076cm" svg:stroke-color="#669900" draw:marker-end="a1661" svg:stroke-opacity="100%" draw:fill="none" fo:padding-top="0.163cm" fo:padding-bottom="0.163cm" fo:padding-left="0.288cm" fo:padding-right="0.288cm"/>
    </style:style>
    <style:style style:name="gr131" style:family="graphic" style:parent-style-name="standard">
      <style:graphic-properties draw:stroke="dash" draw:stroke-dash="a1665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32" style:family="graphic" style:parent-style-name="standard">
      <style:graphic-properties draw:stroke="dash" draw:stroke-dash="a1677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33" style:family="graphic" style:parent-style-name="standard">
      <style:graphic-properties draw:stroke="dash" draw:stroke-dash="a1694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34" style:family="graphic" style:parent-style-name="standard">
      <style:graphic-properties draw:stroke="solid" svg:stroke-width="0.076cm" svg:stroke-color="#669900" draw:marker-end="a1706" svg:stroke-opacity="100%" draw:fill="none" fo:padding-top="0.163cm" fo:padding-bottom="0.163cm" fo:padding-left="0.288cm" fo:padding-right="0.288cm"/>
    </style:style>
    <style:style style:name="gr135" style:family="graphic" style:parent-style-name="standard">
      <style:graphic-properties draw:stroke="solid" svg:stroke-width="0.076cm" svg:stroke-color="#669900" draw:marker-end="a1711" svg:stroke-opacity="100%" draw:fill="none" fo:padding-top="0.163cm" fo:padding-bottom="0.163cm" fo:padding-left="0.288cm" fo:padding-right="0.288cm"/>
    </style:style>
    <style:style style:name="gr136" style:family="graphic" style:parent-style-name="standard">
      <style:graphic-properties draw:stroke="solid" svg:stroke-width="0.076cm" svg:stroke-color="#669900" draw:marker-end="a1758" svg:stroke-opacity="100%" draw:fill="none" fo:padding-top="0.163cm" fo:padding-bottom="0.163cm" fo:padding-left="0.288cm" fo:padding-right="0.288cm"/>
    </style:style>
    <style:style style:name="gr137" style:family="graphic" style:parent-style-name="standard">
      <style:graphic-properties draw:stroke="solid" svg:stroke-width="0.076cm" svg:stroke-color="#669900" draw:marker-end="a1760" svg:stroke-opacity="100%" draw:fill="none" fo:padding-top="0.163cm" fo:padding-bottom="0.163cm" fo:padding-left="0.288cm" fo:padding-right="0.288cm"/>
    </style:style>
    <style:style style:name="gr138" style:family="graphic" style:parent-style-name="standard">
      <style:graphic-properties draw:stroke="solid" svg:stroke-width="0.076cm" svg:stroke-color="#669900" draw:marker-end="a1762" svg:stroke-opacity="100%" draw:fill="none" fo:padding-top="0.163cm" fo:padding-bottom="0.163cm" fo:padding-left="0.288cm" fo:padding-right="0.288cm"/>
    </style:style>
    <style:style style:name="gr139" style:family="graphic" style:parent-style-name="standard">
      <style:graphic-properties draw:stroke="solid" svg:stroke-width="0.076cm" svg:stroke-color="#669900" draw:marker-end="a1771" svg:stroke-opacity="100%" draw:fill="none" fo:padding-top="0.163cm" fo:padding-bottom="0.163cm" fo:padding-left="0.288cm" fo:padding-right="0.288cm"/>
    </style:style>
    <style:style style:name="gr140" style:family="graphic" style:parent-style-name="standard">
      <style:graphic-properties draw:stroke="solid" svg:stroke-width="0.076cm" svg:stroke-color="#669900" draw:marker-end="a1773" svg:stroke-opacity="100%" draw:fill="none" fo:padding-top="0.163cm" fo:padding-bottom="0.163cm" fo:padding-left="0.288cm" fo:padding-right="0.288cm"/>
    </style:style>
    <style:style style:name="gr141" style:family="graphic" style:parent-style-name="standard">
      <style:graphic-properties draw:stroke="dash" draw:stroke-dash="a1780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42" style:family="graphic" style:parent-style-name="standard">
      <style:graphic-properties draw:stroke="solid" svg:stroke-width="0.076cm" svg:stroke-color="#669900" draw:marker-end="a1782" svg:stroke-opacity="100%" draw:fill="none" fo:padding-top="0.163cm" fo:padding-bottom="0.163cm" fo:padding-left="0.288cm" fo:padding-right="0.288cm"/>
    </style:style>
    <style:style style:name="gr143" style:family="graphic" style:parent-style-name="standard">
      <style:graphic-properties draw:stroke="solid" svg:stroke-width="0.076cm" svg:stroke-color="#669900" draw:marker-end="a1784" svg:stroke-opacity="100%" draw:fill="none" fo:padding-top="0.163cm" fo:padding-bottom="0.163cm" fo:padding-left="0.288cm" fo:padding-right="0.288cm"/>
    </style:style>
    <style:style style:name="gr144" style:family="graphic" style:parent-style-name="standard">
      <style:graphic-properties draw:stroke="solid" svg:stroke-width="0.076cm" svg:stroke-color="#669900" draw:marker-end="a1786" svg:stroke-opacity="100%" draw:fill="none" fo:padding-top="0.163cm" fo:padding-bottom="0.163cm" fo:padding-left="0.288cm" fo:padding-right="0.288cm"/>
    </style:style>
    <style:style style:name="gr145" style:family="graphic" style:parent-style-name="standard">
      <style:graphic-properties draw:stroke="solid" svg:stroke-width="0.076cm" svg:stroke-color="#669900" draw:marker-end="a1788" svg:stroke-opacity="100%" draw:fill="none" fo:padding-top="0.163cm" fo:padding-bottom="0.163cm" fo:padding-left="0.288cm" fo:padding-right="0.288cm"/>
    </style:style>
    <style:style style:name="gr146" style:family="graphic" style:parent-style-name="standard">
      <style:graphic-properties draw:stroke="solid" svg:stroke-width="0.076cm" svg:stroke-color="#669900" draw:marker-end="a1799" svg:stroke-opacity="100%" draw:fill="none" fo:padding-top="0.163cm" fo:padding-bottom="0.163cm" fo:padding-left="0.288cm" fo:padding-right="0.288cm"/>
    </style:style>
    <style:style style:name="gr147" style:family="graphic" style:parent-style-name="standard">
      <style:graphic-properties draw:stroke="solid" svg:stroke-width="0.076cm" svg:stroke-color="#669900" draw:marker-end="a1808" svg:stroke-opacity="100%" draw:fill="none" fo:padding-top="0.163cm" fo:padding-bottom="0.163cm" fo:padding-left="0.288cm" fo:padding-right="0.288cm"/>
    </style:style>
    <style:style style:name="gr148" style:family="graphic" style:parent-style-name="standard">
      <style:graphic-properties draw:stroke="solid" svg:stroke-width="0.076cm" svg:stroke-color="#669900" draw:marker-end="a1810" svg:stroke-opacity="100%" draw:fill="none" fo:padding-top="0.163cm" fo:padding-bottom="0.163cm" fo:padding-left="0.288cm" fo:padding-right="0.288cm"/>
    </style:style>
    <style:style style:name="gr149" style:family="graphic" style:parent-style-name="standard">
      <style:graphic-properties draw:stroke="dash" draw:stroke-dash="a1814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50" style:family="graphic" style:parent-style-name="standard">
      <style:graphic-properties draw:stroke="dash" draw:stroke-dash="a1818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51" style:family="graphic" style:parent-style-name="standard">
      <style:graphic-properties draw:stroke="dash" draw:stroke-dash="a1822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52" style:family="graphic" style:parent-style-name="standard">
      <style:graphic-properties draw:stroke="solid" svg:stroke-width="0.076cm" svg:stroke-color="#669900" draw:marker-end="a1828" svg:stroke-opacity="100%" draw:fill="none" fo:padding-top="0.163cm" fo:padding-bottom="0.163cm" fo:padding-left="0.288cm" fo:padding-right="0.288cm"/>
    </style:style>
    <style:style style:name="gr153" style:family="graphic" style:parent-style-name="standard">
      <style:graphic-properties draw:stroke="solid" svg:stroke-width="0.076cm" svg:stroke-color="#669900" draw:marker-end="a1833" svg:stroke-opacity="100%" draw:fill="none" fo:padding-top="0.163cm" fo:padding-bottom="0.163cm" fo:padding-left="0.288cm" fo:padding-right="0.288cm"/>
    </style:style>
    <style:style style:name="gr154" style:family="graphic" style:parent-style-name="standard">
      <style:graphic-properties draw:stroke="dash" draw:stroke-dash="a1837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55" style:family="graphic" style:parent-style-name="standard">
      <style:graphic-properties draw:stroke="solid" svg:stroke-width="0cm" svg:stroke-color="#333333" svg:stroke-opacity="100%" draw:fill="none" draw:textarea-horizontal-align="left" draw:textarea-vertical-align="top" draw:auto-grow-height="true" draw:auto-grow-width="true" fo:min-height="4.395cm" fo:min-width="6.358cm" fo:padding-top="0.125cm" fo:padding-bottom="0.125cm" fo:padding-left="0.25cm" fo:padding-right="0.25cm" fo:wrap-option="no-wrap"/>
    </style:style>
    <style:style style:name="gr156" style:family="graphic" style:parent-style-name="standard">
      <style:graphic-properties draw:stroke="solid" svg:stroke-width="0.076cm" svg:stroke-color="#669900" draw:marker-end="a1874" svg:stroke-opacity="100%" draw:fill="none" fo:padding-top="0.163cm" fo:padding-bottom="0.163cm" fo:padding-left="0.288cm" fo:padding-right="0.288cm"/>
    </style:style>
    <style:style style:name="gr157" style:family="graphic" style:parent-style-name="standard">
      <style:graphic-properties draw:stroke="solid" svg:stroke-width="0.076cm" svg:stroke-color="#669900" draw:marker-end="a1879" svg:stroke-opacity="100%" draw:fill="none" fo:padding-top="0.163cm" fo:padding-bottom="0.163cm" fo:padding-left="0.288cm" fo:padding-right="0.288cm"/>
    </style:style>
    <style:style style:name="gr158" style:family="graphic" style:parent-style-name="standard">
      <style:graphic-properties draw:stroke="dash" draw:stroke-dash="a1883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59" style:family="graphic" style:parent-style-name="standard">
      <style:graphic-properties draw:stroke="dash" draw:stroke-dash="a1900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60" style:family="graphic" style:parent-style-name="standard">
      <style:graphic-properties draw:stroke="solid" svg:stroke-width="0.076cm" svg:stroke-color="#669900" draw:marker-end="a1957" svg:stroke-opacity="100%" draw:fill="none" fo:padding-top="0.163cm" fo:padding-bottom="0.163cm" fo:padding-left="0.288cm" fo:padding-right="0.288cm"/>
    </style:style>
    <style:style style:name="gr161" style:family="graphic" style:parent-style-name="standard">
      <style:graphic-properties draw:stroke="solid" svg:stroke-width="0.076cm" svg:stroke-color="#669900" draw:marker-end="a1959" svg:stroke-opacity="100%" draw:fill="none" fo:padding-top="0.163cm" fo:padding-bottom="0.163cm" fo:padding-left="0.288cm" fo:padding-right="0.288cm"/>
    </style:style>
    <style:style style:name="gr162" style:family="graphic" style:parent-style-name="standard">
      <style:graphic-properties draw:stroke="solid" svg:stroke-width="0.076cm" svg:stroke-color="#669900" draw:marker-end="a1961" svg:stroke-opacity="100%" draw:fill="none" fo:padding-top="0.163cm" fo:padding-bottom="0.163cm" fo:padding-left="0.288cm" fo:padding-right="0.288cm"/>
    </style:style>
    <style:style style:name="gr163" style:family="graphic" style:parent-style-name="standard">
      <style:graphic-properties draw:stroke="solid" svg:stroke-width="0.076cm" svg:stroke-color="#669900" draw:marker-end="a1970" svg:stroke-opacity="100%" draw:fill="none" fo:padding-top="0.163cm" fo:padding-bottom="0.163cm" fo:padding-left="0.288cm" fo:padding-right="0.288cm"/>
    </style:style>
    <style:style style:name="gr164" style:family="graphic" style:parent-style-name="standard">
      <style:graphic-properties draw:stroke="solid" svg:stroke-width="0.076cm" svg:stroke-color="#669900" draw:marker-end="a1972" svg:stroke-opacity="100%" draw:fill="none" fo:padding-top="0.163cm" fo:padding-bottom="0.163cm" fo:padding-left="0.288cm" fo:padding-right="0.288cm"/>
    </style:style>
    <style:style style:name="gr165" style:family="graphic" style:parent-style-name="standard">
      <style:graphic-properties draw:stroke="dash" draw:stroke-dash="a1979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66" style:family="graphic" style:parent-style-name="standard">
      <style:graphic-properties draw:stroke="solid" svg:stroke-width="0.076cm" svg:stroke-color="#669900" draw:marker-end="a1981" svg:stroke-opacity="100%" draw:fill="none" fo:padding-top="0.163cm" fo:padding-bottom="0.163cm" fo:padding-left="0.288cm" fo:padding-right="0.288cm"/>
    </style:style>
    <style:style style:name="gr167" style:family="graphic" style:parent-style-name="standard">
      <style:graphic-properties draw:stroke="solid" svg:stroke-width="0.076cm" svg:stroke-color="#669900" draw:marker-end="a1983" svg:stroke-opacity="100%" draw:fill="none" fo:padding-top="0.163cm" fo:padding-bottom="0.163cm" fo:padding-left="0.288cm" fo:padding-right="0.288cm"/>
    </style:style>
    <style:style style:name="gr168" style:family="graphic" style:parent-style-name="standard">
      <style:graphic-properties draw:stroke="solid" svg:stroke-width="0.076cm" svg:stroke-color="#669900" draw:marker-end="a1985" svg:stroke-opacity="100%" draw:fill="none" fo:padding-top="0.163cm" fo:padding-bottom="0.163cm" fo:padding-left="0.288cm" fo:padding-right="0.288cm"/>
    </style:style>
    <style:style style:name="gr169" style:family="graphic" style:parent-style-name="standard">
      <style:graphic-properties draw:stroke="solid" svg:stroke-width="0.076cm" svg:stroke-color="#669900" draw:marker-end="a1987" svg:stroke-opacity="100%" draw:fill="none" fo:padding-top="0.163cm" fo:padding-bottom="0.163cm" fo:padding-left="0.288cm" fo:padding-right="0.288cm"/>
    </style:style>
    <style:style style:name="gr170" style:family="graphic" style:parent-style-name="standard">
      <style:graphic-properties draw:stroke="solid" svg:stroke-width="0.076cm" svg:stroke-color="#669900" draw:marker-end="a1998" svg:stroke-opacity="100%" draw:fill="none" fo:padding-top="0.163cm" fo:padding-bottom="0.163cm" fo:padding-left="0.288cm" fo:padding-right="0.288cm"/>
    </style:style>
    <style:style style:name="gr171" style:family="graphic" style:parent-style-name="standard">
      <style:graphic-properties draw:stroke="solid" svg:stroke-width="0.076cm" svg:stroke-color="#669900" draw:marker-end="a2007" svg:stroke-opacity="100%" draw:fill="none" fo:padding-top="0.163cm" fo:padding-bottom="0.163cm" fo:padding-left="0.288cm" fo:padding-right="0.288cm"/>
    </style:style>
    <style:style style:name="gr172" style:family="graphic" style:parent-style-name="standard">
      <style:graphic-properties draw:stroke="solid" svg:stroke-width="0.076cm" svg:stroke-color="#669900" draw:marker-end="a2009" svg:stroke-opacity="100%" draw:fill="none" fo:padding-top="0.163cm" fo:padding-bottom="0.163cm" fo:padding-left="0.288cm" fo:padding-right="0.288cm"/>
    </style:style>
    <style:style style:name="gr173" style:family="graphic" style:parent-style-name="standard">
      <style:graphic-properties draw:stroke="dash" draw:stroke-dash="a2013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74" style:family="graphic" style:parent-style-name="standard">
      <style:graphic-properties draw:stroke="dash" draw:stroke-dash="a2017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75" style:family="graphic" style:parent-style-name="standard">
      <style:graphic-properties draw:stroke="dash" draw:stroke-dash="a2021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76" style:family="graphic" style:parent-style-name="standard">
      <style:graphic-properties draw:stroke="solid" svg:stroke-width="0.076cm" svg:stroke-color="#669900" draw:marker-end="a2027" svg:stroke-opacity="100%" draw:fill="none" fo:padding-top="0.163cm" fo:padding-bottom="0.163cm" fo:padding-left="0.288cm" fo:padding-right="0.288cm"/>
    </style:style>
    <style:style style:name="gr177" style:family="graphic" style:parent-style-name="standard">
      <style:graphic-properties draw:stroke="solid" svg:stroke-width="0.076cm" svg:stroke-color="#669900" draw:marker-end="a2032" svg:stroke-opacity="100%" draw:fill="none" fo:padding-top="0.163cm" fo:padding-bottom="0.163cm" fo:padding-left="0.288cm" fo:padding-right="0.288cm"/>
    </style:style>
    <style:style style:name="gr178" style:family="graphic" style:parent-style-name="standard">
      <style:graphic-properties draw:stroke="dash" draw:stroke-dash="a2036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79" style:family="graphic" style:parent-style-name="standard">
      <style:graphic-properties draw:stroke="solid" svg:stroke-width="0.076cm" svg:stroke-color="#669900" draw:marker-end="a2073" svg:stroke-opacity="100%" draw:fill="none" fo:padding-top="0.163cm" fo:padding-bottom="0.163cm" fo:padding-left="0.288cm" fo:padding-right="0.288cm"/>
    </style:style>
    <style:style style:name="gr180" style:family="graphic" style:parent-style-name="standard">
      <style:graphic-properties draw:stroke="solid" svg:stroke-width="0.076cm" svg:stroke-color="#669900" draw:marker-end="a2078" svg:stroke-opacity="100%" draw:fill="none" fo:padding-top="0.163cm" fo:padding-bottom="0.163cm" fo:padding-left="0.288cm" fo:padding-right="0.288cm"/>
    </style:style>
    <style:style style:name="gr181" style:family="graphic" style:parent-style-name="standard">
      <style:graphic-properties draw:stroke="dash" draw:stroke-dash="a2082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82" style:family="graphic" style:parent-style-name="standard">
      <style:graphic-properties draw:stroke="dash" draw:stroke-dash="a2099" svg:stroke-width="0.102cm" svg:stroke-color="#333333" svg:stroke-opacity="100%" draw:fill="none" draw:textarea-horizontal-align="left" draw:textarea-vertical-align="middle" draw:auto-grow-height="false" draw:auto-grow-width="false" fo:padding-top="0.176cm" fo:padding-bottom="0.176cm" fo:padding-left="0.301cm" fo:padding-right="0.301cm" fo:wrap-option="no-wrap"/>
    </style:style>
    <style:style style:name="gr183" style:family="graphic" style:parent-style-name="standard">
      <style:graphic-properties draw:stroke="solid" svg:stroke-width="0cm" svg:stroke-color="#808080" svg:stroke-opacity="100%" draw:fill="solid" draw:fill-color="#ffd320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/>
    </style:style>
    <style:style style:name="gr184" style:family="graphic" style:parent-style-name="objectwithoutfill">
      <style:graphic-properties draw:fill="none" draw:textarea-vertical-align="middle"/>
    </style:style>
    <style:style style:name="pr1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false" draw:auto-grow-width="false" fo:min-height="11.43cm" fo:padding-top="0cm" fo:padding-bottom="0cm" fo:padding-left="0cm" fo:padding-right="0cm" fo:wrap-option="wrap"/>
    </style:style>
    <style:style style:name="P1" style:family="paragraph">
      <style:paragraph-properties style:writing-mode="lr-tb" style:font-independent-line-spacing="true"/>
    </style:style>
    <style:style style:name="P2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margin-top="0.123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397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1" style:family="paragraph">
      <style:paragraph-properties fo:text-align="center"/>
    </style:style>
    <style:style style:name="P12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3" style:family="paragraph"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4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/>
    </style:style>
    <style:style style:name="P16" style:family="paragraph">
      <style:paragraph-properties style:writing-mode="lr-tb" style:font-independent-line-spacing="true"/>
      <style:text-properties fo:font-size="20pt"/>
    </style:style>
    <style:style style:name="T1" style:family="text">
      <style:text-properties fo:color="#000000" style:text-line-through-style="none" style:text-position="0% 100%" fo:font-family="Arial" style:font-family-generic="roman" style:font-pitch="variable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/>
    </style:style>
    <style:style style:name="T2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/>
    </style:style>
    <style:style style:name="T3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/>
    </style:style>
    <style:style style:name="T4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18pt" style:font-style-asian="normal" style:font-weight-asian="bold" style:font-family-complex="Arial" style:font-pitch-complex="variable" style:font-size-complex="18pt" style:font-style-complex="normal" style:font-weight-complex="bold"/>
    </style:style>
    <style:style style:name="T5" style:family="text">
      <style:text-properties fo:color="#222268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24pt" style:font-style-asian="normal" style:font-weight-asian="bold" style:font-family-complex="Arial" style:font-pitch-complex="variable" style:font-size-complex="24pt" style:font-style-complex="normal" style:font-weight-complex="bold"/>
    </style:style>
    <style:style style:name="T6" style:family="text">
      <style:text-properties fo:color="#000000" style:text-line-through-style="none" style:text-position="0% 100%" fo:font-family="Arial" style:font-family-generic="roman" style:font-pitch="variable" fo:font-size="11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11pt" style:font-style-asian="normal" style:font-weight-asian="bold" style:font-family-complex="Arial" style:font-pitch-complex="variable" style:font-size-complex="11pt" style:font-style-complex="normal" style:font-weight-complex="bold"/>
    </style:style>
    <style:style style:name="T7" style:family="text">
      <style:text-properties fo:color="#000000" style:text-line-through-style="none" style:text-position="0% 100%" fo:font-family="Arial" style:font-family-generic="roman" style:font-pitch="variable" fo:font-size="8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8pt" style:font-style-asian="normal" style:font-weight-asian="bold" style:font-family-complex="Arial" style:font-pitch-complex="variable" style:font-size-complex="8pt" style:font-style-complex="normal" style:font-weight-complex="bold"/>
    </style:style>
    <style:style style:name="T8" style:family="text">
      <style:text-properties fo:color="#000000" style:text-line-through-style="none" style:text-position="0% 100%" fo:font-family="Arial" style:font-family-generic="roman" style:font-pitch="variable" fo:font-size="1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10pt" style:font-style-asian="normal" style:font-weight-asian="bold" style:font-family-complex="Arial" style:font-pitch-complex="variable" style:font-size-complex="10pt" style:font-style-complex="normal" style:font-weight-complex="bold"/>
    </style:style>
    <style:style style:name="T9" style:family="text">
      <style:text-properties fo:color="#000000" style:text-line-through-style="none" style:text-position="-25% 67%" fo:font-family="Arial" style:font-family-generic="roman" style:font-pitch="variable" fo:font-size="10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10pt" style:font-style-asian="italic" style:font-weight-asian="bold" style:font-family-complex="Arial" style:font-pitch-complex="variable" style:font-size-complex="10pt" style:font-style-complex="italic" style:font-weight-complex="bold"/>
    </style:style>
    <style:style style:name="T10" style:family="text">
      <style:text-properties fo:color="#000000" style:text-line-through-style="none" style:text-position="0% 100%" fo:font-family="Arial" style:font-family-generic="roman" style:font-pitch="variable" fo:font-size="10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0pt" style:font-style-asian="italic" style:font-weight-asian="normal" style:font-family-complex="Arial" style:font-pitch-complex="variable" style:font-size-complex="10pt" style:font-style-complex="italic" style:font-weight-complex="normal"/>
    </style:style>
    <style:style style:name="T11" style:family="text">
      <style:text-properties fo:color="#000000" style:text-line-through-style="none" style:text-position="0% 100%" fo:font-family="Arial" style:font-family-generic="roman" style:font-pitch="variable" fo:font-size="9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9pt" style:font-style-asian="italic" style:font-weight-asian="normal" style:font-family-complex="Arial" style:font-pitch-complex="variable" style:font-size-complex="9pt" style:font-style-complex="italic" style:font-weight-complex="normal"/>
    </style:style>
    <style:style style:name="T12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/>
    </style:style>
    <style:style style:name="T13" style:family="text">
      <style:text-properties fo:color="#000000" style:text-line-through-style="none" style:text-position="0% 100%" fo:font-family="Arial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1pt" style:font-style-asian="normal" style:font-weight-asian="normal" style:font-family-complex="Arial" style:font-pitch-complex="variable" style:font-size-complex="11pt" style:font-style-complex="normal" style:font-weight-complex="normal"/>
    </style:style>
    <style:style style:name="T14" style:family="text">
      <style:text-properties fo:color="#000000" style:text-line-through-style="none" style:text-position="0% 100%" fo:font-family="Arial" style:font-family-generic="roman" style:font-pitch="variable" fo:font-size="9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9pt" style:font-style-asian="normal" style:font-weight-asian="normal" style:font-family-complex="Arial" style:font-pitch-complex="variable" style:font-size-complex="9pt" style:font-style-complex="normal" style:font-weight-complex="normal"/>
    </style:style>
    <style:style style:name="T15" style:family="text">
      <style:text-properties fo:color="#000000" style:text-line-through-style="none" style:text-position="-43% 67%" fo:font-family="Arial" style:font-family-generic="roman" style:font-pitch="variable" fo:font-size="10pt" fo:letter-spacing="normal" fo:language="en" fo:country="US" fo:font-style="italic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10pt" style:font-style-asian="italic" style:font-weight-asian="bold" style:font-family-complex="Arial" style:font-pitch-complex="variable" style:font-size-complex="10pt" style:font-style-complex="italic" style:font-weight-complex="bold"/>
    </style:style>
    <style:style style:name="T16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family-asian="Arial" style:font-pitch-asian="variable" style:font-size-asian="12pt" style:font-style-asian="normal" style:font-weight-asian="bold" style:font-family-complex="Arial" style:font-pitch-complex="variable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owerPoint Presentation" draw:style-name="dp1" draw:master-page-name="Master1-Layout7-blank-Blank" presentation:presentation-page-layout-name="AL1T13">
        <draw:custom-shape draw:name="Oval 132" draw:style-name="gr1" draw:text-style-name="P1" draw:layer="layout" svg:width="15.24cm" svg:height="17.356cm" svg:x="9.737cm" svg:y="1.482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g draw:name="Group 142">
          <draw:custom-shape draw:name="Freeform: Shape 3" draw:style-name="gr2" draw:text-style-name="P1" draw:layer="layout" svg:width="8.255cm" svg:height="1.138cm" svg:x="0.132cm" svg:y="1.861cm">
            <text:p text:style-name="P2"><text:span text:style-name="T1">Input Data Files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4" draw:style-name="gr3" draw:text-style-name="P1" draw:layer="layout" svg:width="8.255cm" svg:height="0.846cm" svg:x="0.132cm" svg:y="2.999cm">
            <text:p text:style-name="P3"><text:span text:style-name="T2">&lt;Subject Name&gt;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" draw:style-name="gr3" draw:text-style-name="P1" draw:layer="layout" svg:width="8.255cm" svg:height="0.847cm" svg:x="0.132cm" svg:y="3.845cm">
            <text:p text:style-name="P3"><text:span text:style-name="T2"><text:s text:c="8"/></text:span><text:span text:style-name="T2">anatomical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6" draw:style-name="gr3" draw:text-style-name="P1" draw:layer="layout" svg:width="8.255cm" svg:height="0.847cm" svg:x="0.132cm" svg:y="4.692cm">
            <text:p text:style-name="P3"><text:span text:style-name="T2"><text:s text:c="15"/></text:span><text:span text:style-name="T2">headvol.vox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7" draw:style-name="gr3" draw:text-style-name="P1" draw:layer="layout" svg:width="8.255cm" svg:height="0.846cm" svg:x="0.132cm" svg:y="5.539cm">
            <text:p text:style-name="P3"><text:span text:style-name="T2"><text:s text:c="15"/></text:span><text:span text:style-name="T2">headsurf.mesh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8" draw:style-name="gr3" draw:text-style-name="P1" draw:layer="layout" svg:width="8.255cm" svg:height="0.847cm" svg:x="0.132cm" svg:y="6.385cm">
            <text:p text:style-name="P3"><text:span text:style-name="T2"><text:s text:c="15"/></text:span><text:span text:style-name="T2">pialsurf.mesh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9" draw:style-name="gr3" draw:text-style-name="P1" draw:layer="layout" svg:width="8.255cm" svg:height="0.847cm" svg:x="0.132cm" svg:y="7.232cm">
            <text:p text:style-name="P3"><text:span text:style-name="T2"><text:s text:c="15"/></text:span><text:span text:style-name="T2">refpts.txt, refpts_labels.tx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10" draw:style-name="gr3" draw:text-style-name="P1" draw:layer="layout" svg:width="8.255cm" svg:height="0.846cm" svg:x="0.132cm" svg:y="8.079cm">
            <text:p text:style-name="P3"><text:span text:style-name="T2"><text:s text:c="15"/></text:span><text:span text:style-name="T2">labelssurf.mesh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11" draw:style-name="gr3" draw:text-style-name="P1" draw:layer="layout" svg:width="8.255cm" svg:height="0.847cm" svg:x="0.132cm" svg:y="8.925cm">
            <text:p text:style-name="P3"><text:span text:style-name="T2"><text:s text:c="8"/></text:span><text:span text:style-name="T2">probe.SD, data.nirs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12" draw:style-name="gr3" draw:text-style-name="P1" draw:layer="layout" svg:width="8.255cm" svg:height="0.847cm" svg:x="0.132cm" svg:y="9.772cm">
            <text:p text:style-name="P3"><text:span text:style-name="T2"><text:s text:c="8"/></text:span><text:span text:style-name="T2">digpts.tx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13" draw:style-name="gr3" draw:text-style-name="P1" draw:layer="layout" svg:width="8.255cm" svg:height="0.846cm" svg:x="0.132cm" svg:y="10.619cm">
            <text:p text:style-name="P3"><text:span text:style-name="T2"><text:s text:c="8"/></text:span><text:span text:style-name="T2">groupResults.ma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Straight Connector 14" draw:style-name="gr4" draw:text-style-name="P1" draw:layer="layout" svg:width="8.255cm" svg:height="0.001cm" svg:x="0.132cm" svg:y="2.99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15" draw:style-name="gr4" draw:text-style-name="P1" draw:layer="layout" svg:width="8.255cm" svg:height="0.001cm" svg:x="0.132cm" svg:y="3.84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16" draw:style-name="gr4" draw:text-style-name="P1" draw:layer="layout" svg:width="8.255cm" svg:height="0.001cm" svg:x="0.132cm" svg:y="4.69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17" draw:style-name="gr4" draw:text-style-name="P1" draw:layer="layout" svg:width="8.255cm" svg:height="0.001cm" svg:x="0.132cm" svg:y="5.53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18" draw:style-name="gr4" draw:text-style-name="P1" draw:layer="layout" svg:width="8.255cm" svg:height="0.001cm" svg:x="0.132cm" svg:y="6.38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19" draw:style-name="gr4" draw:text-style-name="P1" draw:layer="layout" svg:width="8.255cm" svg:height="0.001cm" svg:x="0.132cm" svg:y="7.23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0" draw:style-name="gr4" draw:text-style-name="P1" draw:layer="layout" svg:width="8.255cm" svg:height="0.001cm" svg:x="0.132cm" svg:y="8.07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1" draw:style-name="gr4" draw:text-style-name="P1" draw:layer="layout" svg:width="8.255cm" svg:height="0.001cm" svg:x="0.132cm" svg:y="8.92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2" draw:style-name="gr4" draw:text-style-name="P1" draw:layer="layout" svg:width="8.255cm" svg:height="0.001cm" svg:x="0.132cm" svg:y="9.77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3" draw:style-name="gr4" draw:text-style-name="P1" draw:layer="layout" svg:width="8.255cm" svg:height="0.001cm" svg:x="0.132cm" svg:y="10.61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4" draw:style-name="gr5" draw:text-style-name="P1" draw:layer="layout" svg:width="0.001cm" svg:height="9.604cm" svg:x="0.132cm" svg:y="1.861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5" draw:style-name="gr5" draw:text-style-name="P1" draw:layer="layout" svg:width="0.001cm" svg:height="9.604cm" svg:x="8.387cm" svg:y="1.861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6" draw:style-name="gr5" draw:text-style-name="P1" draw:layer="layout" svg:width="8.255cm" svg:height="0.001cm" svg:x="0.132cm" svg:y="1.861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27" draw:style-name="gr5" draw:text-style-name="P1" draw:layer="layout" svg:width="8.255cm" svg:height="0.001cm" svg:x="0.132cm" svg:y="11.46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ustom-shape draw:name="Oval 103" draw:style-name="gr6" draw:text-style-name="P1" xml:id="id1" draw:id="id1" draw:layer="layout" svg:width="2.54cm" svg:height="1.27cm" svg:x="12.7cm" svg:y="4.868cm">
          <text:p text:style-name="P4"><text:span text:style-name="T3">headvol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4" draw:style-name="gr6" draw:text-style-name="P1" draw:layer="layout" svg:width="2.54cm" svg:height="1.27cm" svg:x="12.7cm" svg:y="6.35cm">
          <text:p text:style-name="P4"><text:span text:style-name="T3">headsurf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5" draw:style-name="gr6" draw:text-style-name="P1" draw:layer="layout" svg:width="2.54cm" svg:height="1.27cm" svg:x="12.7cm" svg:y="7.832cm">
          <text:p text:style-name="P4"><text:span text:style-name="T3">refpts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9" draw:style-name="gr6" draw:text-style-name="P1" xml:id="id3" draw:id="id3" draw:layer="layout" svg:width="2.54cm" svg:height="1.27cm" svg:x="15.663cm" svg:y="14.605cm">
          <text:p text:style-name="P4"><text:span text:style-name="T3">probe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10" draw:style-name="gr6" draw:text-style-name="P1" xml:id="id2" draw:id="id2" draw:layer="layout" svg:width="2.54cm" svg:height="1.27cm" svg:x="19.897cm" svg:y="7.408cm">
          <text:p text:style-name="P4"><text:span text:style-name="T3">fwmodel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28" draw:style-name="gr6" draw:text-style-name="P1" xml:id="id5" draw:id="id5" draw:layer="layout" svg:width="2.54cm" svg:height="1.27cm" svg:x="21.802cm" svg:y="11.853cm">
          <text:p text:style-name="P4"><text:span text:style-name="T3">imgrecon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30" draw:style-name="gr6" draw:text-style-name="P1" draw:layer="layout" svg:width="2.54cm" svg:height="1.27cm" svg:x="12.488cm" svg:y="9.525cm">
          <text:p text:style-name="P4"><text:span text:style-name="T3">pialsurf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31" draw:style-name="gr6" draw:text-style-name="P1" draw:layer="layout" svg:width="2.54cm" svg:height="1.27cm" svg:x="15.452cm" svg:y="8.255cm">
          <text:p text:style-name="P4"><text:span text:style-name="T3">labelssurf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Text Box 133" draw:style-name="gr7" draw:text-style-name="P1" draw:layer="layout" svg:width="4.445cm" svg:height="1.023cm" svg:x="15.028cm" svg:y="2.117cm">
          <text:p text:style-name="P5"><text:span text:style-name="T4">AtlasViewer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Rectangle 144" draw:style-name="gr8" draw:text-style-name="P1" xml:id="id6" draw:id="id6" draw:layer="layout" svg:width="6.138cm" svg:height="6.773cm" svg:x="12.065cm" svg:y="4.445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name="Connector: Elbow 11" draw:style-name="gr9" draw:layer="layout" svg:x1="15.24cm" svg:y1="5.503cm" svg:x2="21.167cm" svg:y2="7.408cm" draw:start-shape="id1" draw:start-glue-point="10" draw:end-shape="id2" draw:end-glue-point="4" svg:d="M15240 5503h5927v1905">
          <text:p/>
        </draw:connector>
        <draw:connector draw:name="Connector: Elbow 13" draw:style-name="gr10" draw:layer="layout" svg:x1="18.203cm" svg:y1="15.24cm" svg:x2="19.897cm" svg:y2="8.043cm" draw:start-shape="id3" draw:start-glue-point="10" draw:end-shape="id2" draw:end-glue-point="6" svg:d="M18203 15240h847v-7197h847">
          <text:p/>
        </draw:connector>
        <draw:connector draw:name="Connector: Elbow 56" draw:style-name="gr11" draw:layer="layout" svg:x1="13.97cm" svg:y1="13.335cm" svg:x2="15.663cm" svg:y2="15.24cm" draw:start-shape="id4" draw:start-glue-point="10" draw:end-shape="id3" draw:end-glue-point="6" svg:d="M13970 13335h847v1905h846">
          <text:p/>
        </draw:connector>
        <draw:connector draw:name="Connector: Elbow 63" draw:style-name="gr12" draw:layer="layout" svg:x1="22.437cm" svg:y1="8.043cm" svg:x2="23.072cm" svg:y2="11.853cm" draw:start-shape="id2" draw:start-glue-point="10" draw:end-shape="id5" draw:end-glue-point="4" svg:d="M22437 8043h635v3810">
          <text:p/>
        </draw:connector>
        <draw:connector draw:name="Connector: Elbow 23" draw:style-name="gr13" draw:layer="layout" svg:x1="10.019cm" svg:y1="6.716cm" svg:x2="12.065cm" svg:y2="7.831cm" draw:end-shape="id6" draw:end-glue-point="3" svg:d="M10019 6716h766v1115h1280">
          <text:p/>
        </draw:connector>
        <draw:connector draw:name="Connector: Elbow 69" draw:style-name="gr14" draw:layer="layout" svg:x1="7.196cm" svg:y1="10.147cm" svg:x2="11.43cm" svg:y2="13.335cm" draw:end-shape="id4" draw:end-glue-point="6" svg:d="M7196 10147h1860v3188h2374">
          <text:p/>
        </draw:connector>
        <draw:custom-shape draw:name="Oval 129" draw:style-name="gr6" draw:text-style-name="P1" xml:id="id4" draw:id="id4" draw:layer="layout" svg:width="2.54cm" svg:height="1.27cm" svg:x="11.43cm" svg:y="12.7cm">
          <text:p text:style-name="P4"><text:span text:style-name="T3">digpts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29" draw:style-name="gr6" draw:text-style-name="P1" xml:id="id7" draw:id="id7" draw:layer="layout" svg:width="2.54cm" svg:height="1.27cm" svg:x="11.853cm" svg:y="14.817cm">
          <text:p text:style-name="P4"><text:span text:style-name="T3">hbconc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TextBox 36" draw:style-name="gr15" draw:text-style-name="P1" draw:layer="layout" svg:width="13.759cm" svg:height="1.277cm" svg:x="7.408cm" svg:y="0cm">
          <text:p text:style-name="P4"><text:span text:style-name="T5">Data Pipeline Dependencies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Right Brace 38" draw:style-name="gr16" draw:text-style-name="P1" draw:layer="layout" svg:width="1.058cm" svg:height="4.118cm" svg:x="8.467cm" svg:y="4.657cm">
          <text:p/>
          <draw:enhanced-geometry svg:viewBox="0 0 21600 21600" draw:text-areas="?f35 ?f30 ?f40 ?f31" draw:glue-points="?f35 ?f36 ?f35 ?f37 ?f38 ?f39" draw:type="non-primitive" draw:modifiers="5949 10749" draw:enhanced-path="M ?f8 ?f8 C ?f10 ?f8 ?f11 ?f15 ?f11 ?f13 L ?f11 ?f25 C ?f11 ?f26 ?f12 ?f14 ?f9 ?f14 ?f12 ?f14 ?f11 ?f27 ?f11 ?f28 L ?f11 ?f16 C ?f11 ?f29 ?f10 ?f9 ?f8 ?f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5400"/>
            <draw:equation draw:name="f11" draw:formula="10800"/>
            <draw:equation draw:name="f12" draw:formula="16200"/>
            <draw:equation draw:name="f13" draw:formula="$0"/>
            <draw:equation draw:name="f14" draw:formula="$1"/>
            <draw:equation draw:name="f15" draw:formula="?f13 / 2"/>
            <draw:equation draw:name="f16" draw:formula="21600 - ?f13"/>
            <draw:equation draw:name="f17" draw:formula="?f13 * 10000"/>
            <draw:equation draw:name="f18" draw:formula="10800 * ?f6"/>
            <draw:equation draw:name="f19" draw:formula="0 * ?f6"/>
            <draw:equation draw:name="f20" draw:formula="7800 * ?f6"/>
            <draw:equation draw:name="f21" draw:formula="0 * ?f7"/>
            <draw:equation draw:name="f22" draw:formula="21600 * ?f7"/>
            <draw:equation draw:name="f23" draw:formula="21600 * ?f6"/>
            <draw:equation draw:name="f24" draw:formula="10800 * ?f7"/>
            <draw:equation draw:name="f25" draw:formula="?f14 - ?f13"/>
            <draw:equation draw:name="f26" draw:formula="?f14 - ?f15"/>
            <draw:equation draw:name="f27" draw:formula="?f14 + ?f15"/>
            <draw:equation draw:name="f28" draw:formula="?f14 + ?f13"/>
            <draw:equation draw:name="f29" draw:formula="21600 - ?f15"/>
            <draw:equation draw:name="f30" draw:formula="?f17 / 31953"/>
            <draw:equation draw:name="f31" draw:formula="21600 - ?f30"/>
            <draw:equation draw:name="f32" draw:formula="$0 / ?f7"/>
            <draw:equation draw:name="f33" draw:formula="$1 / ?f7"/>
            <draw:equation draw:name="f34" draw:formula="?f18 / ?f6"/>
            <draw:equation draw:name="f35" draw:formula="?f19 / ?f6"/>
            <draw:equation draw:name="f36" draw:formula="?f21 / ?f7"/>
            <draw:equation draw:name="f37" draw:formula="?f22 / ?f7"/>
            <draw:equation draw:name="f38" draw:formula="?f23 / ?f6"/>
            <draw:equation draw:name="f39" draw:formula="?f24 / ?f7"/>
            <draw:equation draw:name="f40" draw:formula="?f20 / ?f6"/>
            <draw:handle draw:handle-position="?f34 $0" draw:handle-range-y-minimum="0" draw:handle-range-y-maximum="5400"/>
            <draw:handle draw:handle-position="21600 $1" draw:handle-range-y-minimum="0" draw:handle-range-y-maximum="21600"/>
          </draw:enhanced-geometry>
        </draw:custom-shape>
        <draw:connector draw:name="Connector: Elbow 106" draw:style-name="gr17" draw:layer="layout" svg:x1="7.291cm" svg:y1="10.794cm" svg:x2="11.853cm" svg:y2="15.452cm" draw:end-shape="id7" draw:end-glue-point="6" svg:d="M7291 10794h2024v4658h2538">
          <text:p/>
        </draw:connector>
        <draw:g draw:name="Table 116">
          <draw:custom-shape draw:name="Freeform: Shape 50" draw:style-name="gr18" draw:text-style-name="P1" draw:layer="layout" svg:width="2.646cm" svg:height="0.847cm" svg:x="0.009cm" svg:y="14.605cm">
            <text:p text:style-name="P6"><text:span text:style-name="T6">Legend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1" draw:style-name="gr18" draw:text-style-name="P1" draw:layer="layout" svg:width="4.33cm" svg:height="0.847cm" svg:x="2.655cm" svg:y="14.605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2" draw:style-name="gr18" draw:text-style-name="P1" draw:layer="layout" svg:width="2.646cm" svg:height="0.67cm" svg:x="0.009cm" svg:y="15.452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3" draw:style-name="gr18" draw:text-style-name="P1" draw:layer="layout" svg:width="4.33cm" svg:height="0.67cm" svg:x="2.655cm" svg:y="15.452cm">
            <text:p text:style-name="P6"><text:span text:style-name="T7">Internal AV data pipeline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4" draw:style-name="gr18" draw:text-style-name="P1" draw:layer="layout" svg:width="2.646cm" svg:height="0.666cm" svg:x="0.009cm" svg:y="16.122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5" draw:style-name="gr18" draw:text-style-name="P1" draw:layer="layout" svg:width="4.33cm" svg:height="0.666cm" svg:x="2.655cm" svg:y="16.122cm">
            <text:p text:style-name="P6"><text:span text:style-name="T7">Probe <text:s/>SD data loading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6" draw:style-name="gr18" draw:text-style-name="P1" draw:layer="layout" svg:width="2.646cm" svg:height="0.908cm" svg:x="0.009cm" svg:y="16.788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7" draw:style-name="gr18" draw:text-style-name="P1" draw:layer="layout" svg:width="4.33cm" svg:height="0.908cm" svg:x="2.655cm" svg:y="16.788cm">
            <text:p text:style-name="P6"><text:span text:style-name="T7">Probe Meas List data loading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8" draw:style-name="gr18" draw:text-style-name="P1" draw:layer="layout" svg:width="2.646cm" svg:height="0.754cm" svg:x="0.009cm" svg:y="17.696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59" draw:style-name="gr18" draw:text-style-name="P1" draw:layer="layout" svg:width="4.33cm" svg:height="0.754cm" svg:x="2.655cm" svg:y="17.696cm">
            <text:p text:style-name="P6"><text:span text:style-name="T7">Anatomical Data loading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60" draw:style-name="gr18" draw:text-style-name="P1" draw:layer="layout" svg:width="2.646cm" svg:height="0.6cm" svg:x="0.009cm" svg:y="18.45cm">
            <text:p/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61" draw:style-name="gr18" draw:text-style-name="P1" draw:layer="layout" svg:width="4.33cm" svg:height="0.6cm" svg:x="2.655cm" svg:y="18.45cm">
            <text:p text:style-name="P6"><text:span text:style-name="T7">Dig Points data loading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Straight Connector 62" draw:style-name="gr4" draw:text-style-name="P1" draw:layer="layout" svg:width="0.001cm" svg:height="3.598cm" svg:x="2.655cm" svg:y="15.45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3" draw:style-name="gr4" draw:text-style-name="P1" draw:layer="layout" svg:width="6.976cm" svg:height="0.001cm" svg:x="0.009cm" svg:y="15.45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4" draw:style-name="gr4" draw:text-style-name="P1" draw:layer="layout" svg:width="6.976cm" svg:height="0.001cm" svg:x="0.009cm" svg:y="16.122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5" draw:style-name="gr4" draw:text-style-name="P1" draw:layer="layout" svg:width="6.976cm" svg:height="0.001cm" svg:x="0.009cm" svg:y="16.788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6" draw:style-name="gr4" draw:text-style-name="P1" draw:layer="layout" svg:width="6.976cm" svg:height="0.001cm" svg:x="0.009cm" svg:y="17.696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7" draw:style-name="gr4" draw:text-style-name="P1" draw:layer="layout" svg:width="6.976cm" svg:height="0.001cm" svg:x="0.009cm" svg:y="18.4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8" draw:style-name="gr4" draw:text-style-name="P1" draw:layer="layout" svg:width="0.001cm" svg:height="4.445cm" svg:x="0.009cm" svg:y="14.60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69" draw:style-name="gr4" draw:text-style-name="P1" draw:layer="layout" svg:width="0.001cm" svg:height="4.445cm" svg:x="6.985cm" svg:y="14.60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70" draw:style-name="gr4" draw:text-style-name="P1" draw:layer="layout" svg:width="6.976cm" svg:height="0.001cm" svg:x="0.009cm" svg:y="14.60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71" draw:style-name="gr4" draw:text-style-name="P1" draw:layer="layout" svg:width="6.976cm" svg:height="0.001cm" svg:x="0.009cm" svg:y="19.0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onnector draw:name="Straight Arrow Connector 2" draw:style-name="gr19" draw:layer="layout" draw:type="line" svg:x1="0.423cm" svg:y1="15.746cm" svg:x2="1.694cm" svg:y2="15.748cm" svg:d="M423 15746l1271 2">
          <text:p/>
        </draw:connector>
        <draw:connector draw:name="Straight Arrow Connector 30" draw:style-name="gr20" draw:layer="layout" draw:type="line" svg:x1="0.423cm" svg:y1="17.228cm" svg:x2="1.694cm" svg:y2="17.23cm" svg:d="M423 17228l1271 2">
          <text:p/>
        </draw:connector>
        <draw:connector draw:name="Straight Arrow Connector 31" draw:style-name="gr21" draw:layer="layout" draw:type="line" svg:x1="0.423cm" svg:y1="16.381cm" svg:x2="1.694cm" svg:y2="16.383cm" svg:d="M423 16381l1271 2">
          <text:p/>
        </draw:connector>
        <draw:connector draw:name="Straight Arrow Connector 33" draw:style-name="gr22" draw:layer="layout" draw:type="line" svg:x1="0.423cm" svg:y1="18.709cm" svg:x2="1.694cm" svg:y2="18.711cm" svg:d="M423 18709l1271 2">
          <text:p/>
        </draw:connector>
        <draw:connector draw:name="Straight Arrow Connector 34" draw:style-name="gr23" draw:layer="layout" draw:type="line" svg:x1="0.423cm" svg:y1="18.074cm" svg:x2="1.694cm" svg:y2="18.076cm" svg:d="M423 18074l1271 2">
          <text:p/>
        </draw:connector>
        <draw:connector draw:name="Connector: Elbow 106" draw:style-name="gr24" draw:layer="layout" svg:x1="7.265cm" svg:y1="11.1cm" svg:x2="21.802cm" svg:y2="12.488cm" svg:d="M7265 11100h7269v1388h7268">
          <text:p/>
        </draw:connector>
        <presentation:notes draw:style-name="dp2">
          <draw:frame draw:name="Slide Number Placeholder 7" draw:style-name="gr25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layer="layout" svg:width="11.43cm" svg:height="8.572cm" svg:x="3.81cm" svg:y="3.175cm" draw:page-number="1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  <draw:custom-shape draw:name="Slide Number Placeholder 3" draw:style-name="gr25" draw:text-style-name="P1" draw:layer="layout" svg:width="8.255cm" svg:height="1.274cm" svg:x="10.791cm" svg:y="24.126cm">
            <text:p text:style-name="P7"><text:span text:style-name="T3"><text:page-number>&lt;number&gt;</text:page-number>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</presentation:notes>
      </draw:page>
      <draw:page draw:name="page2" draw:style-name="dp1" draw:master-page-name="Master1-Layout7-blank-Blank" presentation:presentation-page-layout-name="AL1T13">
        <draw:custom-shape draw:name="Oval 132" draw:style-name="gr26" draw:text-style-name="P1" draw:layer="layout" svg:width="15.24cm" svg:height="17.356cm" svg:x="0.212cm" svg:y="0.847cm">
          <text:p/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3" draw:style-name="gr6" draw:text-style-name="P1" xml:id="id8" draw:id="id8" draw:layer="layout" svg:width="2.54cm" svg:height="1.27cm" svg:x="2.752cm" svg:y="4.022cm">
          <text:p text:style-name="P4"><text:span text:style-name="T3">headvol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4" draw:style-name="gr6" draw:text-style-name="P1" draw:layer="layout" svg:width="2.54cm" svg:height="1.27cm" svg:x="2.752cm" svg:y="5.503cm">
          <text:p text:style-name="P4"><text:span text:style-name="T3">headsurf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5" draw:style-name="gr6" draw:text-style-name="P1" draw:layer="layout" svg:width="2.54cm" svg:height="1.27cm" svg:x="2.752cm" svg:y="6.985cm">
          <text:p text:style-name="P4"><text:span text:style-name="T3">refpts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09" draw:style-name="gr6" draw:text-style-name="P1" xml:id="id10" draw:id="id10" draw:layer="layout" svg:width="2.54cm" svg:height="1.27cm" svg:x="6.138cm" svg:y="13.97cm">
          <text:p text:style-name="P4"><text:span text:style-name="T3">probe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10" draw:style-name="gr6" draw:text-style-name="P1" xml:id="id9" draw:id="id9" draw:layer="layout" svg:width="2.54cm" svg:height="1.27cm" svg:x="10.372cm" svg:y="6.773cm">
          <text:p text:style-name="P4"><text:span text:style-name="T3">fwmodel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28" draw:style-name="gr6" draw:text-style-name="P1" xml:id="id12" draw:id="id12" draw:layer="layout" svg:width="2.54cm" svg:height="1.27cm" svg:x="11.477cm" svg:y="11.218cm">
          <text:p text:style-name="P4"><text:span text:style-name="T3">imgrecon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30" draw:style-name="gr6" draw:text-style-name="P1" draw:layer="layout" svg:width="2.54cm" svg:height="1.27cm" svg:x="2.54cm" svg:y="8.678cm">
          <text:p text:style-name="P4"><text:span text:style-name="T3">pialsurf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31" draw:style-name="gr6" draw:text-style-name="P1" draw:layer="layout" svg:width="2.54cm" svg:height="1.27cm" svg:x="5.503cm" svg:y="7.408cm">
          <text:p text:style-name="P4"><text:span text:style-name="T3">labelssurf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Text Box 133" draw:style-name="gr7" draw:text-style-name="P1" draw:layer="layout" svg:width="4.445cm" svg:height="1.023cm" svg:x="5.503cm" svg:y="1.482cm">
          <text:p text:style-name="P5"><text:span text:style-name="T4">AtlasViewer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ustom-shape draw:name="Rectangle 144" draw:style-name="gr27" draw:text-style-name="P1" draw:layer="layout" svg:width="5.927cm" svg:height="6.773cm" svg:x="2.328cm" svg:y="3.81cm">
          <text:p/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connector draw:name="Connector: Elbow 11" draw:style-name="gr28" draw:layer="layout" svg:x1="5.292cm" svg:y1="4.657cm" svg:x2="11.642cm" svg:y2="6.773cm" draw:start-shape="id8" draw:start-glue-point="10" draw:end-shape="id9" draw:end-glue-point="4" svg:d="M5292 4657h6350v2116">
          <text:p/>
        </draw:connector>
        <draw:connector draw:name="Connector: Elbow 13" draw:style-name="gr29" draw:layer="layout" svg:x1="8.678cm" svg:y1="14.605cm" svg:x2="10.372cm" svg:y2="7.408cm" draw:start-shape="id10" draw:start-glue-point="10" draw:end-shape="id9" draw:end-glue-point="6" svg:d="M8678 14605h847v-7197h847">
          <text:p/>
        </draw:connector>
        <draw:connector draw:name="Connector: Elbow 56" draw:style-name="gr30" draw:layer="layout" svg:x1="4.445cm" svg:y1="12.7cm" svg:x2="6.138cm" svg:y2="14.605cm" draw:start-shape="id11" draw:start-glue-point="10" draw:end-shape="id10" draw:end-glue-point="6" svg:d="M4445 12700h847v1905h846">
          <text:p/>
        </draw:connector>
        <draw:connector draw:name="Connector: Elbow 63" draw:style-name="gr31" draw:layer="layout" svg:x1="12.912cm" svg:y1="7.408cm" svg:x2="12.747cm" svg:y2="11.218cm" draw:start-shape="id9" draw:start-glue-point="10" draw:end-shape="id12" draw:end-glue-point="4" svg:d="M12912 7408h514v2223h-679v1587">
          <text:p/>
        </draw:connector>
        <draw:custom-shape draw:name="Oval 129" draw:style-name="gr6" draw:text-style-name="P1" xml:id="id11" draw:id="id11" draw:layer="layout" svg:width="2.54cm" svg:height="1.27cm" svg:x="1.905cm" svg:y="12.065cm">
          <text:p text:style-name="P4"><text:span text:style-name="T3">digpts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Oval 129" draw:style-name="gr6" draw:text-style-name="P1" draw:layer="layout" svg:width="2.54cm" svg:height="1.27cm" svg:x="2.328cm" svg:y="14.182cm">
          <text:p text:style-name="P4"><text:span text:style-name="T3">hbconc</text:span></text:p>
          <draw:enhanced-geometry svg:viewBox="0 0 21600 21600" draw:text-areas="?f63 ?f64 ?f69 ?f67" draw:glue-points="?f61 ?f62 ?f63 ?f64 ?f65 ?f66 ?f63 ?f67 ?f61 ?f68 ?f69 ?f67 ?f70 ?f66 ?f69 ?f64" draw:type="non-primitive" draw:enhanced-path="M ?f59 ?f60 A ?f110 ?f111 ?f112 ?f113 ?f59 ?f60 ?f107 ?f109 W ?f114 ?f115 ?f116 ?f117 ?f59 ?f60 ?f107 ?f109 Z N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5419351 / 1725033"/>
            <draw:equation draw:name="f9" draw:formula="180"/>
            <draw:equation draw:name="f10" draw:formula="?f7 / 21600"/>
            <draw:equation draw:name="f11" draw:formula="?f6 / 21600"/>
            <draw:equation draw:name="f12" draw:formula="10800 * 10800"/>
            <draw:equation draw:name="f13" draw:formula="0"/>
            <draw:equation draw:name="f14" draw:formula="0 - 360"/>
            <draw:equation draw:name="f15" draw:formula="10800"/>
            <draw:equation draw:name="f16" draw:formula="0 * ?f8"/>
            <draw:equation draw:name="f17" draw:formula="?f13 * ?f0"/>
            <draw:equation draw:name="f18" draw:formula="?f14 * ?f0"/>
            <draw:equation draw:name="f19" draw:formula="3163 * ?f10"/>
            <draw:equation draw:name="f20" draw:formula="18437 * ?f10"/>
            <draw:equation draw:name="f21" draw:formula="18437 * ?f11"/>
            <draw:equation draw:name="f22" draw:formula="3163 * ?f11"/>
            <draw:equation draw:name="f23" draw:formula="?f16 / ?f9"/>
            <draw:equation draw:name="f24" draw:formula="?f17 / ?f9"/>
            <draw:equation draw:name="f25" draw:formula="?f18 / ?f9"/>
            <draw:equation draw:name="f26" draw:formula="10800 * ?f10"/>
            <draw:equation draw:name="f27" draw:formula="0 * ?f11"/>
            <draw:equation draw:name="f28" draw:formula="0 * ?f10"/>
            <draw:equation draw:name="f29" draw:formula="10800 * ?f11"/>
            <draw:equation draw:name="f30" draw:formula="21600 * ?f11"/>
            <draw:equation draw:name="f31" draw:formula="21600 * ?f10"/>
            <draw:equation draw:name="f32" draw:formula="0 - ?f23"/>
            <draw:equation draw:name="f33" draw:formula="?f24 - ?f1"/>
            <draw:equation draw:name="f34" draw:formula="?f25 - ?f1"/>
            <draw:equation draw:name="f35" draw:formula="?f32 * ?f0"/>
            <draw:equation draw:name="f36" draw:formula="?f34 - ?f33"/>
            <draw:equation draw:name="f37" draw:formula="?f35 / ?f8"/>
            <draw:equation draw:name="f38" draw:formula="?f37 - ?f1"/>
            <draw:equation draw:name="f39" draw:formula="?f38 + ?f1"/>
            <draw:equation draw:name="f40" draw:formula="?f39 * ?f8 / ?f0"/>
            <draw:equation draw:name="f41" draw:formula="0 - ?f40"/>
            <draw:equation draw:name="f42" draw:formula="sin(?f41)"/>
            <draw:equation draw:name="f43" draw:formula="0 - ?f42"/>
            <draw:equation draw:name="f44" draw:formula="?f43"/>
            <draw:equation draw:name="f45" draw:formula="cos(?f41)"/>
            <draw:equation draw:name="f46" draw:formula="0 - ?f45"/>
            <draw:equation draw:name="f47" draw:formula="?f46"/>
            <draw:equation draw:name="f48" draw:formula="0 - ?f44"/>
            <draw:equation draw:name="f49" draw:formula="0 - ?f47"/>
            <draw:equation draw:name="f50" draw:formula="10800 * ?f48"/>
            <draw:equation draw:name="f51" draw:formula="10800 * ?f49"/>
            <draw:equation draw:name="f52" draw:formula="?f50 * ?f50"/>
            <draw:equation draw:name="f53" draw:formula="?f51 * ?f51"/>
            <draw:equation draw:name="f54" draw:formula="?f52 + ?f53"/>
            <draw:equation draw:name="f55" draw:formula="sqrt(?f54)"/>
            <draw:equation draw:name="f56" draw:formula="?f12 / ?f55"/>
            <draw:equation draw:name="f57" draw:formula="?f48 * ?f56"/>
            <draw:equation draw:name="f58" draw:formula="?f49 * ?f56"/>
            <draw:equation draw:name="f59" draw:formula="10800 - ?f57"/>
            <draw:equation draw:name="f60" draw:formula="10800 - ?f58"/>
            <draw:equation draw:name="f61" draw:formula="?f26 / ?f10"/>
            <draw:equation draw:name="f62" draw:formula="?f27 / ?f11"/>
            <draw:equation draw:name="f63" draw:formula="?f19 / ?f10"/>
            <draw:equation draw:name="f64" draw:formula="?f22 / ?f11"/>
            <draw:equation draw:name="f65" draw:formula="?f28 / ?f10"/>
            <draw:equation draw:name="f66" draw:formula="?f29 / ?f11"/>
            <draw:equation draw:name="f67" draw:formula="?f21 / ?f11"/>
            <draw:equation draw:name="f68" draw:formula="?f30 / ?f11"/>
            <draw:equation draw:name="f69" draw:formula="?f20 / ?f10"/>
            <draw:equation draw:name="f70" draw:formula="?f31 / ?f10"/>
            <draw:equation draw:name="f71" draw:formula="21550000 - ?f36"/>
            <draw:equation draw:name="f72" draw:formula="if(?f71, ?f36, 21550000)"/>
            <draw:equation draw:name="f73" draw:formula="-21550000 - ?f72"/>
            <draw:equation draw:name="f74" draw:formula="if(?f73, -21550000, ?f72)"/>
            <draw:equation draw:name="f75" draw:formula="?f33 + ?f74"/>
            <draw:equation draw:name="f76" draw:formula="?f33 + ?f1"/>
            <draw:equation draw:name="f77" draw:formula="?f76 * ?f8 / ?f0"/>
            <draw:equation draw:name="f78" draw:formula="0 - ?f77"/>
            <draw:equation draw:name="f79" draw:formula="cos(?f78)"/>
            <draw:equation draw:name="f80" draw:formula="0 - ?f79"/>
            <draw:equation draw:name="f81" draw:formula="?f80 * ?f15"/>
            <draw:equation draw:name="f82" draw:formula="sin(?f78)"/>
            <draw:equation draw:name="f83" draw:formula="0 - ?f82"/>
            <draw:equation draw:name="f84" draw:formula="?f83 * ?f15"/>
            <draw:equation draw:name="f85" draw:formula="sqrt(?f81 * ?f81 + ?f84 * ?f84 + 0 * 0)"/>
            <draw:equation draw:name="f86" draw:formula="?f15 * ?f15 / ?f85"/>
            <draw:equation draw:name="f87" draw:formula="?f83 * ?f86"/>
            <draw:equation draw:name="f88" draw:formula="?f59 - ?f87"/>
            <draw:equation draw:name="f89" draw:formula="?f80 * ?f86"/>
            <draw:equation draw:name="f90" draw:formula="?f60 - ?f89"/>
            <draw:equation draw:name="f91" draw:formula="?f88 - ?f15"/>
            <draw:equation draw:name="f92" draw:formula="?f90 - ?f15"/>
            <draw:equation draw:name="f93" draw:formula="?f88 + ?f15"/>
            <draw:equation draw:name="f94" draw:formula="?f90 + ?f15"/>
            <draw:equation draw:name="f95" draw:formula="?f75 + ?f1"/>
            <draw:equation draw:name="f96" draw:formula="?f95 * ?f8 / ?f0"/>
            <draw:equation draw:name="f97" draw:formula="0 - ?f96"/>
            <draw:equation draw:name="f98" draw:formula="cos(?f97)"/>
            <draw:equation draw:name="f99" draw:formula="0 - ?f98"/>
            <draw:equation draw:name="f100" draw:formula="?f99 * ?f15"/>
            <draw:equation draw:name="f101" draw:formula="sin(?f97)"/>
            <draw:equation draw:name="f102" draw:formula="0 - ?f101"/>
            <draw:equation draw:name="f103" draw:formula="?f102 * ?f15"/>
            <draw:equation draw:name="f104" draw:formula="sqrt(?f100 * ?f100 + ?f103 * ?f103 + 0 * 0)"/>
            <draw:equation draw:name="f105" draw:formula="?f15 * ?f15 / ?f104"/>
            <draw:equation draw:name="f106" draw:formula="?f102 * ?f105"/>
            <draw:equation draw:name="f107" draw:formula="?f88 + ?f106"/>
            <draw:equation draw:name="f108" draw:formula="?f99 * ?f105"/>
            <draw:equation draw:name="f109" draw:formula="?f90 + ?f108"/>
            <draw:equation draw:name="f110" draw:formula="if(?f74, ?f59, ?f91)"/>
            <draw:equation draw:name="f111" draw:formula="if(?f74, ?f60, ?f92)"/>
            <draw:equation draw:name="f112" draw:formula="if(?f74, ?f59, ?f93)"/>
            <draw:equation draw:name="f113" draw:formula="if(?f74, ?f60, ?f94)"/>
            <draw:equation draw:name="f114" draw:formula="if(?f74, ?f91, ?f107)"/>
            <draw:equation draw:name="f115" draw:formula="if(?f74, ?f92, ?f109)"/>
            <draw:equation draw:name="f116" draw:formula="if(?f74, ?f93, ?f107)"/>
            <draw:equation draw:name="f117" draw:formula="if(?f74, ?f94, ?f109)"/>
          </draw:enhanced-geometry>
        </draw:custom-shape>
        <draw:custom-shape draw:name="TextBox 44" draw:style-name="gr15" draw:text-style-name="P1" draw:layer="layout" svg:width="12.911cm" svg:height="2.293cm" svg:x="10.372cm" svg:y="0cm">
          <text:p text:style-name="P4"><text:span text:style-name="T5">Data Pipeline Dependencies</text:span></text:p>
          <text:p text:style-name="P4"><text:span text:style-name="T5">( Cont. )</text:span></text:p>
          <draw:enhanced-geometry svg:viewBox="0 0 21600 21600" draw:text-areas="?f10 ?f12 ?f11 ?f13" draw:type="non-primitive" draw:enhanced-path="M ?f8 ?f8 L ?f9 ?f8 ?f9 ?f9 ?f8 ?f9 ?f8 ?f8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?f0 / ?f6"/>
            <draw:equation draw:name="f11" draw:formula="?f1 / ?f6"/>
            <draw:equation draw:name="f12" draw:formula="?f2 / ?f7"/>
            <draw:equation draw:name="f13" draw:formula="?f3 / ?f7"/>
          </draw:enhanced-geometry>
        </draw:custom-shape>
        <draw:g draw:name="Group 142">
          <draw:custom-shape draw:name="Freeform: Shape 20" draw:style-name="gr2" draw:text-style-name="P1" draw:layer="layout" svg:width="6.906cm" svg:height="1.138cm" svg:x="18.415cm" svg:y="4.445cm">
            <text:p text:style-name="P2"><text:span text:style-name="T1">Output Data Files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1" draw:style-name="gr3" draw:text-style-name="P1" draw:layer="layout" svg:width="6.906cm" svg:height="0.846cm" svg:x="18.415cm" svg:y="5.583cm">
            <text:p text:style-name="P3"><text:span text:style-name="T2">&lt;Subject Name&gt;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2" draw:style-name="gr3" draw:text-style-name="P1" draw:layer="layout" svg:width="6.906cm" svg:height="0.847cm" svg:x="18.415cm" svg:y="6.429cm">
            <text:p text:style-name="P3"><text:span text:style-name="T2"><text:s text:c="10"/></text:span><text:span text:style-name="T2">probe.SD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3" draw:style-name="gr3" draw:text-style-name="P1" draw:layer="layout" svg:width="6.906cm" svg:height="0.847cm" svg:x="18.415cm" svg:y="7.276cm">
            <text:p text:style-name="P3"><text:span text:style-name="T2"><text:s text:c="10"/></text:span><text:span text:style-name="T2">groupResults.ma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4" draw:style-name="gr3" draw:text-style-name="P1" draw:layer="layout" svg:width="6.906cm" svg:height="0.846cm" svg:x="18.415cm" svg:y="8.123cm">
            <text:p text:style-name="P3"><text:span text:style-name="T2"><text:s text:c="10"/></text:span><text:span text:style-name="T2">fw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5" draw:style-name="gr3" draw:text-style-name="P1" draw:layer="layout" svg:width="6.906cm" svg:height="0.847cm" svg:x="18.415cm" svg:y="8.969cm">
            <text:p text:style-name="P3"><text:span text:style-name="T2"><text:s text:c="17"/></text:span><text:span text:style-name="T2">*.2p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6" draw:style-name="gr3" draw:text-style-name="P1" draw:layer="layout" svg:width="6.906cm" svg:height="0.847cm" svg:x="18.415cm" svg:y="9.816cm">
            <text:p text:style-name="P3"><text:span text:style-name="T2"><text:s text:c="19"/></text:span><text:span text:style-name="T2">Adot.ma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7" draw:style-name="gr3" draw:text-style-name="P1" draw:layer="layout" svg:width="6.906cm" svg:height="0.846cm" svg:x="18.415cm" svg:y="10.663cm">
            <text:p text:style-name="P3"><text:span text:style-name="T2"><text:s text:c="19"/></text:span><text:span text:style-name="T2">pialsurf.mesh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8" draw:style-name="gr3" draw:text-style-name="P1" draw:layer="layout" svg:width="6.906cm" svg:height="0.847cm" svg:x="18.415cm" svg:y="11.509cm">
            <text:p text:style-name="P3"><text:span text:style-name="T2"><text:s text:c="10"/></text:span><text:span text:style-name="T2">imagerecon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29" draw:style-name="gr3" draw:text-style-name="P1" draw:layer="layout" svg:width="6.906cm" svg:height="0.847cm" svg:x="18.415cm" svg:y="12.356cm">
            <text:p text:style-name="P3"><text:span text:style-name="T2"><text:s text:c="20"/></text:span><text:span text:style-name="T2">Aimg_conc.ma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Freeform: Shape 30" draw:style-name="gr3" draw:text-style-name="P1" draw:layer="layout" svg:width="6.906cm" svg:height="0.846cm" svg:x="18.415cm" svg:y="13.203cm">
            <text:p text:style-name="P3"><text:span text:style-name="T2"><text:s text:c="20"/></text:span><text:span text:style-name="T2">metrics.mat</text:span></text:p>
            <draw:enhanced-geometry svg:viewBox="0 0 21600 21600" draw:text-areas="?f10 ?f12 ?f11 ?f13" draw:type="non-primitive" draw:enhanced-path="M ?f8 ?f8 L ?f9 ?f8 ?f9 ?f9 ?f8 ?f9 ?f8 ?f8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draw:name="Straight Connector 31" draw:style-name="gr4" draw:text-style-name="P1" draw:layer="layout" svg:width="6.906cm" svg:height="0.001cm" svg:x="18.415cm" svg:y="5.583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2" draw:style-name="gr4" draw:text-style-name="P1" draw:layer="layout" svg:width="6.906cm" svg:height="0.001cm" svg:x="18.415cm" svg:y="6.42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3" draw:style-name="gr4" draw:text-style-name="P1" draw:layer="layout" svg:width="6.906cm" svg:height="0.001cm" svg:x="18.415cm" svg:y="7.276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4" draw:style-name="gr4" draw:text-style-name="P1" draw:layer="layout" svg:width="6.906cm" svg:height="0.001cm" svg:x="18.415cm" svg:y="8.123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5" draw:style-name="gr4" draw:text-style-name="P1" draw:layer="layout" svg:width="6.906cm" svg:height="0.001cm" svg:x="18.415cm" svg:y="8.96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6" draw:style-name="gr4" draw:text-style-name="P1" draw:layer="layout" svg:width="6.906cm" svg:height="0.001cm" svg:x="18.415cm" svg:y="9.816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7" draw:style-name="gr4" draw:text-style-name="P1" draw:layer="layout" svg:width="6.906cm" svg:height="0.001cm" svg:x="18.415cm" svg:y="10.663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8" draw:style-name="gr4" draw:text-style-name="P1" draw:layer="layout" svg:width="6.906cm" svg:height="0.001cm" svg:x="18.415cm" svg:y="11.50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39" draw:style-name="gr4" draw:text-style-name="P1" draw:layer="layout" svg:width="6.906cm" svg:height="0.001cm" svg:x="18.415cm" svg:y="12.356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0" draw:style-name="gr4" draw:text-style-name="P1" draw:layer="layout" svg:width="6.906cm" svg:height="0.001cm" svg:x="18.415cm" svg:y="13.203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1" draw:style-name="gr5" draw:text-style-name="P1" draw:layer="layout" svg:width="0.001cm" svg:height="9.604cm" svg:x="18.415cm" svg:y="4.44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2" draw:style-name="gr5" draw:text-style-name="P1" draw:layer="layout" svg:width="0.001cm" svg:height="9.604cm" svg:x="25.321cm" svg:y="4.44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3" draw:style-name="gr5" draw:text-style-name="P1" draw:layer="layout" svg:width="6.906cm" svg:height="0.001cm" svg:x="18.415cm" svg:y="4.445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  <draw:custom-shape draw:name="Straight Connector 44" draw:style-name="gr5" draw:text-style-name="P1" draw:layer="layout" svg:width="6.906cm" svg:height="0.001cm" svg:x="18.415cm" svg:y="14.049cm">
            <text:p/>
  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</draw:enhanced-geometry>
          </draw:custom-shape>
        </draw:g>
        <draw:connector draw:name="Connector: Elbow 73" draw:style-name="gr32" draw:layer="layout" svg:x1="7.408cm" svg:y1="15.24cm" svg:x2="19.47cm" svg:y2="6.983cm" draw:start-shape="id10" draw:start-glue-point="8" svg:d="M7408 15240v514h12062v-8771">
          <text:p/>
        </draw:connector>
        <draw:connector draw:name="Connector: Elbow 73" draw:style-name="gr33" draw:layer="layout" svg:x1="11.642cm" svg:y1="8.043cm" svg:x2="17.526cm" svg:y2="9.843cm" draw:start-shape="id9" draw:start-glue-point="8" draw:end-shape="id13" draw:end-glue-point="5" svg:d="M11642 8043v1800h5884">
          <text:p/>
        </draw:connector>
        <draw:custom-shape draw:name="Left Brace 55" draw:style-name="gr34" draw:text-style-name="P1" xml:id="id13" draw:id="id13" draw:layer="layout" svg:width="0.895cm" svg:height="3.175cm" svg:x="17.526cm" svg:y="8.255cm">
          <text:p/>
          <draw:enhanced-geometry svg:viewBox="0 0 21600 21600" draw:text-areas="?f40 ?f30 ?f35 ?f31" draw:glue-points="?f35 ?f36 ?f37 ?f38 ?f35 ?f39" draw:type="non-primitive" draw:modifiers="2187 10599" draw:enhanced-path="M ?f9 ?f8 C ?f11 ?f8 ?f12 ?f15 ?f12 ?f13 L ?f12 ?f25 C ?f12 ?f26 ?f10 ?f14 ?f8 ?f14 ?f10 ?f14 ?f12 ?f27 ?f12 ?f28 L ?f12 ?f16 C ?f12 ?f29 ?f11 ?f9 ?f9 ?f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5400"/>
            <draw:equation draw:name="f11" draw:formula="16200"/>
            <draw:equation draw:name="f12" draw:formula="10800"/>
            <draw:equation draw:name="f13" draw:formula="$0"/>
            <draw:equation draw:name="f14" draw:formula="$1"/>
            <draw:equation draw:name="f15" draw:formula="?f13 / 2"/>
            <draw:equation draw:name="f16" draw:formula="21600 - ?f13"/>
            <draw:equation draw:name="f17" draw:formula="?f13 * 10000"/>
            <draw:equation draw:name="f18" draw:formula="10800 * ?f6"/>
            <draw:equation draw:name="f19" draw:formula="13800 * ?f6"/>
            <draw:equation draw:name="f20" draw:formula="21600 * ?f6"/>
            <draw:equation draw:name="f21" draw:formula="0 * ?f7"/>
            <draw:equation draw:name="f22" draw:formula="0 * ?f6"/>
            <draw:equation draw:name="f23" draw:formula="10800 * ?f7"/>
            <draw:equation draw:name="f24" draw:formula="21600 * ?f7"/>
            <draw:equation draw:name="f25" draw:formula="?f14 - ?f13"/>
            <draw:equation draw:name="f26" draw:formula="?f14 - ?f15"/>
            <draw:equation draw:name="f27" draw:formula="?f14 + ?f15"/>
            <draw:equation draw:name="f28" draw:formula="?f14 + ?f13"/>
            <draw:equation draw:name="f29" draw:formula="21600 - ?f15"/>
            <draw:equation draw:name="f30" draw:formula="?f17 / 31953"/>
            <draw:equation draw:name="f31" draw:formula="21600 - ?f30"/>
            <draw:equation draw:name="f32" draw:formula="$0 / ?f7"/>
            <draw:equation draw:name="f33" draw:formula="$1 / ?f7"/>
            <draw:equation draw:name="f34" draw:formula="?f18 / ?f6"/>
            <draw:equation draw:name="f35" draw:formula="?f20 / ?f6"/>
            <draw:equation draw:name="f36" draw:formula="?f21 / ?f7"/>
            <draw:equation draw:name="f37" draw:formula="?f22 / ?f6"/>
            <draw:equation draw:name="f38" draw:formula="?f23 / ?f7"/>
            <draw:equation draw:name="f39" draw:formula="?f24 / ?f7"/>
            <draw:equation draw:name="f40" draw:formula="?f19 / ?f6"/>
            <draw:handle draw:handle-position="?f34 $0" draw:handle-range-y-minimum="0" draw:handle-range-y-maximum="5400"/>
            <draw:handle draw:handle-position="0 $1" draw:handle-range-y-minimum="0" draw:handle-range-y-maximum="21600"/>
          </draw:enhanced-geometry>
        </draw:custom-shape>
        <draw:connector draw:name="Connector: Elbow 73" draw:style-name="gr35" draw:layer="layout" svg:x1="12.747cm" svg:y1="12.488cm" svg:x2="17.357cm" svg:y2="12.782cm" draw:start-shape="id12" draw:start-glue-point="8" draw:end-shape="id14" draw:end-glue-point="5" svg:d="M12747 12488v514h2947v-220h1663">
          <text:p/>
        </draw:connector>
        <draw:custom-shape draw:name="Left Brace 61" draw:style-name="gr34" draw:text-style-name="P1" xml:id="id14" draw:id="id14" draw:layer="layout" svg:width="1.058cm" svg:height="2.333cm" svg:x="17.357cm" svg:y="11.615cm">
          <text:p/>
          <draw:enhanced-geometry svg:viewBox="0 0 21600 21600" draw:text-areas="?f40 ?f30 ?f35 ?f31" draw:glue-points="?f35 ?f36 ?f37 ?f38 ?f35 ?f39" draw:type="non-primitive" draw:modifiers="3936 10599" draw:enhanced-path="M ?f9 ?f8 C ?f11 ?f8 ?f12 ?f15 ?f12 ?f13 L ?f12 ?f25 C ?f12 ?f26 ?f10 ?f14 ?f8 ?f14 ?f10 ?f14 ?f12 ?f27 ?f12 ?f28 L ?f12 ?f16 C ?f12 ?f29 ?f11 ?f9 ?f9 ?f9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5400"/>
            <draw:equation draw:name="f11" draw:formula="16200"/>
            <draw:equation draw:name="f12" draw:formula="10800"/>
            <draw:equation draw:name="f13" draw:formula="$0"/>
            <draw:equation draw:name="f14" draw:formula="$1"/>
            <draw:equation draw:name="f15" draw:formula="?f13 / 2"/>
            <draw:equation draw:name="f16" draw:formula="21600 - ?f13"/>
            <draw:equation draw:name="f17" draw:formula="?f13 * 10000"/>
            <draw:equation draw:name="f18" draw:formula="10800 * ?f6"/>
            <draw:equation draw:name="f19" draw:formula="13800 * ?f6"/>
            <draw:equation draw:name="f20" draw:formula="21600 * ?f6"/>
            <draw:equation draw:name="f21" draw:formula="0 * ?f7"/>
            <draw:equation draw:name="f22" draw:formula="0 * ?f6"/>
            <draw:equation draw:name="f23" draw:formula="10800 * ?f7"/>
            <draw:equation draw:name="f24" draw:formula="21600 * ?f7"/>
            <draw:equation draw:name="f25" draw:formula="?f14 - ?f13"/>
            <draw:equation draw:name="f26" draw:formula="?f14 - ?f15"/>
            <draw:equation draw:name="f27" draw:formula="?f14 + ?f15"/>
            <draw:equation draw:name="f28" draw:formula="?f14 + ?f13"/>
            <draw:equation draw:name="f29" draw:formula="21600 - ?f15"/>
            <draw:equation draw:name="f30" draw:formula="?f17 / 31953"/>
            <draw:equation draw:name="f31" draw:formula="21600 - ?f30"/>
            <draw:equation draw:name="f32" draw:formula="$0 / ?f7"/>
            <draw:equation draw:name="f33" draw:formula="$1 / ?f7"/>
            <draw:equation draw:name="f34" draw:formula="?f18 / ?f6"/>
            <draw:equation draw:name="f35" draw:formula="?f20 / ?f6"/>
            <draw:equation draw:name="f36" draw:formula="?f21 / ?f7"/>
            <draw:equation draw:name="f37" draw:formula="?f22 / ?f6"/>
            <draw:equation draw:name="f38" draw:formula="?f23 / ?f7"/>
            <draw:equation draw:name="f39" draw:formula="?f24 / ?f7"/>
            <draw:equation draw:name="f40" draw:formula="?f19 / ?f6"/>
            <draw:handle draw:handle-position="?f34 $0" draw:handle-range-y-minimum="0" draw:handle-range-y-maximum="5400"/>
            <draw:handle draw:handle-position="0 $1" draw:handle-range-y-minimum="0" draw:handle-range-y-maximum="21600"/>
          </draw:enhanced-geometry>
        </draw:custom-shape>
        <presentation:notes draw:style-name="dp2">
          <draw:frame draw:name="Slide Number Placeholder 7" draw:style-name="gr25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layer="layout" svg:width="11.43cm" svg:height="8.572cm" svg:x="3.81cm" svg:y="3.175cm" draw:page-number="2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3" draw:style-name="dp1" draw:master-page-name="Master1-Layout7-blank-Blank" presentation:presentation-page-layout-name="AL1T13">
        <draw:custom-shape draw:name="Rectangle 1" draw:style-name="gr36" draw:text-style-name="P1" xml:id="id21" draw:id="id21" draw:layer="layout" svg:width="2.068cm" svg:height="0.959cm" svg:x="0.405cm" svg:y="9.782cm">
          <text:p text:style-name="P8"><text:span text:style-name="T8"/></text:p>
          <text:p text:style-name="P8"><text:span text:style-name="T8">headsurf</text:span><text:span text:style-name="T9">s1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Rectangle 2" draw:style-name="gr36" draw:text-style-name="P1" xml:id="id15" draw:id="id15" draw:layer="layout" svg:width="2.068cm" svg:height="0.958cm" svg:x="0.405cm" svg:y="7.173cm">
          <text:p text:style-name="P8"><text:span text:style-name="T8"/></text:p>
          <text:p text:style-name="P8"><text:span text:style-name="T8">headvol</text:span><text:span text:style-name="T9">s1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Rectangle 3" draw:style-name="gr36" draw:text-style-name="P1" xml:id="id18" draw:id="id18" draw:layer="layout" svg:width="2.219cm" svg:height="1.28cm" svg:x="0.254cm" svg:y="15.866cm">
          <text:p text:style-name="P8"><text:span text:style-name="T8">hrfdata</text:span></text:p>
          <text:p text:style-name="P8"><text:span text:style-name="T11">(groupResults)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" draw:layer="layout" svg:width="2.068cm" svg:height="0.959cm" svg:x="6.144cm" svg:y="8.482cm">
          <text:p text:style-name="P8"><text:span text:style-name="T8"/></text:p>
          <text:p text:style-name="P8"><text:span text:style-name="T8">refpts</text:span><text:span text:style-name="T9">s1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Rectangle 5" draw:style-name="gr36" draw:text-style-name="P1" xml:id="id20" draw:id="id20" draw:layer="layout" svg:width="2.068cm" svg:height="0.959cm" svg:x="5.644cm" svg:y="14.018cm">
          <text:p text:style-name="P8"><text:span text:style-name="T8"/></text:p>
          <text:p text:style-name="P8"><text:span text:style-name="T8">probe</text:span><text:span text:style-name="T9">s0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Freeform: Shape 6" draw:style-name="gr37" draw:text-style-name="P1" xml:id="id16" draw:id="id16" draw:layer="layout" svg:width="3.764cm" svg:height="1.118cm" svg:x="9.56cm" svg:y="10.243cm">
          <text:p text:style-name="P8"><text:span text:style-name="T7">RegisterProbe2Headsurf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7" draw:style-name="gr38" draw:layer="layout" svg:x1="2.473cm" svg:y1="7.652cm" svg:x2="11.442cm" svg:y2="10.243cm" draw:start-shape="id15" draw:start-glue-point="1" draw:end-shape="id16" draw:end-glue-point="0" svg:d="M2473 7652h8969v2591">
          <text:p/>
        </draw:connector>
        <draw:connector draw:name="Connector: Elbow 8" draw:style-name="gr39" draw:layer="layout" svg:x1="8.212cm" svg:y1="8.961cm" svg:x2="13.324cm" svg:y2="10.802cm" draw:end-shape="id16" draw:end-glue-point="1" svg:d="M8212 8961h5613v1841h-501">
          <text:p/>
        </draw:connector>
        <draw:custom-shape draw:name="Rectangle 9" draw:style-name="gr36" draw:text-style-name="P1" xml:id="id17" draw:id="id17" draw:layer="layout" svg:width="1.666cm" svg:height="1.661cm" svg:x="12.73cm" svg:y="13.584cm">
          <text:p text:style-name="P8"><text:span text:style-name="T8"/></text:p>
          <text:p text:style-name="P8"><text:span text:style-name="T8">headvol</text:span></text:p>
          <text:p text:style-name="P8"><text:span text:style-name="T8">+</text:span></text:p>
          <text:p text:style-name="P8"><text:span text:style-name="T8">probe</text:span><text:span text:style-name="T9">s1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Freeform: Shape 10" draw:style-name="gr37" draw:text-style-name="P1" xml:id="id22" draw:id="id22" draw:layer="layout" svg:width="2.06cm" svg:height="1.118cm" svg:x="3.865cm" svg:y="9.614cm">
          <text:p text:style-name="P8"><text:span text:style-name="T7">FindRef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1" draw:style-name="gr40" draw:layer="layout" svg:x1="9.56cm" svg:y1="10.802cm" svg:x2="13.563cm" svg:y2="13.584cm" draw:start-shape="id16" draw:start-glue-point="3" draw:end-shape="id17" draw:end-glue-point="0" svg:d="M9560 10802h-501v1670h4504v1112">
          <text:p/>
        </draw:connector>
        <draw:custom-shape draw:name="Freeform: Shape 12" draw:style-name="gr37" draw:text-style-name="P1" xml:id="id19" draw:id="id19" draw:layer="layout" svg:width="2.006cm" svg:height="1.119cm" svg:x="3.919cm" svg:y="11.186cm">
          <text:p text:style-name="P8"><text:span text:style-name="T7">getProbe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3" draw:style-name="gr41" draw:layer="layout" svg:x1="2.473cm" svg:y1="16.506cm" svg:x2="3.919cm" svg:y2="11.745cm" draw:start-shape="id18" draw:start-glue-point="1" svg:d="M2473 16506h974v-4761h472">
          <text:p/>
        </draw:connector>
        <draw:connector draw:name="Connector: Elbow 14" draw:style-name="gr42" draw:layer="layout" svg:x1="3.919cm" svg:y1="11.745cm" svg:x2="6.678cm" svg:y2="14.018cm" draw:start-shape="id19" draw:start-glue-point="3" svg:d="M3919 11745h-501v2273h3260">
          <text:p/>
        </draw:connector>
        <draw:connector draw:name="Connector: Elbow 15" draw:style-name="gr43" draw:layer="layout" svg:x1="6.678cm" svg:y1="14.977cm" svg:x2="11.442cm" svg:y2="11.361cm" draw:start-shape="id20" draw:start-glue-point="2" svg:d="M6678 14977v501h4764v-4117">
          <text:p/>
        </draw:connector>
        <draw:connector draw:name="Connector: Elbow 16" draw:style-name="gr44" draw:layer="layout" svg:x1="2.473cm" svg:y1="10.261cm" svg:x2="5.925cm" svg:y2="10.173cm" draw:start-shape="id21" draw:start-glue-point="1" draw:end-shape="id22" draw:end-glue-point="1" svg:d="M2473 10261h697v972h3256v-1060h-501">
          <text:p/>
        </draw:connector>
        <draw:connector draw:name="Connector: Elbow 17" draw:style-name="gr45" draw:layer="layout" svg:x1="3.865cm" svg:y1="10.173cm" svg:x2="7.178cm" svg:y2="9.441cm" draw:start-shape="id22" draw:start-glue-point="3" svg:d="M3865 10173h-501v-1060h3814v328">
          <text:p/>
        </draw:connector>
        <draw:frame draw:name="TextBox 18" draw:style-name="gr46" draw:text-style-name="P1" draw:layer="layout" svg:width="10.781cm" svg:height="2.537cm" svg:x="7.253cm" svg:y="0.371cm">
          <draw:text-box>
            <text:p text:style-name="P8"><text:span text:style-name="T12">WORKFLOW PIPELINE, CASE 1: <text:s/></text:span></text:p>
            <text:p text:style-name="P8"><text:span text:style-name="T12">no digitized points</text:span></text:p>
          </draw:text-box>
        </draw:frame>
        <draw:custom-shape draw:name="Rectangle 19" draw:style-name="gr36" draw:text-style-name="P1" xml:id="id24" draw:id="id24" draw:layer="layout" svg:width="2.415cm" svg:height="1.18cm" svg:x="17.716cm" svg:y="13.053cm">
          <text:p text:style-name="P8"><text:span text:style-name="T8">fwmodel</text:span><text:span text:style-name="T9">s3</text:span></text:p>
          <draw:enhanced-geometry svg:viewBox="0 0 21600 21600" draw:type="non-primitive" draw:enhanced-path="M 0 0 L 21600 0 21600 21600 0 21600 Z N"/>
        </draw:custom-shape>
        <draw:connector draw:name="Connector: Elbow 20" draw:style-name="gr47" draw:layer="layout" svg:x1="16.276cm" svg:y1="9.915cm" svg:x2="17.716cm" svg:y2="13.643cm" draw:start-shape="id23" draw:start-glue-point="3" draw:end-shape="id24" draw:end-glue-point="3" svg:d="M16276 9915h-501v3728h1941">
          <text:p/>
        </draw:connector>
        <draw:custom-shape draw:name="Freeform: Shape 21" draw:style-name="gr37" draw:text-style-name="P1" xml:id="id23" draw:id="id23" draw:layer="layout" svg:width="3.048cm" svg:height="2.032cm" svg:x="16.276cm" svg:y="8.899cm">
          <text:p text:style-name="P8"><text:span text:style-name="T7">genMCoutput</text:span></text:p>
          <text:p text:style-name="P8"><text:span text:style-name="T7">+</text:span></text:p>
          <text:p text:style-name="P8"><text:span text:style-name="T7">genSensitivity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22" draw:style-name="gr48" draw:layer="layout" svg:x1="14.396cm" svg:y1="14.414cm" svg:x2="19.324cm" svg:y2="9.915cm" draw:start-shape="id17" draw:start-glue-point="1" draw:end-shape="id23" draw:end-glue-point="1" svg:d="M14396 14414h5429v-4499h-501">
          <text:p/>
        </draw:connector>
        <draw:custom-shape draw:name="Rectangle 23" draw:style-name="gr36" draw:text-style-name="P1" xml:id="id26" draw:id="id26" draw:layer="layout" svg:width="2.415cm" svg:height="1.18cm" svg:x="22.798cm" svg:y="13.354cm">
          <text:p text:style-name="P8"><text:span text:style-name="T8">imgrecon</text:span><text:span text:style-name="T9">s3</text:span></text:p>
          <draw:enhanced-geometry svg:viewBox="0 0 21600 21600" draw:type="non-primitive" draw:enhanced-path="M 0 0 L 21600 0 21600 21600 0 21600 Z N"/>
        </draw:custom-shape>
        <draw:connector draw:name="Connector: Elbow 24" draw:style-name="gr49" draw:layer="layout" svg:x1="21.821cm" svg:y1="10.19cm" svg:x2="22.798cm" svg:y2="13.944cm" draw:start-shape="id25" draw:start-glue-point="3" draw:end-shape="id26" draw:end-glue-point="3" svg:d="M21821 10190h-502v3754h1479">
          <text:p/>
        </draw:connector>
        <draw:custom-shape draw:name="Freeform: Shape 25" draw:style-name="gr50" draw:text-style-name="P1" xml:id="id25" draw:id="id25" draw:layer="layout" svg:width="1.885cm" svg:height="1.483cm" svg:x="21.821cm" svg:y="9.449cm">
          <text:p text:style-name="P9"><text:span text:style-name="T7">Image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26" draw:style-name="gr51" draw:layer="layout" svg:x1="20.131cm" svg:y1="13.643cm" svg:x2="23.706cm" svg:y2="10.19cm" draw:start-shape="id24" draw:start-glue-point="1" draw:end-shape="id25" draw:end-glue-point="1" svg:d="M20131 13643h4409v-3453h-834">
          <text:p/>
        </draw:connector>
        <draw:custom-shape draw:name="Straight Connector 27" draw:style-name="gr52" draw:text-style-name="P1" draw:layer="layout" svg:width="24.93cm" svg:height="0.03cm" svg:x="0.256cm" svg:y="18.3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28" draw:style-name="gr53" draw:text-style-name="P1" draw:layer="layout" svg:width="17.152cm" svg:height="0.894cm" svg:x="0.3cm" svg:y="18.356cm">
          <draw:text-box>
            <text:p text:style-name="P9"><text:span text:style-name="T13">***** NOTE: Subscripts in the blue boxes represent coordinate space</text:span></text:p>
          </draw:text-box>
        </draw:frame>
        <draw:frame draw:name="TextBox 29" draw:style-name="gr54" draw:text-style-name="P1" draw:layer="layout" svg:width="3.81cm" svg:height="1.267cm" svg:x="1.016cm" svg:y="0.762cm">
          <draw:text-box>
            <text:p/>
          </draw:text-box>
        </draw:frame>
        <draw:custom-shape draw:name="Straight Connector 30" draw:style-name="gr55" draw:text-style-name="P1" draw:layer="layout" svg:width="24.93cm" svg:height="0.03cm" svg:x="0.306cm" svg:y="6.7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1" draw:style-name="gr56" draw:text-style-name="P1" draw:layer="layout" svg:width="2.569cm" svg:height="1.407cm" svg:x="0.049cm" svg:y="5.255cm">
          <draw:text-box>
            <text:p text:style-name="P9"><text:span text:style-name="T14">Initial data : </text:span></text:p>
            <text:p text:style-name="P9"><text:span text:style-name="T14">anatomical + time course</text:span></text:p>
          </draw:text-box>
        </draw:frame>
        <draw:frame draw:name="TextBox 32" draw:style-name="gr57" draw:text-style-name="P1" draw:layer="layout" svg:width="5.146cm" svg:height="1.013cm" svg:x="3.484cm" svg:y="5.251cm">
          <draw:text-box>
            <text:p text:style-name="P9"><text:span text:style-name="T14">Derived data, stage 1 : <text:s text:c="2"/></text:span></text:p>
            <text:p text:style-name="P9"><text:span text:style-name="T14">reference points + probe</text:span></text:p>
          </draw:text-box>
        </draw:frame>
        <draw:custom-shape draw:name="Straight Connector 33" draw:style-name="gr58" draw:text-style-name="P1" draw:layer="layout" svg:width="24.93cm" svg:height="0.006cm" svg:x="0.306cm" svg:y="5.1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4" draw:style-name="gr59" draw:text-style-name="P1" draw:layer="layout" svg:width="4.796cm" svg:height="1.27cm" svg:x="15.042cm" svg:y="5.234cm">
          <draw:text-box>
            <text:p text:style-name="P9"><text:span text:style-name="T14">Derived data, stage 3 :</text:span></text:p>
            <text:p text:style-name="P9"><text:span text:style-name="T14">forward model</text:span></text:p>
          </draw:text-box>
        </draw:frame>
        <draw:frame draw:name="TextBox 35" draw:style-name="gr60" draw:text-style-name="P1" draw:layer="layout" svg:width="4.122cm" svg:height="1.27cm" svg:x="20.542cm" svg:y="5.234cm">
          <draw:text-box>
            <text:p text:style-name="P9"><text:span text:style-name="T14">Derived data, stage 4 :</text:span></text:p>
            <text:p text:style-name="P9"><text:span text:style-name="T14">image reconstruction</text:span></text:p>
          </draw:text-box>
        </draw:frame>
        <draw:custom-shape draw:name="Straight Connector 36" draw:style-name="gr61" draw:text-style-name="P1" draw:layer="layout" svg:width="0.001cm" svg:height="13.262cm" svg:x="2.8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37" draw:style-name="gr62" draw:text-style-name="P1" draw:layer="layout" svg:width="0.001cm" svg:height="13.262cm" svg:x="8.6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38" draw:style-name="gr63" draw:text-style-name="P1" draw:layer="layout" svg:width="0.001cm" svg:height="13.268cm" svg:x="14.83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39" draw:style-name="gr64" draw:text-style-name="P1" draw:layer="layout" svg:width="0.001cm" svg:height="13.262cm" svg:x="20.4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0" draw:style-name="gr65" draw:text-style-name="P1" draw:layer="layout" svg:width="6.048cm" svg:height="1.394cm" svg:x="8.942cm" svg:y="5.235cm">
          <draw:text-box>
            <text:p text:style-name="P9"><text:span text:style-name="T14">Derived data, stage 2 :</text:span></text:p>
            <text:p text:style-name="P9"><text:span text:style-name="T14">probe registered to head volume space</text:span></text:p>
          </draw:text-box>
        </draw:frame>
        <draw:connector draw:name="Connector: Elbow 41" draw:style-name="gr66" draw:layer="layout" svg:x1="1.363cm" svg:y1="17.146cm" svg:x2="22.349cm" svg:y2="17.073cm" draw:end-shape="id27" draw:end-glue-point="2" svg:d="M1363 17146v428h20986v-501">
          <text:p/>
        </draw:connector>
        <draw:custom-shape draw:name="Freeform: Shape 42" draw:style-name="gr50" draw:text-style-name="P1" xml:id="id27" draw:id="id27" draw:layer="layout" svg:width="1.885cm" svg:height="1.663cm" svg:x="21.407cm" svg:y="15.41cm">
          <text:p text:style-name="P9"><text:span text:style-name="T7">getImg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43" draw:style-name="gr67" draw:layer="layout" svg:x1="21.407cm" svg:y1="16.241cm" svg:x2="24.005cm" svg:y2="14.534cm" draw:start-shape="id27" draw:start-glue-point="3" draw:end-shape="id26" draw:end-glue-point="2" svg:d="M21407 16241h-502v1333h3100v-3040">
          <text:p/>
        </draw:connector>
        <presentation:notes draw:style-name="dp2">
          <draw:frame draw:name="Slide Number Placeholder 7" draw:style-name="gr25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layer="layout" svg:width="11.43cm" svg:height="8.572cm" svg:x="3.81cm" svg:y="3.175cm" draw:page-number="3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4" draw:style-name="dp1" draw:master-page-name="Master1-Layout7-blank-Blank" presentation:presentation-page-layout-name="AL1T13">
        <draw:custom-shape draw:name="Rectangle 1" draw:style-name="gr68" draw:text-style-name="P1" xml:id="id34" draw:id="id34" draw:layer="layout" svg:width="2.068cm" svg:height="0.959cm" svg:x="0.405cm" svg:y="9.882cm">
          <text:p text:style-name="P8"><text:span text:style-name="T8"/></text:p>
          <text:p text:style-name="P8"><text:span text:style-name="T8">headsurf</text:span><text:span text:style-name="T9">s1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Rectangle 2" draw:style-name="gr68" draw:text-style-name="P1" xml:id="id28" draw:id="id28" draw:layer="layout" svg:width="2.068cm" svg:height="0.958cm" svg:x="0.405cm" svg:y="7.273cm">
          <text:p text:style-name="P8"><text:span text:style-name="T8"/></text:p>
          <text:p text:style-name="P8"><text:span text:style-name="T8">headvol</text:span><text:span text:style-name="T9">s1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Rectangle 3" draw:style-name="gr68" draw:text-style-name="P1" xml:id="id31" draw:id="id31" draw:layer="layout" svg:width="2.219cm" svg:height="1.28cm" svg:x="0.254cm" svg:y="15.966cm">
          <text:p text:style-name="P8"><text:span text:style-name="T8">hrfdata</text:span></text:p>
          <text:p text:style-name="P8"><text:span text:style-name="T11">(groupResults)</text:span></text:p>
          <draw:enhanced-geometry svg:viewBox="0 0 21600 21600" draw:type="non-primitive" draw:enhanced-path="M 0 0 L 21600 0 21600 21600 0 21600 Z N"/>
        </draw:custom-shape>
        <draw:custom-shape draw:name="Rectangle 4" draw:style-name="gr68" draw:text-style-name="P1" xml:id="id36" draw:id="id36" draw:layer="layout" svg:width="2.068cm" svg:height="0.959cm" svg:x="6.144cm" svg:y="8.582cm">
          <text:p text:style-name="P8"><text:span text:style-name="T8"/></text:p>
          <text:p text:style-name="P8"><text:span text:style-name="T8">refpts</text:span><text:span text:style-name="T9">s1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Rectangle 5" draw:style-name="gr68" draw:text-style-name="P1" xml:id="id33" draw:id="id33" draw:layer="layout" svg:width="2.068cm" svg:height="0.959cm" svg:x="5.644cm" svg:y="14.118cm">
          <text:p text:style-name="P8"><text:span text:style-name="T8"/></text:p>
          <text:p text:style-name="P8"><text:span text:style-name="T8">probe</text:span><text:span text:style-name="T9">s0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Freeform: Shape 6" draw:style-name="gr69" draw:text-style-name="P1" xml:id="id29" draw:id="id29" draw:layer="layout" svg:width="3.764cm" svg:height="1.118cm" svg:x="9.56cm" svg:y="10.343cm">
          <text:p text:style-name="P8"><text:span text:style-name="T7">RegisterProbe2Headsurf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7" draw:style-name="gr70" draw:layer="layout" svg:x1="2.473cm" svg:y1="7.752cm" svg:x2="11.442cm" svg:y2="10.343cm" draw:start-shape="id28" draw:start-glue-point="1" draw:end-shape="id29" draw:end-glue-point="0" svg:d="M2473 7752h8969v2591">
          <text:p/>
        </draw:connector>
        <draw:connector draw:name="Connector: Elbow 8" draw:style-name="gr71" draw:layer="layout" svg:x1="8.212cm" svg:y1="9.061cm" svg:x2="13.324cm" svg:y2="10.902cm" draw:end-shape="id29" draw:end-glue-point="1" svg:d="M8212 9061h5676v1841h-564">
          <text:p/>
        </draw:connector>
        <draw:custom-shape draw:name="Rectangle 9" draw:style-name="gr68" draw:text-style-name="P1" xml:id="id30" draw:id="id30" draw:layer="layout" svg:width="1.666cm" svg:height="1.661cm" svg:x="12.73cm" svg:y="13.684cm">
          <text:p text:style-name="P8"><text:span text:style-name="T8"/></text:p>
          <text:p text:style-name="P8"><text:span text:style-name="T8">headvol</text:span></text:p>
          <text:p text:style-name="P8"><text:span text:style-name="T8">+</text:span></text:p>
          <text:p text:style-name="P8"><text:span text:style-name="T8">probe</text:span><text:span text:style-name="T9">s1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Freeform: Shape 10" draw:style-name="gr69" draw:text-style-name="P1" xml:id="id35" draw:id="id35" draw:layer="layout" svg:width="2.06cm" svg:height="1.118cm" svg:x="4.165cm" svg:y="9.914cm">
          <text:p text:style-name="P8"><text:span text:style-name="T7">FindRef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1" draw:style-name="gr72" draw:layer="layout" svg:x1="11.442cm" svg:y1="11.461cm" svg:x2="13.563cm" svg:y2="13.684cm" draw:start-shape="id29" draw:end-shape="id30" draw:end-glue-point="0" svg:d="M11442 11461v1111h2121v1112">
          <text:p/>
        </draw:connector>
        <draw:custom-shape draw:name="Freeform: Shape 12" draw:style-name="gr69" draw:text-style-name="P1" xml:id="id32" draw:id="id32" draw:layer="layout" svg:width="2.006cm" svg:height="1.119cm" svg:x="3.919cm" svg:y="11.786cm">
          <text:p text:style-name="P8"><text:span text:style-name="T7">getProbe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3" draw:style-name="gr73" draw:layer="layout" svg:x1="2.473cm" svg:y1="16.606cm" svg:x2="3.919cm" svg:y2="12.345cm" draw:start-shape="id31" draw:start-glue-point="1" draw:end-shape="id32" draw:end-glue-point="3" svg:d="M2473 16606h723v-4261h723">
          <text:p/>
        </draw:connector>
        <draw:connector draw:name="Connector: Elbow 14" draw:style-name="gr74" draw:layer="layout" svg:x1="4.922cm" svg:y1="12.905cm" svg:x2="6.678cm" svg:y2="14.118cm" draw:start-shape="id32" draw:start-glue-point="2" draw:end-shape="id33" draw:end-glue-point="0" svg:d="M4922 12905v606h1756v607">
          <text:p/>
        </draw:connector>
        <draw:connector draw:name="Connector: Elbow 15" draw:style-name="gr75" draw:layer="layout" draw:line-skew="0cm 0.507cm" svg:x1="6.678cm" svg:y1="15.077cm" svg:x2="9.56cm" svg:y2="10.902cm" draw:start-shape="id33" draw:start-glue-point="2" draw:end-shape="id29" draw:end-glue-point="3" svg:d="M6678 15077v564h2466v-4739h416">
          <text:p/>
        </draw:connector>
        <draw:connector draw:name="Connector: Elbow 16" draw:style-name="gr76" draw:layer="layout" draw:line-skew="0cm -0.22cm" svg:x1="2.473cm" svg:y1="10.361cm" svg:x2="5.195cm" svg:y2="11.032cm" draw:start-shape="id34" draw:start-glue-point="1" draw:end-shape="id35" draw:end-glue-point="2" svg:d="M2473 10361h847v1015h1875v-344">
          <text:p/>
        </draw:connector>
        <draw:connector draw:name="Connector: Elbow 17" draw:style-name="gr77" draw:layer="layout" svg:x1="4.165cm" svg:y1="10.473cm" svg:x2="7.178cm" svg:y2="8.582cm" draw:start-shape="id35" draw:start-glue-point="3" draw:end-shape="id36" draw:end-glue-point="0" svg:d="M4165 10473h-564v-2456h3577v565">
          <text:p/>
        </draw:connector>
        <draw:frame draw:name="TextBox 18" draw:style-name="gr78" draw:text-style-name="P10" draw:layer="layout" svg:width="15.607cm" svg:height="3.439cm" svg:x="2.587cm" svg:y="0.371cm">
          <draw:text-box>
            <text:p text:style-name="P8"><text:span text:style-name="T12">WORKFLOW PIPELINE, CASE 1:</text:span></text:p>
            <text:p text:style-name="P8"><text:span text:style-name="T2">Objects that change when new subject is selected </text:span></text:p>
            <text:p text:style-name="P8"><text:span text:style-name="T2">in AtlasViewerGUI</text:span></text:p>
          </draw:text-box>
        </draw:frame>
        <draw:custom-shape draw:name="Straight Connector 19" draw:style-name="gr79" draw:text-style-name="P1" draw:layer="layout" svg:width="0.001cm" svg:height="13.262cm" svg:x="2.8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0" draw:style-name="gr80" draw:text-style-name="P1" draw:layer="layout" svg:width="0.001cm" svg:height="13.262cm" svg:x="8.6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1" draw:style-name="gr81" draw:text-style-name="P1" draw:layer="layout" svg:width="0.001cm" svg:height="13.262cm" svg:x="14.8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2" draw:style-name="gr82" draw:text-style-name="P1" draw:layer="layout" svg:width="0.001cm" svg:height="13.268cm" svg:x="20.43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23" draw:style-name="gr68" draw:text-style-name="P1" xml:id="id38" draw:id="id38" draw:layer="layout" svg:width="2.415cm" svg:height="1.18cm" svg:x="17.716cm" svg:y="13.153cm">
          <text:p text:style-name="P8"><text:span text:style-name="T8">fwmodel</text:span><text:span text:style-name="T9">s3</text:span></text:p>
          <draw:enhanced-geometry svg:viewBox="0 0 21600 21600" draw:type="non-primitive" draw:enhanced-path="M 0 0 L 21600 0 21600 21600 0 21600 Z N"/>
        </draw:custom-shape>
        <draw:connector draw:name="Connector: Elbow 24" draw:style-name="gr83" draw:layer="layout" svg:x1="16.276cm" svg:y1="10.015cm" svg:x2="17.716cm" svg:y2="13.743cm" draw:start-shape="id37" draw:start-glue-point="3" draw:end-shape="id38" draw:end-glue-point="3" svg:d="M16276 10015h-564v3728h2004">
          <text:p/>
        </draw:connector>
        <draw:custom-shape draw:name="Freeform: Shape 25" draw:style-name="gr69" draw:text-style-name="P1" xml:id="id37" draw:id="id37" draw:layer="layout" svg:width="3.048cm" svg:height="2.032cm" svg:x="16.276cm" svg:y="8.999cm">
          <text:p text:style-name="P8"><text:span text:style-name="T7">genMCoutput</text:span></text:p>
          <text:p text:style-name="P8"><text:span text:style-name="T7">+</text:span></text:p>
          <text:p text:style-name="P8"><text:span text:style-name="T7">genSensitivity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26" draw:style-name="gr84" draw:layer="layout" svg:x1="14.396cm" svg:y1="14.514cm" svg:x2="17.8cm" svg:y2="8.999cm" draw:start-shape="id30" draw:start-glue-point="1" draw:end-shape="id37" draw:end-glue-point="0" svg:d="M14396 14514h941v-6079h2463v564">
          <text:p/>
        </draw:connector>
        <draw:custom-shape draw:name="Rectangle 27" draw:style-name="gr68" draw:text-style-name="P1" xml:id="id40" draw:id="id40" draw:layer="layout" svg:width="2.415cm" svg:height="1.18cm" svg:x="22.698cm" svg:y="13.454cm">
          <text:p text:style-name="P8"><text:span text:style-name="T8">imgrecon</text:span><text:span text:style-name="T9">s3</text:span></text:p>
          <draw:enhanced-geometry svg:viewBox="0 0 21600 21600" draw:type="non-primitive" draw:enhanced-path="M 0 0 L 21600 0 21600 21600 0 21600 Z N"/>
        </draw:custom-shape>
        <draw:connector draw:name="Connector: Elbow 28" draw:style-name="gr85" draw:layer="layout" svg:x1="21.821cm" svg:y1="10.29cm" svg:x2="22.698cm" svg:y2="14.044cm" draw:start-shape="id39" draw:start-glue-point="3" draw:end-shape="id40" draw:end-glue-point="3" svg:d="M21821 10290h-565v3754h1442">
          <text:p/>
        </draw:connector>
        <draw:custom-shape draw:name="Freeform: Shape 29" draw:style-name="gr86" draw:text-style-name="P1" xml:id="id39" draw:id="id39" draw:layer="layout" svg:width="1.885cm" svg:height="1.483cm" svg:x="21.821cm" svg:y="9.549cm">
          <text:p text:style-name="P9"><text:span text:style-name="T7">Image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30" draw:style-name="gr87" draw:layer="layout" svg:x1="20.131cm" svg:y1="13.743cm" svg:x2="22.763cm" svg:y2="9.549cm" draw:start-shape="id38" draw:start-glue-point="1" draw:end-shape="id39" draw:end-glue-point="0" svg:d="M20131 13743h845v-4759h1787v565">
          <text:p/>
        </draw:connector>
        <draw:custom-shape draw:name="Straight Connector 31" draw:style-name="gr88" draw:text-style-name="P1" draw:layer="layout" svg:width="24.93cm" svg:height="0.03cm" svg:x="0.256cm" svg:y="18.4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nector: Elbow 32" draw:style-name="gr89" draw:layer="layout" svg:x1="1.363cm" svg:y1="17.246cm" svg:x2="23.905cm" svg:y2="14.634cm" draw:start-shape="id31" draw:start-glue-point="2" svg:d="M1363 17246v565h22542v-3177">
          <text:p/>
        </draw:connector>
        <draw:frame draw:name="TextBox 33" draw:style-name="gr53" draw:text-style-name="P1" draw:layer="layout" svg:width="17.152cm" svg:height="0.894cm" svg:x="0.3cm" svg:y="18.356cm">
          <draw:text-box>
            <text:p text:style-name="P9"><text:span text:style-name="T13">***** NOTE: Subscripts in the blue boxes represent coordinate space</text:span></text:p>
          </draw:text-box>
        </draw:frame>
        <draw:frame draw:name="TextBox 34" draw:style-name="gr90" draw:text-style-name="P1" draw:layer="layout" svg:width="6.858cm" svg:height="4.307cm" svg:x="18.288cm" svg:y="0.207cm">
          <draw:text-box>
            <text:p text:style-name="P9"><text:span text:style-name="T7">/Group</text:span></text:p>
            <text:p text:style-name="P9"><text:span text:style-name="T7"><text:s text:c="4"/></text:span><text:span text:style-name="T7">/anatomical</text:span><text:span text:style-name="T7"><text:tab/></text:span><text:span text:style-name="T7"> <text:s text:c="8"/>/Subj1</text:span></text:p>
            <text:p text:style-name="P9"><text:span text:style-name="T7"><text:s text:c="9"/></text:span><text:span text:style-name="T7">headvol.vox <text:s text:c="15"/>/anatomical</text:span></text:p>
            <text:p text:style-name="P9"><text:span text:style-name="T7"><text:s text:c="9"/></text:span><text:span text:style-name="T7">headsurf.mesh <text:s text:c="17"/>headvol.vox</text:span></text:p>
            <text:p text:style-name="P9"><text:span text:style-name="T7"><text:s text:c="9"/></text:span><text:span text:style-name="T7">refpts.txt</text:span><text:span text:style-name="T7"><text:tab/></text:span><text:span text:style-name="T7"> <text:s text:c="19"/>headsurf.mesh</text:span></text:p>
            <text:p text:style-name="P9"><text:span text:style-name="T7"><text:s text:c="4"/></text:span><text:span text:style-name="T7">groupResults.mat <text:s text:c="17"/>refpts.txt</text:span></text:p>
            <text:p text:style-name="P9"><text:span text:style-name="T7"><text:s text:c="4"/></text:span><text:span text:style-name="T7">probe.SD <text:s text:c="25"/>run01.nirs</text:span></text:p>
            <text:p text:style-name="P9"><text:span text:style-name="T7"><text:s text:c="4"/></text:span><text:span text:style-name="T7">/fw <text:s text:c="36"/>run02.nirs</text:span></text:p>
            <text:p text:style-name="P9"><text:span text:style-name="T7"><text:s text:c="10"/></text:span><text:span text:style-name="T7">Adot.mat <text:s text:c="20"/>/fw</text:span></text:p>
            <text:p text:style-name="P9"><text:span text:style-name="T7"><text:s text:c="4"/></text:span><text:span text:style-name="T7">/imagerecon <text:s text:c="27"/>Adot.mat</text:span></text:p>
            <text:p text:style-name="P9"><text:span text:style-name="T7"><text:s text:c="10"/></text:span><text:span text:style-name="T7">Aimg.mat <text:s text:c="19"/>/imagerecon</text:span></text:p>
            <text:p text:style-name="P9"><text:span text:style-name="T7"><text:s text:c="54"/></text:span><text:span text:style-name="T7">Aimg.mat</text:span></text:p>
          </draw:text-box>
        </draw:frame>
        <draw:custom-shape draw:name="Straight Connector 35" draw:style-name="gr91" draw:text-style-name="P1" draw:layer="layout" svg:width="24.93cm" svg:height="0.03cm" svg:x="0.306cm" svg:y="6.7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7" draw:style-name="gr57" draw:text-style-name="P1" draw:layer="layout" svg:width="5.146cm" svg:height="1.013cm" svg:x="3.29cm" svg:y="5.255cm">
          <draw:text-box>
            <text:p text:style-name="P9"><text:span text:style-name="T14">Derived data, stage 1 : <text:s text:c="2"/></text:span></text:p>
            <text:p text:style-name="P9"><text:span text:style-name="T14">reference points + probe</text:span></text:p>
          </draw:text-box>
        </draw:frame>
        <draw:frame draw:name="TextBox 38" draw:style-name="gr65" draw:text-style-name="P1" draw:layer="layout" svg:width="6.048cm" svg:height="1.394cm" svg:x="8.942cm" svg:y="5.234cm">
          <draw:text-box>
            <text:p text:style-name="P9"><text:span text:style-name="T14">Derived data, stage 2 :</text:span></text:p>
            <text:p text:style-name="P9"><text:span text:style-name="T14">probe registered to head volume space</text:span></text:p>
          </draw:text-box>
        </draw:frame>
        <draw:custom-shape draw:name="Straight Connector 39" draw:style-name="gr92" draw:text-style-name="P1" draw:layer="layout" svg:width="24.93cm" svg:height="0.006cm" svg:x="0.306cm" svg:y="5.1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0" draw:style-name="gr59" draw:text-style-name="P1" draw:layer="layout" svg:width="4.796cm" svg:height="1.27cm" svg:x="15.042cm" svg:y="5.234cm">
          <draw:text-box>
            <text:p text:style-name="P9"><text:span text:style-name="T14">Derived data, stage 3 :</text:span></text:p>
            <text:p text:style-name="P9"><text:span text:style-name="T14">forward model</text:span></text:p>
          </draw:text-box>
        </draw:frame>
        <draw:frame draw:name="TextBox 41" draw:style-name="gr60" draw:text-style-name="P1" draw:layer="layout" svg:width="4.122cm" svg:height="1.27cm" svg:x="20.542cm" svg:y="5.234cm">
          <draw:text-box>
            <text:p text:style-name="P9"><text:span text:style-name="T14">Derived data, stage 4 :</text:span></text:p>
            <text:p text:style-name="P9"><text:span text:style-name="T14">image reconstruction</text:span></text:p>
          </draw:text-box>
        </draw:frame>
        <draw:frame draw:name="TextBox 31" draw:style-name="gr56" draw:text-style-name="P1" draw:layer="layout" svg:width="2.569cm" svg:height="1.407cm" svg:x="0.05cm" svg:y="5.256cm">
          <draw:text-box>
            <text:p text:style-name="P9"><text:span text:style-name="T14">Initial data : </text:span></text:p>
            <text:p text:style-name="P9"><text:span text:style-name="T14">anatomical + time course</text:span></text:p>
          </draw:text-box>
        </draw:frame>
        <presentation:notes draw:style-name="dp2">
          <draw:frame draw:name="Slide Number Placeholder 7" draw:style-name="gr25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layer="layout" svg:width="11.43cm" svg:height="8.572cm" svg:x="3.81cm" svg:y="3.175cm" draw:page-number="4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5" draw:style-name="dp3" draw:master-page-name="Master1-Layout7-blank-Blank" presentation:presentation-page-layout-name="AL1T13">
        <draw:custom-shape draw:name="Rectangle 1" draw:style-name="gr36" draw:text-style-name="P1" draw:layer="layout" svg:width="2.068cm" svg:height="0.959cm" svg:x="0.405cm" svg:y="9.882cm">
          <text:p text:style-name="P8"><text:span text:style-name="T8"/></text:p>
          <text:p text:style-name="P8"><text:span text:style-name="T8">headsurf</text:span><text:span text:style-name="T9">s1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Rectangle 2" draw:style-name="gr36" draw:text-style-name="P1" xml:id="id41" draw:id="id41" draw:layer="layout" svg:width="2.068cm" svg:height="0.958cm" svg:x="0.405cm" svg:y="7.273cm">
          <text:p text:style-name="P8"><text:span text:style-name="T8"/></text:p>
          <text:p text:style-name="P8"><text:span text:style-name="T8">headvol</text:span><text:span text:style-name="T9">s1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Rectangle 3" draw:style-name="gr68" draw:text-style-name="P1" xml:id="id44" draw:id="id44" draw:layer="layout" svg:width="2.219cm" svg:height="1.28cm" svg:x="0.254cm" svg:y="15.966cm">
          <text:p text:style-name="P8"><text:span text:style-name="T8">hrfdata</text:span></text:p>
          <text:p text:style-name="P8"><text:span text:style-name="T11">(groupResults)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" draw:layer="layout" svg:width="2.068cm" svg:height="0.959cm" svg:x="6.144cm" svg:y="8.582cm">
          <text:p text:style-name="P8"><text:span text:style-name="T8"/></text:p>
          <text:p text:style-name="P8"><text:span text:style-name="T8">refpts</text:span><text:span text:style-name="T9">s1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Rectangle 5" draw:style-name="gr36" draw:text-style-name="P1" xml:id="id46" draw:id="id46" draw:layer="layout" svg:width="2.068cm" svg:height="0.959cm" svg:x="5.644cm" svg:y="14.118cm">
          <text:p text:style-name="P8"><text:span text:style-name="T8"/></text:p>
          <text:p text:style-name="P8"><text:span text:style-name="T8">probe</text:span><text:span text:style-name="T9">s0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Freeform: Shape 6" draw:style-name="gr37" draw:text-style-name="P1" xml:id="id42" draw:id="id42" draw:layer="layout" svg:width="3.764cm" svg:height="1.118cm" svg:x="9.56cm" svg:y="10.343cm">
          <text:p text:style-name="P8"><text:span text:style-name="T7">RegisterProbe2Headsurf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7" draw:style-name="gr93" draw:layer="layout" svg:x1="2.473cm" svg:y1="7.752cm" svg:x2="11.442cm" svg:y2="10.343cm" draw:start-shape="id41" draw:start-glue-point="1" draw:end-shape="id42" draw:end-glue-point="0" svg:d="M2473 7752h8969v2591">
          <text:p/>
        </draw:connector>
        <draw:connector draw:name="Connector: Elbow 8" draw:style-name="gr94" draw:layer="layout" svg:x1="8.212cm" svg:y1="9.061cm" svg:x2="13.324cm" svg:y2="10.902cm" draw:end-shape="id42" draw:end-glue-point="1" svg:d="M8212 9061h5613v1841h-501">
          <text:p/>
        </draw:connector>
        <draw:custom-shape draw:name="Rectangle 9" draw:style-name="gr36" draw:text-style-name="P1" xml:id="id43" draw:id="id43" draw:layer="layout" svg:width="1.666cm" svg:height="1.661cm" svg:x="12.73cm" svg:y="13.684cm">
          <text:p text:style-name="P8"><text:span text:style-name="T8"/></text:p>
          <text:p text:style-name="P8"><text:span text:style-name="T8">headvol</text:span></text:p>
          <text:p text:style-name="P8"><text:span text:style-name="T8">+</text:span></text:p>
          <text:p text:style-name="P8"><text:span text:style-name="T8">probe</text:span><text:span text:style-name="T9">s1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Freeform: Shape 10" draw:style-name="gr37" draw:text-style-name="P1" draw:layer="layout" svg:width="2.06cm" svg:height="1.118cm" svg:x="3.265cm" svg:y="9.714cm">
          <text:p text:style-name="P8"><text:span text:style-name="T7">FindRef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1" draw:style-name="gr95" draw:layer="layout" svg:x1="11.442cm" svg:y1="11.461cm" svg:x2="13.563cm" svg:y2="13.684cm" draw:start-shape="id42" draw:end-shape="id43" draw:end-glue-point="0" svg:d="M11442 11461v1111h2121v1112">
          <text:p/>
        </draw:connector>
        <draw:custom-shape draw:name="Freeform: Shape 12" draw:style-name="gr37" draw:text-style-name="P1" xml:id="id45" draw:id="id45" draw:layer="layout" svg:width="2.006cm" svg:height="1.119cm" svg:x="3.919cm" svg:y="11.886cm">
          <text:p text:style-name="P8"><text:span text:style-name="T7">getProbe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3" draw:style-name="gr96" draw:layer="layout" svg:x1="2.473cm" svg:y1="16.606cm" svg:x2="3.919cm" svg:y2="12.445cm" draw:start-shape="id44" draw:start-glue-point="1" draw:end-shape="id45" svg:d="M2473 16606h755v-4161h691">
          <text:p/>
        </draw:connector>
        <draw:connector draw:name="Connector: Elbow 14" draw:style-name="gr97" draw:layer="layout" draw:line-skew="-0.35cm" svg:x1="4.922cm" svg:y1="13.005cm" svg:x2="6.678cm" svg:y2="14.118cm" draw:start-shape="id45" draw:start-glue-point="2" svg:d="M4922 13005v457h1756v656">
          <text:p/>
        </draw:connector>
        <draw:connector draw:name="Connector: Elbow 15" draw:style-name="gr98" draw:layer="layout" draw:line-skew="0cm 0.253cm" svg:x1="6.678cm" svg:y1="15.077cm" svg:x2="9.56cm" svg:y2="10.902cm" draw:start-shape="id46" draw:start-glue-point="2" draw:end-shape="id42" draw:end-glue-point="3" svg:d="M6678 15077v501h2212v-4676h670">
          <text:p/>
        </draw:connector>
        <draw:custom-shape draw:name="Straight Connector 18" draw:style-name="gr99" draw:text-style-name="P1" draw:layer="layout" svg:width="24.93cm" svg:height="0.03cm" svg:x="0.28cm" svg:y="6.7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20" draw:style-name="gr57" draw:text-style-name="P1" draw:layer="layout" svg:width="5.146cm" svg:height="1.013cm" svg:x="3.264cm" svg:y="5.255cm">
          <draw:text-box>
            <text:p text:style-name="P9"><text:span text:style-name="T14">Derived data, stage 1 : <text:s text:c="2"/></text:span></text:p>
            <text:p text:style-name="P9"><text:span text:style-name="T14">reference points + probe</text:span></text:p>
          </draw:text-box>
        </draw:frame>
        <draw:frame draw:name="TextBox 21" draw:style-name="gr65" draw:text-style-name="P1" draw:layer="layout" svg:width="6.048cm" svg:height="1.394cm" svg:x="8.916cm" svg:y="5.234cm">
          <draw:text-box>
            <text:p text:style-name="P9"><text:span text:style-name="T14">Derived data, stage 2 :</text:span></text:p>
            <text:p text:style-name="P9"><text:span text:style-name="T14">probe registered to head volume space</text:span></text:p>
          </draw:text-box>
        </draw:frame>
        <draw:custom-shape draw:name="Straight Connector 22" draw:style-name="gr100" draw:text-style-name="P1" draw:layer="layout" svg:width="24.93cm" svg:height="0.006cm" svg:x="0.28cm" svg:y="5.1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3" draw:style-name="gr101" draw:text-style-name="P1" draw:layer="layout" svg:width="0.001cm" svg:height="13.241cm" svg:x="2.83cm" svg:y="5.155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4" draw:style-name="gr102" draw:text-style-name="P1" draw:layer="layout" svg:width="0.001cm" svg:height="13.262cm" svg:x="8.6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5" draw:style-name="gr103" draw:text-style-name="P1" draw:layer="layout" svg:width="0.001cm" svg:height="13.262cm" svg:x="14.8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6" draw:style-name="gr104" draw:text-style-name="P1" draw:layer="layout" svg:width="0.001cm" svg:height="13.262cm" svg:x="20.43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27" draw:style-name="gr36" draw:text-style-name="P1" xml:id="id48" draw:id="id48" draw:layer="layout" svg:width="2.415cm" svg:height="1.18cm" svg:x="17.716cm" svg:y="13.153cm">
          <text:p text:style-name="P8"><text:span text:style-name="T8">fwmodel</text:span><text:span text:style-name="T9">s3</text:span></text:p>
          <draw:enhanced-geometry svg:viewBox="0 0 21600 21600" draw:type="non-primitive" draw:enhanced-path="M 0 0 L 21600 0 21600 21600 0 21600 Z N"/>
        </draw:custom-shape>
        <draw:connector draw:name="Connector: Elbow 28" draw:style-name="gr105" draw:layer="layout" svg:x1="16.276cm" svg:y1="10.015cm" svg:x2="17.716cm" svg:y2="13.743cm" draw:start-shape="id47" draw:start-glue-point="3" draw:end-shape="id48" draw:end-glue-point="3" svg:d="M16276 10015h-501v3728h1941">
          <text:p/>
        </draw:connector>
        <draw:custom-shape draw:name="Freeform: Shape 29" draw:style-name="gr37" draw:text-style-name="P1" xml:id="id47" draw:id="id47" draw:layer="layout" svg:width="3.048cm" svg:height="2.032cm" svg:x="16.276cm" svg:y="8.999cm">
          <text:p text:style-name="P8"><text:span text:style-name="T7">genMCoutput</text:span></text:p>
          <text:p text:style-name="P8"><text:span text:style-name="T7">+</text:span></text:p>
          <text:p text:style-name="P8"><text:span text:style-name="T7">genSensitivity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30" draw:style-name="gr106" draw:layer="layout" svg:x1="14.396cm" svg:y1="14.514cm" svg:x2="19.324cm" svg:y2="10.015cm" draw:start-shape="id43" draw:start-glue-point="1" draw:end-shape="id47" draw:end-glue-point="1" svg:d="M14396 14514h5429v-4499h-501">
          <text:p/>
        </draw:connector>
        <draw:custom-shape draw:name="Rectangle 31" draw:style-name="gr68" draw:text-style-name="P1" xml:id="id50" draw:id="id50" draw:layer="layout" svg:width="2.415cm" svg:height="1.18cm" svg:x="22.698cm" svg:y="13.454cm">
          <text:p text:style-name="P8"><text:span text:style-name="T8">imgrecon</text:span><text:span text:style-name="T9">s3</text:span></text:p>
          <draw:enhanced-geometry svg:viewBox="0 0 21600 21600" draw:type="non-primitive" draw:enhanced-path="M 0 0 L 21600 0 21600 21600 0 21600 Z N"/>
        </draw:custom-shape>
        <draw:connector draw:name="Connector: Elbow 32" draw:style-name="gr107" draw:layer="layout" svg:x1="21.821cm" svg:y1="10.29cm" svg:x2="22.698cm" svg:y2="14.044cm" draw:start-shape="id49" draw:start-glue-point="3" draw:end-shape="id50" draw:end-glue-point="3" svg:d="M21821 10290h-502v3754h1379">
          <text:p/>
        </draw:connector>
        <draw:custom-shape draw:name="Freeform: Shape 33" draw:style-name="gr50" draw:text-style-name="P1" xml:id="id49" draw:id="id49" draw:layer="layout" svg:width="1.885cm" svg:height="1.483cm" svg:x="21.821cm" svg:y="9.549cm">
          <text:p text:style-name="P9"><text:span text:style-name="T7">Image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34" draw:style-name="gr108" draw:layer="layout" svg:x1="20.131cm" svg:y1="13.743cm" svg:x2="23.706cm" svg:y2="10.29cm" draw:start-shape="id48" draw:start-glue-point="1" draw:end-shape="id49" draw:end-glue-point="1" svg:d="M20131 13743h4409v-3453h-834">
          <text:p/>
        </draw:connector>
        <draw:custom-shape draw:name="Straight Connector 35" draw:style-name="gr109" draw:text-style-name="P1" draw:layer="layout" svg:width="24.93cm" svg:height="0.03cm" svg:x="0.256cm" svg:y="18.4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nector: Elbow 36" draw:style-name="gr110" draw:layer="layout" svg:x1="1.363cm" svg:y1="17.246cm" svg:x2="22.764cm" svg:y2="17.133cm" draw:start-shape="id44" draw:start-glue-point="2" draw:end-shape="id51" draw:end-glue-point="2" svg:d="M1363 17246v565h21401v-678">
          <text:p/>
        </draw:connector>
        <draw:frame draw:name="TextBox 37" draw:style-name="gr59" draw:text-style-name="P1" draw:layer="layout" svg:width="4.796cm" svg:height="1.27cm" svg:x="15.016cm" svg:y="5.234cm">
          <draw:text-box>
            <text:p text:style-name="P9"><text:span text:style-name="T14">Derived data, stage 3 :</text:span></text:p>
            <text:p text:style-name="P9"><text:span text:style-name="T14">forward model</text:span></text:p>
          </draw:text-box>
        </draw:frame>
        <draw:frame draw:name="TextBox 38" draw:style-name="gr60" draw:text-style-name="P1" draw:layer="layout" svg:width="4.122cm" svg:height="1.27cm" svg:x="20.516cm" svg:y="5.234cm">
          <draw:text-box>
            <text:p text:style-name="P9"><text:span text:style-name="T14">Derived data, stage 4 :</text:span></text:p>
            <text:p text:style-name="P9"><text:span text:style-name="T14">image reconstruction</text:span></text:p>
          </draw:text-box>
        </draw:frame>
        <draw:frame draw:name="TextBox 39" draw:style-name="gr53" draw:text-style-name="P1" draw:layer="layout" svg:width="17.152cm" svg:height="0.894cm" svg:x="0.3cm" svg:y="18.356cm">
          <draw:text-box>
            <text:p text:style-name="P9"><text:span text:style-name="T13">***** NOTE: Subscripts in the blue boxes represent coordinate space</text:span></text:p>
          </draw:text-box>
        </draw:frame>
        <draw:custom-shape draw:name="Freeform: Shape 40" draw:style-name="gr86" draw:text-style-name="P1" xml:id="id51" draw:id="id51" draw:layer="layout" svg:width="1.885cm" svg:height="1.483cm" svg:x="21.822cm" svg:y="15.65cm">
          <text:p text:style-name="P9"><text:span text:style-name="T7">getImg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41" draw:style-name="gr111" draw:layer="layout" svg:x1="22.764cm" svg:y1="15.65cm" svg:x2="23.905cm" svg:y2="14.634cm" draw:start-shape="id51" draw:start-glue-point="0" draw:end-shape="id50" draw:end-glue-point="2" svg:d="M22764 15650v-508h1141v-508">
          <text:p/>
        </draw:connector>
        <draw:frame draw:name="TextBox 42" draw:style-name="gr112" draw:text-style-name="P1" draw:layer="layout" svg:width="15.607cm" svg:height="2.537cm" svg:x="3.488cm" svg:y="0.372cm">
          <draw:text-box>
            <text:p text:style-name="P8"><text:span text:style-name="T12">WORKFLOW PIPELINE, CASE 1:</text:span></text:p>
            <text:p text:style-name="P8"><text:span text:style-name="T2">Objects that change when new subject is selected in AtlasViewerGUI</text:span></text:p>
          </draw:text-box>
        </draw:frame>
        <draw:frame draw:name="TextBox 43" draw:style-name="gr90" draw:text-style-name="P1" draw:layer="layout" svg:width="6.858cm" svg:height="4.307cm" svg:x="18.288cm" svg:y="0.11cm">
          <draw:text-box>
            <text:p text:style-name="P9"><text:span text:style-name="T7">/Group</text:span></text:p>
            <text:p text:style-name="P9"><text:span text:style-name="T7"><text:s text:c="4"/></text:span><text:span text:style-name="T7">/anatomical</text:span><text:span text:style-name="T7"><text:tab/></text:span><text:span text:style-name="T7"> <text:s text:c="8"/>/Subj1</text:span></text:p>
            <text:p text:style-name="P9"><text:span text:style-name="T7"><text:s text:c="9"/></text:span><text:span text:style-name="T7">headvol.vox <text:s text:c="15"/>run01.snirf</text:span></text:p>
            <text:p text:style-name="P9"><text:span text:style-name="T7"><text:s text:c="9"/></text:span><text:span text:style-name="T7">headsurf.mesh <text:s text:c="10"/>run02.snirf</text:span></text:p>
            <text:p text:style-name="P9"><text:span text:style-name="T7"><text:s text:c="9"/></text:span><text:span text:style-name="T7">refpts.txt</text:span><text:span text:style-name="T7"><text:tab/></text:span><text:span text:style-name="T7"> <text:s text:c="13"/>/imagerecon</text:span></text:p>
            <text:p text:style-name="P9"><text:span text:style-name="T7"><text:s text:c="4"/></text:span><text:span text:style-name="T7">groupResults.mat <text:s text:c="16"/>Aimg.mat</text:span></text:p>
            <text:p text:style-name="P9"><text:span text:style-name="T7"><text:s text:c="4"/></text:span><text:span text:style-name="T7">probe.SD</text:span></text:p>
            <text:p text:style-name="P9"><text:span text:style-name="T7"><text:s text:c="4"/></text:span><text:span text:style-name="T7">/fw</text:span></text:p>
            <text:p text:style-name="P9"><text:span text:style-name="T7"><text:s text:c="10"/></text:span><text:span text:style-name="T7">Adot.mat</text:span></text:p>
            <text:p text:style-name="P9"><text:span text:style-name="T7"><text:s text:c="4"/></text:span><text:span text:style-name="T7">/imagerecon</text:span></text:p>
            <text:p text:style-name="P9"><text:span text:style-name="T7"><text:s text:c="10"/></text:span><text:span text:style-name="T7">Aimg.mat</text:span></text:p>
            <text:p text:style-name="P9"><text:span text:style-name="T7"/></text:p>
          </draw:text-box>
        </draw:frame>
        <draw:frame draw:name="TextBox 31" draw:style-name="gr56" draw:text-style-name="P1" draw:layer="layout" svg:width="2.569cm" svg:height="1.407cm" svg:x="0.05cm" svg:y="5.256cm">
          <draw:text-box>
            <text:p text:style-name="P9"><text:span text:style-name="T14">Initial data : </text:span></text:p>
            <text:p text:style-name="P9"><text:span text:style-name="T14">anatomical + time course</text:span></text:p>
          </draw:text-box>
        </draw:frame>
        <presentation:notes draw:style-name="dp2">
          <draw:frame draw:name="Slide Number Placeholder 7" draw:style-name="gr25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layer="layout" svg:width="11.43cm" svg:height="8.572cm" svg:x="3.81cm" svg:y="3.175cm" draw:page-number="5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6" draw:style-name="dp1" draw:master-page-name="Master1-Layout7-blank-Blank" presentation:presentation-page-layout-name="AL1T13">
        <draw:custom-shape draw:name="Rectangle 1" draw:style-name="gr36" draw:text-style-name="P1" xml:id="id54" draw:id="id54" draw:layer="layout" svg:width="1.887cm" svg:height="1.18cm" svg:x="0.38cm" svg:y="8.845cm">
          <text:p text:style-name="P8"><text:span text:style-name="T8">headsurf</text:span><text:span text:style-name="T9">s1</text:span></text:p>
          <draw:enhanced-geometry svg:viewBox="0 0 21600 21600" draw:type="non-primitive" draw:enhanced-path="M 0 0 L 21600 0 21600 21600 0 21600 Z N"/>
        </draw:custom-shape>
        <draw:custom-shape draw:name="Rectangle 2" draw:style-name="gr36" draw:text-style-name="P1" xml:id="id60" draw:id="id60" draw:layer="layout" svg:width="1.887cm" svg:height="1.18cm" svg:x="0.38cm" svg:y="6.987cm">
          <text:p text:style-name="P8"><text:span text:style-name="T8">headvol</text:span><text:span text:style-name="T9">s1</text:span></text:p>
          <draw:enhanced-geometry svg:viewBox="0 0 21600 21600" draw:type="non-primitive" draw:enhanced-path="M 0 0 L 21600 0 21600 21600 0 21600 Z N"/>
        </draw:custom-shape>
        <draw:custom-shape draw:name="Rectangle 3" draw:style-name="gr36" draw:text-style-name="P1" xml:id="id61" draw:id="id61" draw:layer="layout" svg:width="1.887cm" svg:height="1.18cm" svg:x="0.38cm" svg:y="11.449cm">
          <text:p text:style-name="P8"><text:span text:style-name="T8">digpts</text:span><text:span text:style-name="T9">s2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" xml:id="id56" draw:id="id56" draw:layer="layout" svg:width="1.774cm" svg:height="1.18cm" svg:x="6.476cm" svg:y="7.908cm">
          <text:p text:style-name="P8"><text:span text:style-name="T8">refpts</text:span><text:span text:style-name="T15">s1</text:span></text:p>
          <draw:enhanced-geometry svg:viewBox="0 0 21600 21600" draw:type="non-primitive" draw:enhanced-path="M 0 0 L 21600 0 21600 21600 0 21600 Z N"/>
        </draw:custom-shape>
        <draw:custom-shape draw:name="Rectangle 5" draw:style-name="gr36" draw:text-style-name="P1" xml:id="id58" draw:id="id58" draw:layer="layout" svg:width="1.774cm" svg:height="1.18cm" svg:x="6.664cm" svg:y="12.588cm">
          <text:p text:style-name="P8"><text:span text:style-name="T8">probe</text:span><text:span text:style-name="T9">s2</text:span></text:p>
          <draw:enhanced-geometry svg:viewBox="0 0 21600 21600" draw:type="non-primitive" draw:enhanced-path="M 0 0 L 21600 0 21600 21600 0 21600 Z N"/>
        </draw:custom-shape>
        <draw:custom-shape draw:name="Freeform: Shape 6" draw:style-name="gr50" draw:text-style-name="P1" xml:id="id52" draw:id="id52" draw:layer="layout" svg:width="3.676cm" svg:height="1.377cm" svg:x="9.755cm" svg:y="9.712cm">
          <text:p text:style-name="P9"><text:span text:style-name="T7">RegisterHeadvol2Dig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7" draw:style-name="gr36" draw:text-style-name="P1" xml:id="id53" draw:id="id53" draw:layer="layout" svg:width="1.563cm" svg:height="2.044cm" svg:x="13.087cm" svg:y="11.956cm">
          <text:p text:style-name="P8"><text:span text:style-name="T8"/></text:p>
          <text:p text:style-name="P8"><text:span text:style-name="T8">headvol</text:span></text:p>
          <text:p text:style-name="P8"><text:span text:style-name="T8">+</text:span></text:p>
          <text:p text:style-name="P8"><text:span text:style-name="T8">probe</text:span><text:span text:style-name="T15">s3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Freeform: Shape 8" draw:style-name="gr50" draw:text-style-name="P1" xml:id="id55" draw:id="id55" draw:layer="layout" svg:width="1.885cm" svg:height="1.483cm" svg:x="3.582cm" svg:y="8.532cm">
          <text:p text:style-name="P9"><text:span text:style-name="T7">FindRef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9" draw:style-name="gr113" draw:layer="layout" svg:x1="9.755cm" svg:y1="10.4cm" svg:x2="13.868cm" svg:y2="11.956cm" draw:start-shape="id52" draw:start-glue-point="3" draw:end-shape="id53" draw:end-glue-point="0" svg:d="M9755 10400h-501v-1190h4614v2746">
          <text:p/>
        </draw:connector>
        <draw:connector draw:name="Connector: Elbow 10" draw:style-name="gr114" draw:layer="layout" svg:x1="2.267cm" svg:y1="9.435cm" svg:x2="5.467cm" svg:y2="9.273cm" draw:start-shape="id54" draw:start-glue-point="1" draw:end-shape="id55" draw:end-glue-point="1" svg:d="M2267 9435h657v1081h3169v-1243h-626">
          <text:p/>
        </draw:connector>
        <draw:connector draw:name="Connector: Elbow 11" draw:style-name="gr115" draw:layer="layout" svg:x1="3.582cm" svg:y1="9.273cm" svg:x2="6.476cm" svg:y2="8.498cm" draw:start-shape="id55" draw:start-glue-point="3" draw:end-shape="id56" draw:end-glue-point="3" svg:d="M3582 9273h-502v-775h3396">
          <text:p/>
        </draw:connector>
        <draw:custom-shape draw:name="Freeform: Shape 12" draw:style-name="gr37" draw:text-style-name="P1" xml:id="id57" draw:id="id57" draw:layer="layout" svg:width="2.55cm" svg:height="1.515cm" svg:x="2.956cm" svg:y="14.351cm">
          <text:p text:style-name="P8"><text:span text:style-name="T7">getDigpts</text:span></text:p>
          <text:p text:style-name="P8"><text:span text:style-name="T7">+</text:span></text:p>
          <text:p text:style-name="P8"><text:span text:style-name="T7">getProbe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3" draw:style-name="gr116" draw:layer="layout" svg:x1="1.323cm" svg:y1="12.629cm" svg:x2="4.231cm" svg:y2="14.351cm" svg:d="M1323 12629h1454v1722h1454">
          <text:p/>
        </draw:connector>
        <draw:connector draw:name="Connector: Elbow 14" draw:style-name="gr117" draw:layer="layout" svg:x1="2.956cm" svg:y1="15.108cm" svg:x2="6.664cm" svg:y2="13.178cm" draw:start-shape="id57" draw:start-glue-point="3" draw:end-shape="id58" draw:end-glue-point="3" svg:d="M2956 15108h-501v-1930h4209">
          <text:p/>
        </draw:connector>
        <draw:custom-shape draw:name="Freeform: Shape 15" draw:style-name="gr50" draw:text-style-name="P1" xml:id="id59" draw:id="id59" draw:layer="layout" svg:width="3.98cm" svg:height="1.376cm" svg:x="10.088cm" svg:y="15.43cm">
          <text:p text:style-name="P9"><text:span text:style-name="T7">RegisterProbe2Headsurf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Straight Connector 16" draw:style-name="gr118" draw:text-style-name="P1" draw:layer="layout" svg:width="0.001cm" svg:height="13.094cm" svg:x="2.756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nector: Elbow 17" draw:style-name="gr119" draw:layer="layout" svg:x1="10.088cm" svg:y1="16.118cm" svg:x2="13.868cm" svg:y2="14cm" draw:start-shape="id59" draw:start-glue-point="3" draw:end-shape="id53" draw:end-glue-point="2" svg:d="M10088 16118h-501v-1402h4281v-716">
          <text:p/>
        </draw:connector>
        <draw:connector draw:name="Connector: Elbow 18" draw:style-name="gr120" draw:layer="layout" svg:x1="2.267cm" svg:y1="7.577cm" svg:x2="11.593cm" svg:y2="9.712cm" draw:start-shape="id60" draw:start-glue-point="1" draw:end-shape="id52" draw:end-glue-point="0" svg:d="M2267 7577h9326v2135">
          <text:p/>
        </draw:connector>
        <draw:connector draw:name="Connector: Elbow 19" draw:style-name="gr121" draw:layer="layout" svg:x1="2.267cm" svg:y1="12.039cm" svg:x2="11.593cm" svg:y2="11.089cm" draw:start-shape="id61" draw:start-glue-point="1" draw:end-shape="id52" draw:end-glue-point="2" svg:d="M2267 12039h9326v-950">
          <text:p/>
        </draw:connector>
        <draw:connector draw:name="Connector: Elbow 20" draw:style-name="gr122" draw:layer="layout" svg:x1="7.551cm" svg:y1="13.768cm" svg:x2="14.068cm" svg:y2="16.118cm" draw:start-shape="id58" draw:start-glue-point="2" draw:end-shape="id59" draw:end-glue-point="1" svg:d="M7551 13768v832h7184v1518h-667">
          <text:p/>
        </draw:connector>
        <draw:custom-shape draw:name="Rectangle 21" draw:style-name="gr36" draw:text-style-name="P1" xml:id="id66" draw:id="id66" draw:layer="layout" svg:width="2.219cm" svg:height="1.28cm" svg:x="0.281cm" svg:y="16.592cm">
          <text:p text:style-name="P8"><text:span text:style-name="T8">hrfdata</text:span></text:p>
          <text:p text:style-name="P8"><text:span text:style-name="T11">(groupResults)</text:span></text:p>
          <draw:enhanced-geometry svg:viewBox="0 0 21600 21600" draw:type="non-primitive" draw:enhanced-path="M 0 0 L 21600 0 21600 21600 0 21600 Z N"/>
        </draw:custom-shape>
        <draw:custom-shape draw:name="Rectangle 22" draw:style-name="gr36" draw:text-style-name="P1" xml:id="id63" draw:id="id63" draw:layer="layout" svg:width="2.415cm" svg:height="1.18cm" svg:x="17.56cm" svg:y="13.078cm">
          <text:p text:style-name="P8"><text:span text:style-name="T8">fwmodel</text:span><text:span text:style-name="T9">s3</text:span></text:p>
          <draw:enhanced-geometry svg:viewBox="0 0 21600 21600" draw:type="non-primitive" draw:enhanced-path="M 0 0 L 21600 0 21600 21600 0 21600 Z N"/>
        </draw:custom-shape>
        <draw:connector draw:name="Connector: Elbow 23" draw:style-name="gr123" draw:layer="layout" svg:x1="16.22cm" svg:y1="9.94cm" svg:x2="17.56cm" svg:y2="13.668cm" draw:start-shape="id62" draw:start-glue-point="3" draw:end-shape="id63" draw:end-glue-point="3" svg:d="M16220 9940h-501v3728h1841">
          <text:p/>
        </draw:connector>
        <draw:custom-shape draw:name="Freeform: Shape 24" draw:style-name="gr37" draw:text-style-name="P1" xml:id="id62" draw:id="id62" draw:layer="layout" svg:width="3.048cm" svg:height="2.032cm" svg:x="16.22cm" svg:y="8.924cm">
          <text:p text:style-name="P8"><text:span text:style-name="T7">genMCOutput</text:span></text:p>
          <text:p text:style-name="P8"><text:span text:style-name="T7">+</text:span></text:p>
          <text:p text:style-name="P8"><text:span text:style-name="T7">genSensitivity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25" draw:style-name="gr124" draw:layer="layout" svg:x1="14.65cm" svg:y1="12.978cm" svg:x2="19.268cm" svg:y2="9.94cm" draw:start-shape="id53" draw:start-glue-point="1" draw:end-shape="id62" draw:end-glue-point="1" svg:d="M14650 12978h5119v-3038h-501">
          <text:p/>
        </draw:connector>
        <draw:connector draw:name="Connector: Elbow 26" draw:style-name="gr125" draw:layer="layout" svg:x1="8.25cm" svg:y1="8.498cm" svg:x2="13.431cm" svg:y2="10.4cm" draw:start-shape="id56" draw:start-glue-point="1" draw:end-shape="id52" draw:end-glue-point="1" svg:d="M8250 8498h6038v1902h-857">
          <text:p/>
        </draw:connector>
        <draw:custom-shape draw:name="Straight Connector 27" draw:style-name="gr126" draw:text-style-name="P1" draw:layer="layout" svg:width="0.001cm" svg:height="13.088cm" svg:x="8.656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8" draw:style-name="gr127" draw:text-style-name="P1" draw:layer="layout" svg:width="0.001cm" svg:height="12.988cm" svg:x="15.056cm" svg:y="5.2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9" draw:style-name="gr128" draw:text-style-name="P1" draw:layer="layout" svg:width="0.001cm" svg:height="13.088cm" svg:x="20.356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30" draw:style-name="gr36" draw:text-style-name="P1" xml:id="id65" draw:id="id65" draw:layer="layout" svg:width="2.415cm" svg:height="1.18cm" svg:x="22.742cm" svg:y="13.379cm">
          <text:p text:style-name="P8"><text:span text:style-name="T8">imgrecon</text:span><text:span text:style-name="T9">s3</text:span></text:p>
          <draw:enhanced-geometry svg:viewBox="0 0 21600 21600" draw:type="non-primitive" draw:enhanced-path="M 0 0 L 21600 0 21600 21600 0 21600 Z N"/>
        </draw:custom-shape>
        <draw:connector draw:name="Connector: Elbow 31" draw:style-name="gr129" draw:layer="layout" svg:x1="21.765cm" svg:y1="10.215cm" svg:x2="22.742cm" svg:y2="13.969cm" draw:start-shape="id64" draw:start-glue-point="3" draw:end-shape="id65" draw:end-glue-point="3" svg:d="M21765 10215h-502v3754h1479">
          <text:p/>
        </draw:connector>
        <draw:custom-shape draw:name="Freeform: Shape 32" draw:style-name="gr50" draw:text-style-name="P1" xml:id="id64" draw:id="id64" draw:layer="layout" svg:width="1.885cm" svg:height="1.483cm" svg:x="21.765cm" svg:y="9.474cm">
          <text:p text:style-name="P9"><text:span text:style-name="T7">Image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33" draw:style-name="gr130" draw:layer="layout" svg:x1="19.975cm" svg:y1="13.668cm" svg:x2="23.65cm" svg:y2="10.215cm" draw:start-shape="id63" draw:start-glue-point="1" draw:end-shape="id64" draw:end-glue-point="1" svg:d="M19975 13668h4509v-3453h-834">
          <text:p/>
        </draw:connector>
        <draw:custom-shape draw:name="Straight Connector 34" draw:style-name="gr131" draw:text-style-name="P1" draw:layer="layout" svg:width="24.93cm" svg:height="0.03cm" svg:x="0.181cm" svg:y="18.254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5" draw:style-name="gr46" draw:text-style-name="P1" draw:layer="layout" svg:width="10.781cm" svg:height="2.537cm" svg:x="7.28cm" svg:y="0.398cm">
          <draw:text-box>
            <text:p text:style-name="P8"><text:span text:style-name="T12">WORKFLOW PIPELINE, CASE 2: <text:s/></text:span></text:p>
            <text:p text:style-name="P8"><text:span text:style-name="T12">digitized points</text:span></text:p>
          </draw:text-box>
        </draw:frame>
        <draw:frame draw:name="TextBox 36" draw:style-name="gr53" draw:text-style-name="P1" draw:layer="layout" svg:width="17.152cm" svg:height="0.894cm" svg:x="0.4cm" svg:y="18.356cm">
          <draw:text-box>
            <text:p text:style-name="P9"><text:span text:style-name="T13">***** NOTE: Subscripts in the blue boxes represent coordinate spaces</text:span></text:p>
          </draw:text-box>
        </draw:frame>
        <draw:custom-shape draw:name="Straight Connector 37" draw:style-name="gr132" draw:text-style-name="P1" draw:layer="layout" svg:width="24.93cm" svg:height="0.03cm" svg:x="0.306cm" svg:y="6.8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9" draw:style-name="gr57" draw:text-style-name="P1" draw:layer="layout" svg:width="5.146cm" svg:height="1.013cm" svg:x="3.29cm" svg:y="5.255cm">
          <draw:text-box>
            <text:p text:style-name="P9"><text:span text:style-name="T14">Derived data, stage 1 : <text:s text:c="2"/></text:span></text:p>
            <text:p text:style-name="P9"><text:span text:style-name="T14">reference points + probe</text:span></text:p>
          </draw:text-box>
        </draw:frame>
        <draw:frame draw:name="TextBox 40" draw:style-name="gr65" draw:text-style-name="P1" draw:layer="layout" svg:width="6.048cm" svg:height="1.394cm" svg:x="8.942cm" svg:y="5.234cm">
          <draw:text-box>
            <text:p text:style-name="P9"><text:span text:style-name="T14">Derived data, stage 2 :</text:span></text:p>
            <text:p text:style-name="P9"><text:span text:style-name="T14">probe registered to head volume space</text:span></text:p>
          </draw:text-box>
        </draw:frame>
        <draw:custom-shape draw:name="Straight Connector 41" draw:style-name="gr133" draw:text-style-name="P1" draw:layer="layout" svg:width="24.93cm" svg:height="0.006cm" svg:x="0.306cm" svg:y="5.1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2" draw:style-name="gr59" draw:text-style-name="P1" draw:layer="layout" svg:width="4.796cm" svg:height="1.27cm" svg:x="15.042cm" svg:y="5.234cm">
          <draw:text-box>
            <text:p text:style-name="P9"><text:span text:style-name="T14">Derived data, stage 3 :</text:span></text:p>
            <text:p text:style-name="P9"><text:span text:style-name="T14">forward model</text:span></text:p>
          </draw:text-box>
        </draw:frame>
        <draw:frame draw:name="TextBox 43" draw:style-name="gr60" draw:text-style-name="P1" draw:layer="layout" svg:width="4.122cm" svg:height="1.27cm" svg:x="20.542cm" svg:y="5.234cm">
          <draw:text-box>
            <text:p text:style-name="P9"><text:span text:style-name="T14">Derived data, stage 4 :</text:span></text:p>
            <text:p text:style-name="P9"><text:span text:style-name="T14">image reconstruction</text:span></text:p>
          </draw:text-box>
        </draw:frame>
        <draw:connector draw:name="Connector: Elbow 44" draw:style-name="gr134" draw:layer="layout" svg:x1="2.5cm" svg:y1="17.232cm" svg:x2="22.338cm" svg:y2="17.093cm" draw:start-shape="id66" draw:start-glue-point="1" draw:end-shape="id67" draw:end-glue-point="2" svg:d="M2500 17232h9448v362h10390v-501">
          <text:p/>
        </draw:connector>
        <draw:custom-shape draw:name="Freeform: Shape 45" draw:style-name="gr50" draw:text-style-name="P1" xml:id="id67" draw:id="id67" draw:layer="layout" svg:width="1.885cm" svg:height="1.663cm" svg:x="21.396cm" svg:y="15.43cm">
          <text:p text:style-name="P9"><text:span text:style-name="T7">getImg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46" draw:style-name="gr135" draw:layer="layout" svg:x1="21.396cm" svg:y1="16.261cm" svg:x2="23.994cm" svg:y2="14.554cm" draw:start-shape="id67" draw:start-glue-point="3" svg:d="M21396 16261h-502v-1707h3100">
          <text:p/>
        </draw:connector>
        <draw:frame draw:name="TextBox 31" draw:style-name="gr56" draw:text-style-name="P1" draw:layer="layout" svg:width="2.569cm" svg:height="1.407cm" svg:x="0.05cm" svg:y="5.256cm">
          <draw:text-box>
            <text:p text:style-name="P9"><text:span text:style-name="T14">Initial data : </text:span></text:p>
            <text:p text:style-name="P9"><text:span text:style-name="T14">anatomical + time course</text:span></text:p>
          </draw:text-box>
        </draw:frame>
        <presentation:notes draw:style-name="dp2">
          <draw:frame draw:name="Slide Number Placeholder 7" draw:style-name="gr25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layer="layout" svg:width="11.43cm" svg:height="8.572cm" svg:x="3.81cm" svg:y="3.175cm" draw:page-number="6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7" draw:style-name="dp1" draw:master-page-name="Master1-Layout7-blank-Blank" presentation:presentation-page-layout-name="AL1T13">
        <draw:custom-shape draw:name="Rectangle 1" draw:style-name="gr68" draw:text-style-name="P1" xml:id="id70" draw:id="id70" draw:layer="layout" svg:width="1.887cm" svg:height="1.18cm" svg:x="0.38cm" svg:y="8.945cm">
          <text:p text:style-name="P8"><text:span text:style-name="T8">headsurf</text:span><text:span text:style-name="T9">s1</text:span></text:p>
          <draw:enhanced-geometry svg:viewBox="0 0 21600 21600" draw:type="non-primitive" draw:enhanced-path="M 0 0 L 21600 0 21600 21600 0 21600 Z N"/>
        </draw:custom-shape>
        <draw:custom-shape draw:name="Rectangle 2" draw:style-name="gr68" draw:text-style-name="P1" xml:id="id76" draw:id="id76" draw:layer="layout" svg:width="1.887cm" svg:height="1.18cm" svg:x="0.38cm" svg:y="7.087cm">
          <text:p text:style-name="P8"><text:span text:style-name="T8">headvol</text:span><text:span text:style-name="T9">s1</text:span></text:p>
          <draw:enhanced-geometry svg:viewBox="0 0 21600 21600" draw:type="non-primitive" draw:enhanced-path="M 0 0 L 21600 0 21600 21600 0 21600 Z N"/>
        </draw:custom-shape>
        <draw:custom-shape draw:name="Rectangle 3" draw:style-name="gr68" draw:text-style-name="P1" xml:id="id77" draw:id="id77" draw:layer="layout" svg:width="1.887cm" svg:height="1.18cm" svg:x="0.38cm" svg:y="11.549cm">
          <text:p text:style-name="P8"><text:span text:style-name="T8">digpts</text:span><text:span text:style-name="T9">s2</text:span></text:p>
          <draw:enhanced-geometry svg:viewBox="0 0 21600 21600" draw:type="non-primitive" draw:enhanced-path="M 0 0 L 21600 0 21600 21600 0 21600 Z N"/>
        </draw:custom-shape>
        <draw:custom-shape draw:name="Rectangle 4" draw:style-name="gr68" draw:text-style-name="P1" xml:id="id72" draw:id="id72" draw:layer="layout" svg:width="1.774cm" svg:height="1.18cm" svg:x="6.476cm" svg:y="8.008cm">
          <text:p text:style-name="P8"><text:span text:style-name="T8">refpts</text:span><text:span text:style-name="T15">s1</text:span></text:p>
          <draw:enhanced-geometry svg:viewBox="0 0 21600 21600" draw:type="non-primitive" draw:enhanced-path="M 0 0 L 21600 0 21600 21600 0 21600 Z N"/>
        </draw:custom-shape>
        <draw:custom-shape draw:name="Rectangle 5" draw:style-name="gr68" draw:text-style-name="P1" xml:id="id74" draw:id="id74" draw:layer="layout" svg:width="1.774cm" svg:height="1.18cm" svg:x="6.664cm" svg:y="12.688cm">
          <text:p text:style-name="P8"><text:span text:style-name="T8">probe</text:span><text:span text:style-name="T9">s2</text:span></text:p>
          <draw:enhanced-geometry svg:viewBox="0 0 21600 21600" draw:type="non-primitive" draw:enhanced-path="M 0 0 L 21600 0 21600 21600 0 21600 Z N"/>
        </draw:custom-shape>
        <draw:custom-shape draw:name="Freeform: Shape 6" draw:style-name="gr86" draw:text-style-name="P1" xml:id="id68" draw:id="id68" draw:layer="layout" svg:width="3.676cm" svg:height="1.377cm" svg:x="9.755cm" svg:y="9.812cm">
          <text:p text:style-name="P9"><text:span text:style-name="T7">RegisterHeadvol2Dig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7" draw:style-name="gr68" draw:text-style-name="P1" xml:id="id69" draw:id="id69" draw:layer="layout" svg:width="1.563cm" svg:height="2.044cm" svg:x="13.087cm" svg:y="12.056cm">
          <text:p text:style-name="P8"><text:span text:style-name="T8"/></text:p>
          <text:p text:style-name="P8"><text:span text:style-name="T8">headvol</text:span></text:p>
          <text:p text:style-name="P8"><text:span text:style-name="T8">+</text:span></text:p>
          <text:p text:style-name="P8"><text:span text:style-name="T8">probe</text:span><text:span text:style-name="T15">s3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Freeform: Shape 8" draw:style-name="gr86" draw:text-style-name="P1" xml:id="id71" draw:id="id71" draw:layer="layout" svg:width="1.885cm" svg:height="1.483cm" svg:x="3.582cm" svg:y="8.632cm">
          <text:p text:style-name="P9"><text:span text:style-name="T7">FindRef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9" draw:style-name="gr136" draw:layer="layout" svg:x1="9.755cm" svg:y1="10.5cm" svg:x2="13.868cm" svg:y2="12.056cm" draw:start-shape="id68" draw:start-glue-point="3" draw:end-shape="id69" draw:end-glue-point="0" svg:d="M9755 10500h-564v-1253h4677v2809">
          <text:p/>
        </draw:connector>
        <draw:connector draw:name="Connector: Elbow 10" draw:style-name="gr137" draw:layer="layout" svg:x1="2.267cm" svg:y1="9.535cm" svg:x2="5.467cm" svg:y2="9.373cm" draw:start-shape="id70" draw:start-glue-point="1" draw:end-shape="id71" draw:end-glue-point="1" svg:d="M2267 9535h657v1144h3232v-1306h-689">
          <text:p/>
        </draw:connector>
        <draw:connector draw:name="Connector: Elbow 11" draw:style-name="gr138" draw:layer="layout" svg:x1="3.582cm" svg:y1="9.373cm" svg:x2="6.476cm" svg:y2="8.598cm" draw:start-shape="id71" draw:start-glue-point="3" draw:end-shape="id72" draw:end-glue-point="3" svg:d="M3582 9373h-565v-775h3459">
          <text:p/>
        </draw:connector>
        <draw:custom-shape draw:name="Freeform: Shape 12" draw:style-name="gr69" draw:text-style-name="P1" xml:id="id73" draw:id="id73" draw:layer="layout" svg:width="2.55cm" svg:height="1.515cm" svg:x="2.956cm" svg:y="14.451cm">
          <text:p text:style-name="P8"><text:span text:style-name="T7">getDigpts</text:span></text:p>
          <text:p text:style-name="P8"><text:span text:style-name="T7">+</text:span></text:p>
          <text:p text:style-name="P8"><text:span text:style-name="T7">getProbe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3" draw:style-name="gr139" draw:layer="layout" svg:x1="1.323cm" svg:y1="12.729cm" svg:x2="4.231cm" svg:y2="14.451cm" svg:d="M1323 12729h1454v1722h1454">
          <text:p/>
        </draw:connector>
        <draw:connector draw:name="Connector: Elbow 14" draw:style-name="gr140" draw:layer="layout" svg:x1="2.956cm" svg:y1="15.208cm" svg:x2="6.664cm" svg:y2="13.278cm" draw:start-shape="id73" draw:start-glue-point="3" draw:end-shape="id74" draw:end-glue-point="3" svg:d="M2956 15208h-564v-1930h4272">
          <text:p/>
        </draw:connector>
        <draw:custom-shape draw:name="Freeform: Shape 15" draw:style-name="gr86" draw:text-style-name="P1" xml:id="id75" draw:id="id75" draw:layer="layout" svg:width="3.98cm" svg:height="1.376cm" svg:x="10.088cm" svg:y="15.53cm">
          <text:p text:style-name="P9"><text:span text:style-name="T7">RegisterProbe2Headsurf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Straight Connector 16" draw:style-name="gr141" draw:text-style-name="P1" draw:layer="layout" svg:width="0.001cm" svg:height="13.294cm" svg:x="2.756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nector: Elbow 17" draw:style-name="gr142" draw:layer="layout" svg:x1="10.088cm" svg:y1="16.218cm" svg:x2="13.868cm" svg:y2="14.1cm" draw:start-shape="id75" draw:start-glue-point="3" draw:end-shape="id69" draw:end-glue-point="2" svg:d="M10088 16218h-564v-1402h4344v-716">
          <text:p/>
        </draw:connector>
        <draw:connector draw:name="Connector: Elbow 18" draw:style-name="gr143" draw:layer="layout" svg:x1="2.267cm" svg:y1="7.677cm" svg:x2="11.593cm" svg:y2="9.812cm" draw:start-shape="id76" draw:start-glue-point="1" draw:end-shape="id68" draw:end-glue-point="0" svg:d="M2267 7677h9326v2135">
          <text:p/>
        </draw:connector>
        <draw:connector draw:name="Connector: Elbow 19" draw:style-name="gr144" draw:layer="layout" svg:x1="2.267cm" svg:y1="12.139cm" svg:x2="11.593cm" svg:y2="11.189cm" draw:start-shape="id77" draw:start-glue-point="1" draw:end-shape="id68" draw:end-glue-point="2" svg:d="M2267 12139h9326v-950">
          <text:p/>
        </draw:connector>
        <draw:connector draw:name="Connector: Elbow 20" draw:style-name="gr145" draw:layer="layout" svg:x1="7.551cm" svg:y1="13.868cm" svg:x2="14.068cm" svg:y2="16.218cm" draw:start-shape="id74" draw:start-glue-point="2" draw:end-shape="id75" draw:end-glue-point="1" svg:d="M7551 13868v832h7247v1518h-730">
          <text:p/>
        </draw:connector>
        <draw:custom-shape draw:name="Rectangle 21" draw:style-name="gr68" draw:text-style-name="P1" xml:id="id82" draw:id="id82" draw:layer="layout" svg:width="2.219cm" svg:height="1.28cm" svg:x="0.281cm" svg:y="16.692cm">
          <text:p text:style-name="P8"><text:span text:style-name="T8">hrfdata</text:span></text:p>
          <text:p text:style-name="P8"><text:span text:style-name="T11">(groupResults)</text:span></text:p>
          <draw:enhanced-geometry svg:viewBox="0 0 21600 21600" draw:type="non-primitive" draw:enhanced-path="M 0 0 L 21600 0 21600 21600 0 21600 Z N"/>
        </draw:custom-shape>
        <draw:custom-shape draw:name="Rectangle 22" draw:style-name="gr68" draw:text-style-name="P1" xml:id="id79" draw:id="id79" draw:layer="layout" svg:width="2.415cm" svg:height="1.18cm" svg:x="17.56cm" svg:y="13.178cm">
          <text:p text:style-name="P8"><text:span text:style-name="T8">fwmodel</text:span><text:span text:style-name="T9">s3</text:span></text:p>
          <draw:enhanced-geometry svg:viewBox="0 0 21600 21600" draw:type="non-primitive" draw:enhanced-path="M 0 0 L 21600 0 21600 21600 0 21600 Z N"/>
        </draw:custom-shape>
        <draw:connector draw:name="Connector: Elbow 23" draw:style-name="gr146" draw:layer="layout" svg:x1="16.32cm" svg:y1="10.04cm" svg:x2="17.56cm" svg:y2="13.768cm" draw:start-shape="id78" draw:start-glue-point="3" draw:end-shape="id79" draw:end-glue-point="3" svg:d="M16320 10040h-564v3728h1804">
          <text:p/>
        </draw:connector>
        <draw:custom-shape draw:name="Freeform: Shape 24" draw:style-name="gr69" draw:text-style-name="P1" xml:id="id78" draw:id="id78" draw:layer="layout" svg:width="3.048cm" svg:height="2.032cm" svg:x="16.32cm" svg:y="9.024cm">
          <text:p text:style-name="P8"><text:span text:style-name="T7">genMCOutput</text:span></text:p>
          <text:p text:style-name="P8"><text:span text:style-name="T7">+</text:span></text:p>
          <text:p text:style-name="P8"><text:span text:style-name="T7">genSensitivity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25" draw:style-name="gr147" draw:layer="layout" svg:x1="14.65cm" svg:y1="13.078cm" svg:x2="19.368cm" svg:y2="10.04cm" draw:start-shape="id69" draw:start-glue-point="1" draw:end-shape="id78" draw:end-glue-point="1" svg:d="M14650 13078h5282v-3038h-564">
          <text:p/>
        </draw:connector>
        <draw:connector draw:name="Connector: Elbow 26" draw:style-name="gr148" draw:layer="layout" svg:x1="8.25cm" svg:y1="8.598cm" svg:x2="13.431cm" svg:y2="10.5cm" draw:start-shape="id72" draw:start-glue-point="1" draw:end-shape="id68" draw:end-glue-point="1" svg:d="M8250 8598h6101v1902h-920">
          <text:p/>
        </draw:connector>
        <draw:custom-shape draw:name="Straight Connector 27" draw:style-name="gr149" draw:text-style-name="P1" draw:layer="layout" svg:width="0.001cm" svg:height="13.294cm" svg:x="8.656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8" draw:style-name="gr150" draw:text-style-name="P1" draw:layer="layout" svg:width="0.014cm" svg:height="13.294cm" svg:x="15.042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9" draw:style-name="gr151" draw:text-style-name="P1" draw:layer="layout" svg:width="0.001cm" svg:height="13.288cm" svg:x="20.356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30" draw:style-name="gr68" draw:text-style-name="P1" xml:id="id81" draw:id="id81" draw:layer="layout" svg:width="2.415cm" svg:height="1.18cm" svg:x="22.742cm" svg:y="13.479cm">
          <text:p text:style-name="P8"><text:span text:style-name="T8">imgrecon</text:span><text:span text:style-name="T9">s3</text:span></text:p>
          <draw:enhanced-geometry svg:viewBox="0 0 21600 21600" draw:type="non-primitive" draw:enhanced-path="M 0 0 L 21600 0 21600 21600 0 21600 Z N"/>
        </draw:custom-shape>
        <draw:connector draw:name="Connector: Elbow 31" draw:style-name="gr152" draw:layer="layout" svg:x1="21.765cm" svg:y1="10.315cm" svg:x2="22.742cm" svg:y2="14.069cm" draw:start-shape="id80" draw:start-glue-point="3" draw:end-shape="id81" draw:end-glue-point="3" svg:d="M21765 10315h-565v3754h1542">
          <text:p/>
        </draw:connector>
        <draw:custom-shape draw:name="Freeform: Shape 32" draw:style-name="gr86" draw:text-style-name="P1" xml:id="id80" draw:id="id80" draw:layer="layout" svg:width="1.885cm" svg:height="1.483cm" svg:x="21.765cm" svg:y="9.574cm">
          <text:p text:style-name="P9"><text:span text:style-name="T7">Image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33" draw:style-name="gr153" draw:layer="layout" svg:x1="19.975cm" svg:y1="13.768cm" svg:x2="23.65cm" svg:y2="10.315cm" draw:start-shape="id79" draw:start-glue-point="1" draw:end-shape="id80" draw:end-glue-point="1" svg:d="M19975 13768h4572v-3453h-897">
          <text:p/>
        </draw:connector>
        <draw:custom-shape draw:name="Straight Connector 34" draw:style-name="gr154" draw:text-style-name="P1" draw:layer="layout" svg:width="24.93cm" svg:height="0.03cm" svg:x="0.181cm" svg:y="18.454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5" draw:style-name="gr46" draw:text-style-name="P1" draw:layer="layout" svg:width="15.607cm" svg:height="2.537cm" svg:x="4.767cm" svg:y="0.398cm">
          <draw:text-box>
            <text:p text:style-name="P8"><text:span text:style-name="T12">WORKFLOW PIPELINE, CASE 2: <text:s/></text:span></text:p>
            <text:p text:style-name="P8"><text:span text:style-name="T2">Objects that change when new subject is selected in AtlasViewerGUI</text:span></text:p>
          </draw:text-box>
        </draw:frame>
        <draw:frame draw:name="TextBox 36" draw:style-name="gr53" draw:text-style-name="P1" draw:layer="layout" svg:width="17.152cm" svg:height="0.894cm" svg:x="0.4cm" svg:y="18.356cm">
          <draw:text-box>
            <text:p text:style-name="P9"><text:span text:style-name="T13">***** NOTE: Subscripts in the blue boxes represent coordinate spaces</text:span></text:p>
          </draw:text-box>
        </draw:frame>
        <draw:frame draw:name="TextBox 37" draw:style-name="gr155" draw:text-style-name="P1" draw:layer="layout" svg:width="6.858cm" svg:height="4.645cm" svg:x="18.288cm" svg:y="0.109cm">
          <draw:text-box>
            <text:p text:style-name="P9"><text:span text:style-name="T7">/Group</text:span></text:p>
            <text:p text:style-name="P9"><text:span text:style-name="T7"><text:s text:c="4"/></text:span><text:span text:style-name="T7">/anatomical</text:span><text:span text:style-name="T7"><text:tab/></text:span><text:span text:style-name="T7"> <text:s text:c="8"/>/Subj1</text:span></text:p>
            <text:p text:style-name="P9"><text:span text:style-name="T7"><text:s text:c="9"/></text:span><text:span text:style-name="T7">headvol.vox <text:s text:c="15"/>run01.snirf</text:span></text:p>
            <text:p text:style-name="P9"><text:span text:style-name="T7"><text:s text:c="9"/></text:span><text:span text:style-name="T7">headsurf.mesh <text:s text:c="10"/>run02.snirf</text:span></text:p>
            <text:p text:style-name="P9"><text:span text:style-name="T7"><text:s text:c="9"/></text:span><text:span text:style-name="T7">refpts.txt</text:span><text:span text:style-name="T7"><text:tab/></text:span><text:span text:style-name="T7"> <text:s text:c="13"/>/anatomical</text:span></text:p>
            <text:p text:style-name="P9"><text:span text:style-name="T7"><text:s text:c="4"/></text:span><text:span text:style-name="T7">digpts.txt <text:s text:c="30"/>headvol.vox</text:span></text:p>
            <text:p text:style-name="P9"><text:span text:style-name="T7"><text:s text:c="4"/></text:span><text:span text:style-name="T7">groupResults.mat <text:s text:c="16"/>headsurf.mesh</text:span></text:p>
            <text:p text:style-name="P9"><text:span text:style-name="T7"><text:s text:c="4"/></text:span><text:span text:style-name="T7">probe.SD <text:s text:c="30"/>refpts.txt</text:span></text:p>
            <text:p text:style-name="P9"><text:span text:style-name="T7"><text:s text:c="4"/></text:span><text:span text:style-name="T7">/fw <text:s text:c="35"/>digpts.txt</text:span></text:p>
            <text:p text:style-name="P9"><text:span text:style-name="T7"><text:s text:c="10"/></text:span><text:span text:style-name="T7">Adot.mat <text:s text:c="19"/>/fw</text:span></text:p>
            <text:p text:style-name="P9"><text:span text:style-name="T7"><text:s text:c="4"/></text:span><text:span text:style-name="T7">/imagerecon <text:s text:c="27"/>Adot.mat</text:span></text:p>
            <text:p text:style-name="P9"><text:span text:style-name="T7"><text:s text:c="10"/></text:span><text:span text:style-name="T7">Aimg.mat <text:s text:c="18"/>/imagerecon</text:span></text:p>
            <text:p text:style-name="P9"><text:span text:style-name="T7"><text:s text:c="54"/></text:span><text:span text:style-name="T7">Aimg.mat</text:span></text:p>
          </draw:text-box>
        </draw:frame>
        <draw:connector draw:name="Connector: Elbow 38" draw:style-name="gr156" draw:layer="layout" svg:x1="2.5cm" svg:y1="17.332cm" svg:x2="22.749cm" svg:y2="17.156cm" draw:start-shape="id82" draw:start-glue-point="1" draw:end-shape="id83" draw:end-glue-point="2" svg:d="M2500 17332h9653v388h10596v-564">
          <text:p/>
        </draw:connector>
        <draw:custom-shape draw:name="Freeform: Shape 39" draw:style-name="gr86" draw:text-style-name="P1" xml:id="id83" draw:id="id83" draw:layer="layout" svg:width="1.885cm" svg:height="1.483cm" svg:x="21.807cm" svg:y="15.673cm">
          <text:p text:style-name="P9"><text:span text:style-name="T7">getImg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40" draw:style-name="gr157" draw:layer="layout" svg:x1="22.749cm" svg:y1="15.673cm" svg:x2="23.949cm" svg:y2="14.659cm" draw:start-shape="id83" draw:start-glue-point="0" draw:end-shape="id81" draw:end-glue-point="2" svg:d="M22749 15673v-507h1200v-507">
          <text:p/>
        </draw:connector>
        <draw:custom-shape draw:name="Straight Connector 41" draw:style-name="gr158" draw:text-style-name="P1" draw:layer="layout" svg:width="24.93cm" svg:height="0.03cm" svg:x="0.306cm" svg:y="6.7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3" draw:style-name="gr57" draw:text-style-name="P1" draw:layer="layout" svg:width="5.146cm" svg:height="1.013cm" svg:x="3.29cm" svg:y="5.255cm">
          <draw:text-box>
            <text:p text:style-name="P9"><text:span text:style-name="T14">Derived data, stage 1 : <text:s text:c="2"/></text:span></text:p>
            <text:p text:style-name="P9"><text:span text:style-name="T14">reference points + probe</text:span></text:p>
          </draw:text-box>
        </draw:frame>
        <draw:frame draw:name="TextBox 44" draw:style-name="gr65" draw:text-style-name="P1" draw:layer="layout" svg:width="6.048cm" svg:height="1.394cm" svg:x="8.942cm" svg:y="5.234cm">
          <draw:text-box>
            <text:p text:style-name="P9"><text:span text:style-name="T14">Derived data, stage 2 :</text:span></text:p>
            <text:p text:style-name="P9"><text:span text:style-name="T14">probe registered to head volume space</text:span></text:p>
          </draw:text-box>
        </draw:frame>
        <draw:custom-shape draw:name="Straight Connector 45" draw:style-name="gr159" draw:text-style-name="P1" draw:layer="layout" svg:width="24.93cm" svg:height="0.006cm" svg:x="0.306cm" svg:y="5.1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6" draw:style-name="gr59" draw:text-style-name="P1" draw:layer="layout" svg:width="4.796cm" svg:height="1.27cm" svg:x="15.042cm" svg:y="5.234cm">
          <draw:text-box>
            <text:p text:style-name="P9"><text:span text:style-name="T14">Derived data, stage 3 :</text:span></text:p>
            <text:p text:style-name="P9"><text:span text:style-name="T14">forward model</text:span></text:p>
          </draw:text-box>
        </draw:frame>
        <draw:frame draw:name="TextBox 47" draw:style-name="gr60" draw:text-style-name="P1" draw:layer="layout" svg:width="4.122cm" svg:height="1.27cm" svg:x="20.542cm" svg:y="5.234cm">
          <draw:text-box>
            <text:p text:style-name="P9"><text:span text:style-name="T14">Derived data, stage 4 :</text:span></text:p>
            <text:p text:style-name="P9"><text:span text:style-name="T14">image reconstruction</text:span></text:p>
          </draw:text-box>
        </draw:frame>
        <draw:frame draw:name="TextBox 31" draw:style-name="gr56" draw:text-style-name="P1" draw:layer="layout" svg:width="2.569cm" svg:height="1.407cm" svg:x="0.05cm" svg:y="5.256cm">
          <draw:text-box>
            <text:p text:style-name="P9"><text:span text:style-name="T14">Initial data : </text:span></text:p>
            <text:p text:style-name="P9"><text:span text:style-name="T14">anatomical + time course</text:span></text:p>
          </draw:text-box>
        </draw:frame>
        <presentation:notes draw:style-name="dp2">
          <draw:frame draw:name="Slide Number Placeholder 7" draw:style-name="gr25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layer="layout" svg:width="11.43cm" svg:height="8.572cm" svg:x="3.81cm" svg:y="3.175cm" draw:page-number="7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8" draw:style-name="dp1" draw:master-page-name="Master1-Layout7-blank-Blank" presentation:presentation-page-layout-name="AL1T13">
        <draw:custom-shape draw:name="Rectangle 1" draw:style-name="gr36" draw:text-style-name="P1" xml:id="id86" draw:id="id86" draw:layer="layout" svg:width="1.887cm" svg:height="1.18cm" svg:x="0.38cm" svg:y="8.945cm">
          <text:p text:style-name="P8"><text:span text:style-name="T8">headsurf</text:span><text:span text:style-name="T9">s1</text:span></text:p>
          <draw:enhanced-geometry svg:viewBox="0 0 21600 21600" draw:type="non-primitive" draw:enhanced-path="M 0 0 L 21600 0 21600 21600 0 21600 Z N"/>
        </draw:custom-shape>
        <draw:custom-shape draw:name="Rectangle 2" draw:style-name="gr36" draw:text-style-name="P1" xml:id="id92" draw:id="id92" draw:layer="layout" svg:width="1.887cm" svg:height="1.18cm" svg:x="0.38cm" svg:y="7.087cm">
          <text:p text:style-name="P8"><text:span text:style-name="T8">headvol</text:span><text:span text:style-name="T9">s1</text:span></text:p>
          <draw:enhanced-geometry svg:viewBox="0 0 21600 21600" draw:type="non-primitive" draw:enhanced-path="M 0 0 L 21600 0 21600 21600 0 21600 Z N"/>
        </draw:custom-shape>
        <draw:custom-shape draw:name="Rectangle 3" draw:style-name="gr68" draw:text-style-name="P1" xml:id="id93" draw:id="id93" draw:layer="layout" svg:width="1.887cm" svg:height="1.18cm" svg:x="0.38cm" svg:y="11.549cm">
          <text:p text:style-name="P8"><text:span text:style-name="T8">digpts</text:span><text:span text:style-name="T9">s2</text:span></text:p>
          <draw:enhanced-geometry svg:viewBox="0 0 21600 21600" draw:type="non-primitive" draw:enhanced-path="M 0 0 L 21600 0 21600 21600 0 21600 Z N"/>
        </draw:custom-shape>
        <draw:custom-shape draw:name="Rectangle 4" draw:style-name="gr36" draw:text-style-name="P1" xml:id="id88" draw:id="id88" draw:layer="layout" svg:width="1.774cm" svg:height="1.18cm" svg:x="6.476cm" svg:y="8.008cm">
          <text:p text:style-name="P8"><text:span text:style-name="T8">refpts</text:span><text:span text:style-name="T15">s1</text:span></text:p>
          <draw:enhanced-geometry svg:viewBox="0 0 21600 21600" draw:type="non-primitive" draw:enhanced-path="M 0 0 L 21600 0 21600 21600 0 21600 Z N"/>
        </draw:custom-shape>
        <draw:custom-shape draw:name="Rectangle 5" draw:style-name="gr68" draw:text-style-name="P1" xml:id="id90" draw:id="id90" draw:layer="layout" svg:width="1.774cm" svg:height="1.18cm" svg:x="6.664cm" svg:y="12.688cm">
          <text:p text:style-name="P8"><text:span text:style-name="T8">probe</text:span><text:span text:style-name="T9">s2</text:span></text:p>
          <draw:enhanced-geometry svg:viewBox="0 0 21600 21600" draw:type="non-primitive" draw:enhanced-path="M 0 0 L 21600 0 21600 21600 0 21600 Z N"/>
        </draw:custom-shape>
        <draw:custom-shape draw:name="Freeform: Shape 6" draw:style-name="gr86" draw:text-style-name="P1" xml:id="id84" draw:id="id84" draw:layer="layout" svg:width="3.676cm" svg:height="1.377cm" svg:x="9.755cm" svg:y="9.812cm">
          <text:p text:style-name="P9"><text:span text:style-name="T7">RegisterHeadvol2Dig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7" draw:style-name="gr68" draw:text-style-name="P1" xml:id="id85" draw:id="id85" draw:layer="layout" svg:width="1.563cm" svg:height="2.044cm" svg:x="13.087cm" svg:y="12.056cm">
          <text:p text:style-name="P8"><text:span text:style-name="T8"/></text:p>
          <text:p text:style-name="P8"><text:span text:style-name="T8">headvol</text:span></text:p>
          <text:p text:style-name="P8"><text:span text:style-name="T8">+</text:span></text:p>
          <text:p text:style-name="P8"><text:span text:style-name="T8">probe</text:span><text:span text:style-name="T15">s3</text:span></text:p>
          <text:p text:style-name="P8"><text:span text:style-name="T10"/></text:p>
          <draw:enhanced-geometry svg:viewBox="0 0 21600 21600" draw:type="non-primitive" draw:enhanced-path="M 0 0 L 21600 0 21600 21600 0 21600 Z N"/>
        </draw:custom-shape>
        <draw:custom-shape draw:name="Freeform: Shape 8" draw:style-name="gr50" draw:text-style-name="P1" xml:id="id87" draw:id="id87" draw:layer="layout" svg:width="1.885cm" svg:height="1.483cm" svg:x="3.582cm" svg:y="8.632cm">
          <text:p text:style-name="P9"><text:span text:style-name="T7">FindRefpt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9" draw:style-name="gr160" draw:layer="layout" svg:x1="9.755cm" svg:y1="10.5cm" svg:x2="13.868cm" svg:y2="12.056cm" draw:start-shape="id84" draw:start-glue-point="3" draw:end-shape="id85" draw:end-glue-point="0" svg:d="M9755 10500h-564v-1253h4677v2809">
          <text:p/>
        </draw:connector>
        <draw:connector draw:name="Connector: Elbow 10" draw:style-name="gr161" draw:layer="layout" svg:x1="2.267cm" svg:y1="9.535cm" svg:x2="5.467cm" svg:y2="9.373cm" draw:start-shape="id86" draw:start-glue-point="1" draw:end-shape="id87" draw:end-glue-point="1" svg:d="M2267 9535h657v1081h3169v-1243h-626">
          <text:p/>
        </draw:connector>
        <draw:connector draw:name="Connector: Elbow 11" draw:style-name="gr162" draw:layer="layout" svg:x1="3.582cm" svg:y1="9.373cm" svg:x2="6.476cm" svg:y2="8.598cm" draw:start-shape="id87" draw:start-glue-point="3" draw:end-shape="id88" draw:end-glue-point="3" svg:d="M3582 9373h-502v-775h3396">
          <text:p/>
        </draw:connector>
        <draw:custom-shape draw:name="Freeform: Shape 12" draw:style-name="gr69" draw:text-style-name="P1" xml:id="id89" draw:id="id89" draw:layer="layout" svg:width="2.55cm" svg:height="1.515cm" svg:x="2.956cm" svg:y="14.451cm">
          <text:p text:style-name="P8"><text:span text:style-name="T7">getDigpts</text:span></text:p>
          <text:p text:style-name="P8"><text:span text:style-name="T7">+</text:span></text:p>
          <text:p text:style-name="P8"><text:span text:style-name="T7">getProbe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13" draw:style-name="gr163" draw:layer="layout" svg:x1="1.323cm" svg:y1="12.729cm" svg:x2="4.231cm" svg:y2="14.451cm" svg:d="M1323 12729h1454v1722h1454">
          <text:p/>
        </draw:connector>
        <draw:connector draw:name="Connector: Elbow 14" draw:style-name="gr164" draw:layer="layout" svg:x1="2.956cm" svg:y1="15.208cm" svg:x2="6.664cm" svg:y2="13.278cm" draw:start-shape="id89" draw:start-glue-point="3" draw:end-shape="id90" draw:end-glue-point="3" svg:d="M2956 15208h-564v-1930h4272">
          <text:p/>
        </draw:connector>
        <draw:custom-shape draw:name="Freeform: Shape 15" draw:style-name="gr86" draw:text-style-name="P1" xml:id="id91" draw:id="id91" draw:layer="layout" svg:width="3.98cm" svg:height="1.376cm" svg:x="10.088cm" svg:y="15.53cm">
          <text:p text:style-name="P9"><text:span text:style-name="T7">RegisterProbe2Headsurf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Straight Connector 16" draw:style-name="gr165" draw:text-style-name="P1" draw:layer="layout" svg:width="0.001cm" svg:height="13.294cm" svg:x="2.756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onnector draw:name="Connector: Elbow 17" draw:style-name="gr166" draw:layer="layout" svg:x1="10.088cm" svg:y1="16.218cm" svg:x2="13.868cm" svg:y2="14.1cm" draw:start-shape="id91" draw:start-glue-point="3" draw:end-shape="id85" draw:end-glue-point="2" svg:d="M10088 16218h-564v-1402h4344v-716">
          <text:p/>
        </draw:connector>
        <draw:connector draw:name="Connector: Elbow 18" draw:style-name="gr167" draw:layer="layout" svg:x1="2.267cm" svg:y1="7.677cm" svg:x2="11.593cm" svg:y2="9.812cm" draw:start-shape="id92" draw:start-glue-point="1" draw:end-shape="id84" draw:end-glue-point="0" svg:d="M2267 7677h9326v2135">
          <text:p/>
        </draw:connector>
        <draw:connector draw:name="Connector: Elbow 19" draw:style-name="gr168" draw:layer="layout" svg:x1="2.267cm" svg:y1="12.139cm" svg:x2="11.593cm" svg:y2="11.189cm" draw:start-shape="id93" draw:start-glue-point="1" draw:end-shape="id84" draw:end-glue-point="2" svg:d="M2267 12139h9326v-950">
          <text:p/>
        </draw:connector>
        <draw:connector draw:name="Connector: Elbow 20" draw:style-name="gr169" draw:layer="layout" svg:x1="7.551cm" svg:y1="13.868cm" svg:x2="14.068cm" svg:y2="16.218cm" draw:start-shape="id90" draw:start-glue-point="2" draw:end-shape="id91" draw:end-glue-point="1" svg:d="M7551 13868v832h7247v1518h-730">
          <text:p/>
        </draw:connector>
        <draw:custom-shape draw:name="Rectangle 21" draw:style-name="gr68" draw:text-style-name="P1" xml:id="id98" draw:id="id98" draw:layer="layout" svg:width="2.219cm" svg:height="1.28cm" svg:x="0.281cm" svg:y="16.692cm">
          <text:p text:style-name="P8"><text:span text:style-name="T8">hrfdata</text:span></text:p>
          <text:p text:style-name="P8"><text:span text:style-name="T11">(groupResults)</text:span></text:p>
          <draw:enhanced-geometry svg:viewBox="0 0 21600 21600" draw:type="non-primitive" draw:enhanced-path="M 0 0 L 21600 0 21600 21600 0 21600 Z N"/>
        </draw:custom-shape>
        <draw:custom-shape draw:name="Rectangle 22" draw:style-name="gr68" draw:text-style-name="P1" xml:id="id95" draw:id="id95" draw:layer="layout" svg:width="2.415cm" svg:height="1.18cm" svg:x="17.56cm" svg:y="13.178cm">
          <text:p text:style-name="P8"><text:span text:style-name="T8">fwmodel</text:span><text:span text:style-name="T9">s3</text:span></text:p>
          <draw:enhanced-geometry svg:viewBox="0 0 21600 21600" draw:type="non-primitive" draw:enhanced-path="M 0 0 L 21600 0 21600 21600 0 21600 Z N"/>
        </draw:custom-shape>
        <draw:connector draw:name="Connector: Elbow 23" draw:style-name="gr170" draw:layer="layout" svg:x1="16.32cm" svg:y1="10.04cm" svg:x2="17.56cm" svg:y2="13.768cm" draw:start-shape="id94" draw:start-glue-point="3" draw:end-shape="id95" draw:end-glue-point="3" svg:d="M16320 10040h-564v3728h1804">
          <text:p/>
        </draw:connector>
        <draw:custom-shape draw:name="Freeform: Shape 24" draw:style-name="gr69" draw:text-style-name="P1" xml:id="id94" draw:id="id94" draw:layer="layout" svg:width="3.048cm" svg:height="2.032cm" svg:x="16.32cm" svg:y="9.024cm">
          <text:p text:style-name="P8"><text:span text:style-name="T7">genMCOutput</text:span></text:p>
          <text:p text:style-name="P8"><text:span text:style-name="T7">+</text:span></text:p>
          <text:p text:style-name="P8"><text:span text:style-name="T7">genSensitivity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25" draw:style-name="gr171" draw:layer="layout" svg:x1="14.65cm" svg:y1="13.078cm" svg:x2="19.368cm" svg:y2="10.04cm" draw:start-shape="id85" draw:start-glue-point="1" draw:end-shape="id94" draw:end-glue-point="1" svg:d="M14650 13078h5282v-3038h-564">
          <text:p/>
        </draw:connector>
        <draw:connector draw:name="Connector: Elbow 26" draw:style-name="gr172" draw:layer="layout" svg:x1="8.25cm" svg:y1="8.598cm" svg:x2="13.431cm" svg:y2="10.5cm" draw:start-shape="id88" draw:start-glue-point="1" draw:end-shape="id84" draw:end-glue-point="1" svg:d="M8250 8598h6101v1902h-920">
          <text:p/>
        </draw:connector>
        <draw:custom-shape draw:name="Straight Connector 27" draw:style-name="gr173" draw:text-style-name="P1" draw:layer="layout" svg:width="0.001cm" svg:height="13.294cm" svg:x="8.656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8" draw:style-name="gr174" draw:text-style-name="P1" draw:layer="layout" svg:width="0.014cm" svg:height="13.294cm" svg:x="15.042cm" svg:y="5.128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Straight Connector 29" draw:style-name="gr175" draw:text-style-name="P1" draw:layer="layout" svg:width="0.001cm" svg:height="13.288cm" svg:x="20.356cm" svg:y="5.134cm">
          <text:p/>
          <draw:enhanced-geometry svg:viewBox="0 0 21600 21600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custom-shape draw:name="Rectangle 30" draw:style-name="gr68" draw:text-style-name="P1" xml:id="id97" draw:id="id97" draw:layer="layout" svg:width="2.415cm" svg:height="1.18cm" svg:x="22.742cm" svg:y="13.479cm">
          <text:p text:style-name="P8"><text:span text:style-name="T8">imgrecon</text:span><text:span text:style-name="T9">s3</text:span></text:p>
          <draw:enhanced-geometry svg:viewBox="0 0 21600 21600" draw:type="non-primitive" draw:enhanced-path="M 0 0 L 21600 0 21600 21600 0 21600 Z N"/>
        </draw:custom-shape>
        <draw:connector draw:name="Connector: Elbow 31" draw:style-name="gr176" draw:layer="layout" svg:x1="21.765cm" svg:y1="10.315cm" svg:x2="22.742cm" svg:y2="14.069cm" draw:start-shape="id96" draw:start-glue-point="3" draw:end-shape="id97" draw:end-glue-point="3" svg:d="M21765 10315h-565v3754h1542">
          <text:p/>
        </draw:connector>
        <draw:custom-shape draw:name="Freeform: Shape 32" draw:style-name="gr86" draw:text-style-name="P1" xml:id="id96" draw:id="id96" draw:layer="layout" svg:width="1.885cm" svg:height="1.483cm" svg:x="21.765cm" svg:y="9.574cm">
          <text:p text:style-name="P9"><text:span text:style-name="T7">Image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33" draw:style-name="gr177" draw:layer="layout" svg:x1="19.975cm" svg:y1="13.768cm" svg:x2="23.65cm" svg:y2="10.315cm" draw:start-shape="id95" draw:start-glue-point="1" draw:end-shape="id96" draw:end-glue-point="1" svg:d="M19975 13768h4572v-3453h-897">
          <text:p/>
        </draw:connector>
        <draw:custom-shape draw:name="Straight Connector 34" draw:style-name="gr178" draw:text-style-name="P1" draw:layer="layout" svg:width="24.93cm" svg:height="0.03cm" svg:x="0.181cm" svg:y="18.454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35" draw:style-name="gr46" draw:text-style-name="P1" draw:layer="layout" svg:width="15.607cm" svg:height="2.537cm" svg:x="4.767cm" svg:y="0.398cm">
          <draw:text-box>
            <text:p text:style-name="P8"><text:span text:style-name="T12">WORKFLOW PIPELINE, CASE 2: <text:s/></text:span></text:p>
            <text:p text:style-name="P8"><text:span text:style-name="T2">Objects that change when new subject is selected in AtlasViewerGUI</text:span></text:p>
          </draw:text-box>
        </draw:frame>
        <draw:frame draw:name="TextBox 36" draw:style-name="gr53" draw:text-style-name="P1" draw:layer="layout" svg:width="17.152cm" svg:height="0.894cm" svg:x="0.4cm" svg:y="18.356cm">
          <draw:text-box>
            <text:p text:style-name="P9"><text:span text:style-name="T13">***** NOTE: Subscripts in the blue boxes represent coordinate spaces</text:span></text:p>
          </draw:text-box>
        </draw:frame>
        <draw:frame draw:name="TextBox 37" draw:style-name="gr155" draw:text-style-name="P1" draw:layer="layout" svg:width="6.858cm" svg:height="4.645cm" svg:x="18.288cm" svg:y="0.109cm">
          <draw:text-box>
            <text:p text:style-name="P9"><text:span text:style-name="T7">/Group</text:span></text:p>
            <text:p text:style-name="P9"><text:span text:style-name="T7"><text:s text:c="4"/></text:span><text:span text:style-name="T7">/anatomical</text:span><text:span text:style-name="T7"><text:tab/></text:span><text:span text:style-name="T7"> <text:s text:c="8"/>/Subj1</text:span></text:p>
            <text:p text:style-name="P9"><text:span text:style-name="T7"><text:s text:c="9"/></text:span><text:span text:style-name="T7">headvol.vox <text:s text:c="15"/>run01.snirf</text:span></text:p>
            <text:p text:style-name="P9"><text:span text:style-name="T7"><text:s text:c="9"/></text:span><text:span text:style-name="T7">headsurf.mesh <text:s text:c="10"/>run02.snirf</text:span></text:p>
            <text:p text:style-name="P9"><text:span text:style-name="T7"><text:s text:c="9"/></text:span><text:span text:style-name="T7">refpts.txt</text:span><text:span text:style-name="T7"><text:tab/></text:span><text:span text:style-name="T7"> <text:s text:c="13"/>digpts.txt</text:span></text:p>
            <text:p text:style-name="P9"><text:span text:style-name="T7"><text:s text:c="4"/></text:span><text:span text:style-name="T7">digpts.txt <text:s text:c="25"/>/fw</text:span></text:p>
            <text:p text:style-name="P9"><text:span text:style-name="T7"><text:s text:c="4"/></text:span><text:span text:style-name="T7">groupResults.mat <text:s text:c="16"/>Adot.mat</text:span></text:p>
            <text:p text:style-name="P9"><text:span text:style-name="T7"><text:s text:c="4"/></text:span><text:span text:style-name="T7">probe.SD <text:s text:c="25"/>/imagerecon</text:span></text:p>
            <text:p text:style-name="P9"><text:span text:style-name="T7"><text:s text:c="4"/></text:span><text:span text:style-name="T7">/fw <text:s text:c="42"/>Aimg.mat</text:span></text:p>
            <text:p text:style-name="P9"><text:span text:style-name="T7"><text:s text:c="10"/></text:span><text:span text:style-name="T7">Adot.mat</text:span></text:p>
            <text:p text:style-name="P9"><text:span text:style-name="T7"><text:s text:c="4"/></text:span><text:span text:style-name="T7">/imagerecon</text:span></text:p>
            <text:p text:style-name="P9"><text:span text:style-name="T7"><text:s text:c="10"/></text:span><text:span text:style-name="T7">Aimg.mat</text:span></text:p>
            <text:p text:style-name="P9"><text:span text:style-name="T7"><text:s/></text:span></text:p>
          </draw:text-box>
        </draw:frame>
        <draw:connector draw:name="Connector: Elbow 38" draw:style-name="gr179" draw:layer="layout" svg:x1="2.5cm" svg:y1="17.332cm" svg:x2="22.749cm" svg:y2="17.156cm" draw:start-shape="id98" draw:start-glue-point="1" draw:end-shape="id99" draw:end-glue-point="2" svg:d="M2500 17332h9653v388h10596v-564">
          <text:p/>
        </draw:connector>
        <draw:custom-shape draw:name="Freeform: Shape 39" draw:style-name="gr86" draw:text-style-name="P1" xml:id="id99" draw:id="id99" draw:layer="layout" svg:width="1.885cm" svg:height="1.483cm" svg:x="21.807cm" svg:y="15.673cm">
          <text:p text:style-name="P9"><text:span text:style-name="T7">getImgrecon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onnector draw:name="Connector: Elbow 40" draw:style-name="gr180" draw:layer="layout" svg:x1="22.749cm" svg:y1="15.673cm" svg:x2="23.949cm" svg:y2="14.659cm" draw:start-shape="id99" draw:start-glue-point="0" draw:end-shape="id97" draw:end-glue-point="2" svg:d="M22749 15673v-507h1200v-507">
          <text:p/>
        </draw:connector>
        <draw:custom-shape draw:name="Straight Connector 41" draw:style-name="gr181" draw:text-style-name="P1" draw:layer="layout" svg:width="24.93cm" svg:height="0.03cm" svg:x="0.306cm" svg:y="6.7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3" draw:style-name="gr57" draw:text-style-name="P1" draw:layer="layout" svg:width="5.146cm" svg:height="1.013cm" svg:x="3.29cm" svg:y="5.255cm">
          <draw:text-box>
            <text:p text:style-name="P9"><text:span text:style-name="T14">Derived data, stage 1 : <text:s text:c="2"/></text:span></text:p>
            <text:p text:style-name="P9"><text:span text:style-name="T14">reference points + probe</text:span></text:p>
          </draw:text-box>
        </draw:frame>
        <draw:frame draw:name="TextBox 44" draw:style-name="gr65" draw:text-style-name="P1" draw:layer="layout" svg:width="6.048cm" svg:height="1.394cm" svg:x="8.942cm" svg:y="5.234cm">
          <draw:text-box>
            <text:p text:style-name="P9"><text:span text:style-name="T14">Derived data, stage 2 :</text:span></text:p>
            <text:p text:style-name="P9"><text:span text:style-name="T14">probe registered to head volume space</text:span></text:p>
          </draw:text-box>
        </draw:frame>
        <draw:custom-shape draw:name="Straight Connector 45" draw:style-name="gr182" draw:text-style-name="P1" draw:layer="layout" svg:width="24.93cm" svg:height="0.006cm" svg:x="0.306cm" svg:y="5.128cm">
          <text:p/>
          <draw:enhanced-geometry svg:viewBox="0 0 21600 21600" draw:mirror-vertical="true" draw:path-stretchpoint-x="21600" draw:path-stretchpoint-y="21600" draw:text-areas="0 0 21600 21600" draw:glue-points="?f0 ?f2 ?f1 ?f3" draw:type="non-primitive" draw:enhanced-path="M ?f0 ?f2 L ?f1 ?f3 N">
            <draw:equation draw:name="f0" draw:formula="left"/>
            <draw:equation draw:name="f1" draw:formula="right"/>
            <draw:equation draw:name="f2" draw:formula="top"/>
            <draw:equation draw:name="f3" draw:formula="bottom"/>
          </draw:enhanced-geometry>
        </draw:custom-shape>
        <draw:frame draw:name="TextBox 46" draw:style-name="gr59" draw:text-style-name="P1" draw:layer="layout" svg:width="4.796cm" svg:height="1.27cm" svg:x="15.042cm" svg:y="5.234cm">
          <draw:text-box>
            <text:p text:style-name="P9"><text:span text:style-name="T14">Derived data, stage 3 :</text:span></text:p>
            <text:p text:style-name="P9"><text:span text:style-name="T14">forward model</text:span></text:p>
          </draw:text-box>
        </draw:frame>
        <draw:frame draw:name="TextBox 47" draw:style-name="gr60" draw:text-style-name="P1" draw:layer="layout" svg:width="4.122cm" svg:height="1.27cm" svg:x="20.542cm" svg:y="5.234cm">
          <draw:text-box>
            <text:p text:style-name="P9"><text:span text:style-name="T14">Derived data, stage 4 :</text:span></text:p>
            <text:p text:style-name="P9"><text:span text:style-name="T14">image reconstruction</text:span></text:p>
          </draw:text-box>
        </draw:frame>
        <draw:frame draw:name="TextBox 31" draw:style-name="gr56" draw:text-style-name="P1" draw:layer="layout" svg:width="2.569cm" svg:height="1.407cm" svg:x="0.05cm" svg:y="5.256cm">
          <draw:text-box>
            <text:p text:style-name="P9"><text:span text:style-name="T14">Initial data : </text:span></text:p>
            <text:p text:style-name="P9"><text:span text:style-name="T14">anatomical + time course</text:span></text:p>
          </draw:text-box>
        </draw:frame>
        <presentation:notes draw:style-name="dp2">
          <draw:frame draw:name="Slide Number Placeholder 7" draw:style-name="gr25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layer="layout" svg:width="11.43cm" svg:height="8.572cm" svg:x="3.81cm" svg:y="3.175cm" draw:page-number="8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9" draw:style-name="dp1" draw:master-page-name="Master1-Layout7-blank-Blank" presentation:presentation-page-layout-name="AL1T13">
        <draw:custom-shape draw:name="Freeform: Shape 3" draw:style-name="gr36" draw:text-style-name="P10" draw:layer="layout" svg:width="3.048cm" svg:height="1.77cm" svg:x="0.508cm" svg:y="3.256cm">
          <text:p text:style-name="P8"><text:span text:style-name="T8">2D Optode </text:span></text:p>
          <text:p text:style-name="P8"><text:span text:style-name="T8">Positions 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5" draw:style-name="gr183" draw:text-style-name="P10" draw:layer="layout" svg:width="3.567cm" svg:height="1.213cm" svg:x="5.006cm" svg:y="3.73cm">
          <text:p text:style-name="P8"><text:span text:style-name="T16">currElem</text:span></text:p>
          <draw:enhanced-geometry svg:viewBox="0 0 21600 21600" draw:type="non-primitive" draw:enhanced-path="M 0 0 L 21600 0 21600 21600 0 21600 Z N"/>
        </draw:custom-shape>
        <draw:custom-shape draw:name="Rectangle 7" draw:style-name="gr183" draw:text-style-name="P10" draw:layer="layout" svg:width="3.567cm" svg:height="1.214cm" svg:x="5.006cm" svg:y="2.467cm">
          <text:p text:style-name="P8"><text:span text:style-name="T16">digpts</text:span></text:p>
          <draw:enhanced-geometry svg:viewBox="0 0 21600 21600" draw:type="non-primitive" draw:enhanced-path="M 0 0 L 21600 0 21600 21600 0 21600 Z N"/>
        </draw:custom-shape>
        <draw:custom-shape draw:name="Rectangle 8" draw:style-name="gr183" draw:text-style-name="P10" draw:layer="layout" svg:width="3.567cm" svg:height="1.213cm" svg:x="5.006cm" svg:y="1.162cm">
          <text:p text:style-name="P8"><text:span text:style-name="T16">probe_reg.txt</text:span></text:p>
          <draw:enhanced-geometry svg:viewBox="0 0 21600 21600" draw:type="non-primitive" draw:enhanced-path="M 0 0 L 21600 0 21600 21600 0 21600 Z N"/>
        </draw:custom-shape>
        <draw:custom-shape draw:name="Rectangle 9" draw:style-name="gr183" draw:text-style-name="P10" draw:layer="layout" svg:width="3.567cm" svg:height="1.213cm" svg:x="5.066cm" svg:y="5.029cm">
          <text:p text:style-name="P8"><text:span text:style-name="T16">SD file</text:span></text:p>
          <draw:enhanced-geometry svg:viewBox="0 0 21600 21600" draw:type="non-primitive" draw:enhanced-path="M 0 0 L 21600 0 21600 21600 0 21600 Z N"/>
        </draw:custom-shape>
        <draw:path draw:style-name="gr184" draw:text-style-name="P11" draw:layer="layout" svg:width="2.129cm" svg:height="0.304cm" svg:x="3.156cm" svg:y="3.918cm" svg:viewBox="0 0 2130 305" svg:d="M0 0c199 105 484 164 759 221 241 49 509 85 783 84h270l244-10 74-11">
          <text:p/>
        </draw:path>
        <draw:path draw:style-name="gr184" draw:text-style-name="P11" draw:layer="layout" svg:width="2.209cm" svg:height="1.131cm" svg:x="2.956cm" svg:y="4.68cm" svg:viewBox="0 0 2210 1132" svg:d="M0 0c59 138 217 252 293 388 72 127 214 257 450 313 250 59 477 144 704 226 201 73 386 169 626 205l137-43">
          <text:p/>
        </draw:path>
        <draw:custom-shape draw:name="Freeform: Shape 3" draw:style-name="gr36" draw:text-style-name="P10" draw:layer="layout" svg:width="3.048cm" svg:height="1.77cm" svg:x="9.909cm" svg:y="3.256cm">
          <text:p text:style-name="P8"><text:span text:style-name="T8">3D Optode </text:span></text:p>
          <text:p text:style-name="P8"><text:span text:style-name="T8">Positions 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5" draw:style-name="gr183" draw:text-style-name="P10" draw:layer="layout" svg:width="3.567cm" svg:height="1.213cm" svg:x="14.407cm" svg:y="3.73cm">
          <text:p text:style-name="P8"><text:span text:style-name="T16">currElem</text:span></text:p>
          <draw:enhanced-geometry svg:viewBox="0 0 21600 21600" draw:type="non-primitive" draw:enhanced-path="M 0 0 L 21600 0 21600 21600 0 21600 Z N"/>
        </draw:custom-shape>
        <draw:custom-shape draw:name="Rectangle 7" draw:style-name="gr183" draw:text-style-name="P10" draw:layer="layout" svg:width="3.567cm" svg:height="1.214cm" svg:x="14.407cm" svg:y="2.467cm">
          <text:p text:style-name="P8"><text:span text:style-name="T16">digpts</text:span></text:p>
          <draw:enhanced-geometry svg:viewBox="0 0 21600 21600" draw:type="non-primitive" draw:enhanced-path="M 0 0 L 21600 0 21600 21600 0 21600 Z N"/>
        </draw:custom-shape>
        <draw:custom-shape draw:name="Rectangle 8" draw:style-name="gr183" draw:text-style-name="P10" draw:layer="layout" svg:width="3.567cm" svg:height="1.213cm" svg:x="14.407cm" svg:y="1.162cm">
          <text:p text:style-name="P8"><text:span text:style-name="T16">probe_reg.txt</text:span></text:p>
          <draw:enhanced-geometry svg:viewBox="0 0 21600 21600" draw:type="non-primitive" draw:enhanced-path="M 0 0 L 21600 0 21600 21600 0 21600 Z N"/>
        </draw:custom-shape>
        <draw:custom-shape draw:name="Rectangle 9" draw:style-name="gr183" draw:text-style-name="P10" draw:layer="layout" svg:width="3.567cm" svg:height="1.213cm" svg:x="14.407cm" svg:y="5.043cm">
          <text:p text:style-name="P8"><text:span text:style-name="T16">SD file</text:span></text:p>
          <draw:enhanced-geometry svg:viewBox="0 0 21600 21600" draw:type="non-primitive" draw:enhanced-path="M 0 0 L 21600 0 21600 21600 0 21600 Z N"/>
        </draw:custom-shape>
        <draw:path draw:style-name="gr184" draw:text-style-name="P11" draw:layer="layout" svg:width="2.504cm" svg:height="0.928cm" svg:x="12.216cm" svg:y="4.841cm" svg:viewBox="0 0 2505 929" svg:d="M0 0c272 309 580 603 957 760 268 111 589-49 872 56l282 56 310 29 84 28">
          <text:p/>
        </draw:path>
        <draw:path draw:style-name="gr184" draw:text-style-name="P11" draw:layer="layout" svg:width="3.152cm" svg:height="1.687cm" svg:x="11.54cm" svg:y="1.717cm" svg:viewBox="0 0 3153 1688" svg:d="M0 1688c42-310 191-575 338-844 175-319 575-424 873-619 287-189 620-71 929-113 289-39 581-19 872-28l141-84">
          <text:p/>
        </draw:path>
        <draw:path draw:style-name="gr184" draw:text-style-name="P11" draw:layer="layout" svg:width="2.532cm" svg:height="0.655cm" svg:x="12.188cm" svg:y="2.975cm" svg:viewBox="0 0 2533 656" svg:d="M0 656c147-318 493-432 788-563 273-121 567-105 844-57 283 49 571-27 845 85l56-28">
          <text:p/>
        </draw:path>
        <draw:path draw:style-name="gr184" draw:text-style-name="P11" draw:layer="layout" svg:width="2.082cm" svg:height="0.323cm" svg:x="12.61cm" svg:y="4.081cm" svg:viewBox="0 0 2083 324" svg:d="M0 0c345-12 600 276 929 310 288 31 581-1 872 0l282-113v-28">
          <text:p/>
        </draw:path>
        <draw:custom-shape draw:name="Freeform: Shape 3" draw:style-name="gr36" draw:text-style-name="P10" draw:layer="layout" svg:width="3.048cm" svg:height="1.77cm" svg:x="0.762cm" svg:y="13.524cm">
          <text:p text:style-name="P8"><text:span text:style-name="T8">Measurement</text:span></text:p>
          <text:p text:style-name="P8"><text:span text:style-name="T8">List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5" draw:style-name="gr183" draw:text-style-name="P10" draw:layer="layout" svg:width="3.567cm" svg:height="1.213cm" svg:x="5.26cm" svg:y="13.998cm">
          <text:p text:style-name="P8"><text:span text:style-name="T16">currElem</text:span></text:p>
          <draw:enhanced-geometry svg:viewBox="0 0 21600 21600" draw:type="non-primitive" draw:enhanced-path="M 0 0 L 21600 0 21600 21600 0 21600 Z N"/>
        </draw:custom-shape>
        <draw:custom-shape draw:name="Rectangle 7" draw:style-name="gr183" draw:text-style-name="P10" draw:layer="layout" svg:width="3.567cm" svg:height="1.214cm" svg:x="5.26cm" svg:y="12.735cm">
          <text:p text:style-name="P8"><text:span text:style-name="T16">digpts</text:span></text:p>
          <draw:enhanced-geometry svg:viewBox="0 0 21600 21600" draw:type="non-primitive" draw:enhanced-path="M 0 0 L 21600 0 21600 21600 0 21600 Z N"/>
        </draw:custom-shape>
        <draw:custom-shape draw:name="Rectangle 8" draw:style-name="gr183" draw:text-style-name="P10" draw:layer="layout" svg:width="3.567cm" svg:height="1.213cm" svg:x="5.26cm" svg:y="11.43cm">
          <text:p text:style-name="P8"><text:span text:style-name="T16">probe_reg.txt</text:span></text:p>
          <draw:enhanced-geometry svg:viewBox="0 0 21600 21600" draw:type="non-primitive" draw:enhanced-path="M 0 0 L 21600 0 21600 21600 0 21600 Z N"/>
        </draw:custom-shape>
        <draw:custom-shape draw:name="Rectangle 9" draw:style-name="gr183" draw:text-style-name="P10" draw:layer="layout" svg:width="3.567cm" svg:height="1.213cm" svg:x="5.32cm" svg:y="15.297cm">
          <text:p text:style-name="P8"><text:span text:style-name="T16">SD file</text:span></text:p>
          <draw:enhanced-geometry svg:viewBox="0 0 21600 21600" draw:type="non-primitive" draw:enhanced-path="M 0 0 L 21600 0 21600 21600 0 21600 Z N"/>
        </draw:custom-shape>
        <draw:path draw:style-name="gr184" draw:text-style-name="P11" draw:layer="layout" svg:width="2.504cm" svg:height="0.928cm" svg:x="3.069cm" svg:y="15.109cm" svg:viewBox="0 0 2505 929" svg:d="M0 0c272 309 580 603 957 760 268 111 589-49 872 56l282 56 310 29 84 28">
          <text:p/>
        </draw:path>
        <draw:path draw:style-name="gr184" draw:text-style-name="P11" draw:layer="layout" svg:width="2.082cm" svg:height="0.323cm" svg:x="3.463cm" svg:y="14.349cm" svg:viewBox="0 0 2083 324" svg:d="M0 0c345-12 600 276 929 310 288 31 581-1 872 0l282-113v-28">
          <text:p/>
        </draw:path>
        <draw:custom-shape draw:name="Freeform: Shape 3" draw:style-name="gr36" draw:text-style-name="P10" draw:layer="layout" svg:width="3.048cm" svg:height="1.77cm" svg:x="11.763cm" svg:y="13.524cm">
          <text:p text:style-name="P8"><text:span text:style-name="T8">Registration </text:span></text:p>
          <text:p text:style-name="P8"><text:span text:style-name="T8">Data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5" draw:style-name="gr183" draw:text-style-name="P10" draw:layer="layout" svg:width="3.567cm" svg:height="1.213cm" svg:x="16.261cm" svg:y="13.998cm">
          <text:p text:style-name="P8"><text:span text:style-name="T16">currElem</text:span></text:p>
          <draw:enhanced-geometry svg:viewBox="0 0 21600 21600" draw:type="non-primitive" draw:enhanced-path="M 0 0 L 21600 0 21600 21600 0 21600 Z N"/>
        </draw:custom-shape>
        <draw:custom-shape draw:name="Rectangle 7" draw:style-name="gr183" draw:text-style-name="P10" draw:layer="layout" svg:width="3.567cm" svg:height="1.214cm" svg:x="16.261cm" svg:y="12.735cm">
          <text:p text:style-name="P8"><text:span text:style-name="T16">digpts</text:span></text:p>
          <draw:enhanced-geometry svg:viewBox="0 0 21600 21600" draw:type="non-primitive" draw:enhanced-path="M 0 0 L 21600 0 21600 21600 0 21600 Z N"/>
        </draw:custom-shape>
        <draw:custom-shape draw:name="Rectangle 8" draw:style-name="gr183" draw:text-style-name="P10" draw:layer="layout" svg:width="3.567cm" svg:height="1.213cm" svg:x="16.261cm" svg:y="11.43cm">
          <text:p text:style-name="P8"><text:span text:style-name="T16">probe_reg.txt</text:span></text:p>
          <draw:enhanced-geometry svg:viewBox="0 0 21600 21600" draw:type="non-primitive" draw:enhanced-path="M 0 0 L 21600 0 21600 21600 0 21600 Z N"/>
        </draw:custom-shape>
        <draw:custom-shape draw:name="Rectangle 9" draw:style-name="gr183" draw:text-style-name="P10" draw:layer="layout" svg:width="3.567cm" svg:height="1.213cm" svg:x="16.321cm" svg:y="15.297cm">
          <text:p text:style-name="P8"><text:span text:style-name="T16">SD file</text:span></text:p>
          <draw:enhanced-geometry svg:viewBox="0 0 21600 21600" draw:type="non-primitive" draw:enhanced-path="M 0 0 L 21600 0 21600 21600 0 21600 Z N"/>
        </draw:custom-shape>
        <draw:path draw:style-name="gr184" draw:text-style-name="P11" draw:layer="layout" svg:width="2.504cm" svg:height="0.928cm" svg:x="14.07cm" svg:y="15.109cm" svg:viewBox="0 0 2505 929" svg:d="M0 0c272 309 580 603 957 760 268 111 589-49 872 56l282 56 310 29 84 28">
          <text:p/>
        </draw:path>
        <presentation:notes draw:style-name="dp2">
          <draw:frame draw:name="Slide Number Placeholder 7" draw:style-name="gr25" draw:text-style-name="P1" draw:layer="layout" svg:width="8.255cm" svg:height="1.274cm" svg:x="10.79cm" svg:y="24.126cm">
            <draw:text-box>
              <text:p text:style-name="P7"><text:span text:style-name="T3"><text:page-number>&lt;number&gt;</text:page-number></text:span></text:p>
            </draw:text-box>
          </draw:frame>
          <draw:page-thumbnail draw:name="Slide Image Placeholder 1" draw:layer="layout" svg:width="11.43cm" svg:height="8.572cm" svg:x="3.81cm" svg:y="3.175cm" draw:page-number="9" presentation:class="page"/>
          <draw:frame draw:name="Notes Placeholder 2" presentation:style-name="pr1" draw:text-style-name="P1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0" draw:style-name="dp1" draw:master-page-name="Master1-Layout7-blank-Blank" presentation:presentation-page-layout-name="AL1T13">
        <draw:custom-shape draw:name="Freeform: Shape 1" draw:style-name="gr36" draw:text-style-name="P13" draw:layer="layout" svg:width="3.556cm" svg:height="1.524cm" svg:x="17.018cm" svg:y="3.048cm">
          <text:p text:style-name="P12"><text:span text:style-name="T8">Registration Data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2" draw:style-name="gr36" draw:text-style-name="P13" draw:layer="layout" svg:width="3.556cm" svg:height="1.524cm" svg:x="12.192cm" svg:y="2.794cm">
          <text:p text:style-name="P12"><text:span text:style-name="T8">Measurement List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3" draw:style-name="gr36" draw:text-style-name="P13" draw:layer="layout" svg:width="3.556cm" svg:height="1.524cm" svg:x="1.778cm" svg:y="3.048cm">
          <text:p text:style-name="P12"><text:span text:style-name="T8">Optode Positions 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4" draw:style-name="gr36" draw:text-style-name="P13" draw:layer="layout" svg:width="3.556cm" svg:height="1.818cm" svg:x="6.626cm" svg:y="2.794cm">
          <text:p text:style-name="P12"><text:span text:style-name="T8">Source/Detector</text:span></text:p>
          <text:p text:style-name="P12"><text:span text:style-name="T8">Position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5" draw:style-name="gr183" draw:text-style-name="P13" draw:layer="layout" svg:width="3.556cm" svg:height="1.524cm" svg:x="11.344cm" svg:y="8.128cm">
          <text:p text:style-name="P12"><text:span text:style-name="T16">currElem</text:span></text:p>
          <draw:enhanced-geometry svg:viewBox="0 0 21600 21600" draw:type="non-primitive" draw:enhanced-path="M 0 0 L 21600 0 21600 21600 0 21600 Z N"/>
        </draw:custom-shape>
        <draw:custom-shape draw:name="Rectangle 7" draw:style-name="gr183" draw:text-style-name="P13" draw:layer="layout" svg:width="3.556cm" svg:height="1.524cm" svg:x="4.826cm" svg:y="9.082cm">
          <text:p text:style-name="P12"><text:span text:style-name="T16">digpts</text:span></text:p>
          <draw:enhanced-geometry svg:viewBox="0 0 21600 21600" draw:type="non-primitive" draw:enhanced-path="M 0 0 L 21600 0 21600 21600 0 21600 Z N"/>
        </draw:custom-shape>
        <draw:custom-shape draw:name="Rectangle 8" draw:style-name="gr183" draw:text-style-name="P13" draw:layer="layout" svg:width="3.556cm" svg:height="1.524cm" svg:x="0.254cm" svg:y="8.382cm">
          <text:p text:style-name="P12"><text:span text:style-name="T16">probe_reg.txt</text:span></text:p>
          <draw:enhanced-geometry svg:viewBox="0 0 21600 21600" draw:type="non-primitive" draw:enhanced-path="M 0 0 L 21600 0 21600 21600 0 21600 Z N"/>
        </draw:custom-shape>
        <draw:custom-shape draw:name="Rectangle 9" draw:style-name="gr183" draw:text-style-name="P13" draw:layer="layout" svg:width="3.556cm" svg:height="1.524cm" svg:x="17.278cm" svg:y="8.128cm">
          <text:p text:style-name="P12"><text:span text:style-name="T16">SD file</text:span></text:p>
          <draw:enhanced-geometry svg:viewBox="0 0 21600 21600" draw:type="non-primitive" draw:enhanced-path="M 0 0 L 21600 0 21600 21600 0 21600 Z N"/>
        </draw:custom-shape>
        <draw:path draw:style-name="gr184" draw:text-style-name="P11" draw:layer="layout" svg:width="5.056cm" svg:height="3.799cm" svg:x="3.071cm" svg:y="4.575cm" svg:viewBox="0 0 5057 3800" svg:d="M0 3800c199-294 433-584 512-929 103-448 696-395 1024-535 320-137 648-259 992-309 354-51 679-173 1023-254 360-85 730-153 1055-338 337-192 454-562 451-900v-282l-91-253">
          <text:p/>
        </draw:path>
        <draw:path draw:style-name="gr184" draw:text-style-name="P11" draw:layer="layout" svg:width="1.097cm" svg:height="3.799cm" svg:x="2.111cm" svg:y="4.559cm" svg:viewBox="0 0 1098 3800" svg:d="M0 3800c103-283-6-589 56-872 63-288 33-579 197-845 172-278 282-592 451-872 169-279 200-609 337-901l57-281-57-29">
          <text:p/>
        </draw:path>
        <draw:path draw:style-name="gr184" draw:text-style-name="P11" draw:layer="layout" svg:width="2.163cm" svg:height="4.502cm" svg:x="7.262cm" svg:y="4.588cm" svg:viewBox="0 0 2164 4503" svg:d="M0 4503c177-286 375-562 507-872 132-311 229-668 563-845 297-157 568-363 872-507 389-184 151-562 141-844-10-298-95-582-141-873l-112-281-113-281">
          <text:p/>
        </draw:path>
        <draw:path draw:style-name="gr184" draw:text-style-name="P11" draw:layer="layout" svg:width="2.307cm" svg:height="4.756cm" svg:x="3.941cm" svg:y="4.306cm" svg:viewBox="0 0 2308 4757" svg:d="M2308 4757c-255-273-373-632-535-957-151-304-398-551-563-844-179-318-457-571-563-929-95-320-290-599-422-901-128-292-219-608-225-929v-197">
          <text:p/>
        </draw:path>
        <draw:path draw:style-name="gr184" draw:text-style-name="P11" draw:layer="layout" svg:width="3.573cm" svg:height="3.686cm" svg:x="9.317cm" svg:y="4.447cm" svg:viewBox="0 0 3574 3687" svg:d="M3574 3687c-302-233-327-649-591-901-250-239-485-617-900-591-350 22-606-286-845-506-259-238-639-373-788-704-129-287-368-517-394-844l-56-141">
          <text:p/>
        </draw:path>
        <draw:path draw:style-name="gr184" draw:text-style-name="P11" draw:layer="layout" svg:width="7.092cm" svg:height="4.404cm" svg:x="4.278cm" svg:y="4.362cm" svg:viewBox="0 0 7093 4405" svg:d="M7093 4363c-354 178-579-260-788-450-254-231-520-447-844-591-329-147-596-401-901-591-302-188-597-382-900-563-341-205-709-365-1070-535-305-144-632-252-901-450-271-200-567-327-844-507-289-187-583-370-845-591l29-85">
          <text:p/>
        </draw:path>
        <draw:path draw:style-name="gr184" draw:text-style-name="P11" draw:layer="layout" svg:width="0.787cm" svg:height="3.787cm" svg:x="13.736cm" svg:y="4.318cm" svg:viewBox="0 0 788 3788" svg:d="M0 3788c17-310 153-607 197-912 55-381 290-718 309-1099 18-347 118-684 169-1029 37-250 77-499 113-748v23">
          <text:p/>
        </draw:path>
        <draw:path draw:style-name="gr184" draw:text-style-name="P11" draw:layer="layout" svg:width="3.405cm" svg:height="3.94cm" svg:x="15.002cm" svg:y="4.165cm" svg:viewBox="0 0 3406 3941" svg:d="M3406 3941c-318-191-437-557-675-816-275-299-492-653-817-901-314-239-562-533-900-760-296-199-631-358-788-704l-197-281-29-282 57-197">
          <text:p/>
        </draw:path>
        <draw:path draw:style-name="gr184" draw:text-style-name="P11" draw:layer="layout" svg:width="0.281cm" svg:height="3.855cm" svg:x="19.45cm" svg:y="4.25cm" svg:viewBox="0 0 282 3856" svg:d="M281 3856c-1-320 0-639 0-957 0-320-12-639 0-957 12-294-52-583-56-873-5-294-3-596-113-872l-112-197">
          <text:p/>
        </draw:path>
        <draw:path draw:style-name="gr184" draw:text-style-name="P11" draw:layer="layout" svg:width="10.166cm" svg:height="3.573cm" svg:x="7.628cm" svg:y="4.616cm" svg:viewBox="0 0 10167 3574" svg:d="M10133 3574c35-299 54-605 0-900-52-284-93-636-479-732-290-72-542-272-844-310-291-36-586 17-873-28-317-50-560 114-872 113-303-1-601 24-901 28-319 5-639 0-957 0-310 0-622-26-929 0-301 25-600 23-900 28-290 4-586 35-873 0-333-41-652-1-985-113-310-104-571-296-873-394-324-105-510-402-563-703l-84-282 28-281h28">
          <text:p/>
        </draw:path>
        <presentation:notes draw:style-name="dp2">
          <draw:frame draw:name="Slide Number Placeholder 7" draw:style-name="gr25" draw:text-style-name="P15" draw:layer="layout" svg:width="8.255cm" svg:height="1.274cm" svg:x="10.79cm" svg:y="24.126cm">
            <draw:text-box>
              <text:p text:style-name="P14"><text:span text:style-name="T3"><text:page-number>&lt;number&gt;</text:page-number></text:span></text:p>
            </draw:text-box>
          </draw:frame>
          <draw:page-thumbnail draw:name="Slide Image Placeholder 1" draw:layer="layout" svg:width="11.43cm" svg:height="8.572cm" svg:x="3.81cm" svg:y="3.175cm" draw:page-number="10" presentation:class="page"/>
          <draw:frame draw:name="Notes Placeholder 2" presentation:style-name="pr1" draw:text-style-name="P16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1" draw:style-name="dp1" draw:master-page-name="Master1-Layout7-blank-Blank" presentation:presentation-page-layout-name="AL1T13">
        <draw:custom-shape draw:name="Freeform: Shape 1" draw:style-name="gr36" draw:text-style-name="P13" draw:layer="layout" svg:width="3.556cm" svg:height="1.524cm" svg:x="17.018cm" svg:y="3.048cm">
          <text:p text:style-name="P12"><text:span text:style-name="T8">Registration Data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2" draw:style-name="gr36" draw:text-style-name="P13" draw:layer="layout" svg:width="3.556cm" svg:height="1.524cm" svg:x="12.192cm" svg:y="2.794cm">
          <text:p text:style-name="P12"><text:span text:style-name="T8">Measurement List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3" draw:style-name="gr36" draw:text-style-name="P13" draw:layer="layout" svg:width="3.556cm" svg:height="1.524cm" svg:x="1.778cm" svg:y="3.048cm">
          <text:p text:style-name="P12"><text:span text:style-name="T8">Optode Positions 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4" draw:style-name="gr36" draw:text-style-name="P13" draw:layer="layout" svg:width="3.556cm" svg:height="1.818cm" svg:x="6.626cm" svg:y="2.794cm">
          <text:p text:style-name="P12"><text:span text:style-name="T8">Source/Detector</text:span></text:p>
          <text:p text:style-name="P12"><text:span text:style-name="T8">Position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5" draw:style-name="gr183" draw:text-style-name="P13" draw:layer="layout" svg:width="3.556cm" svg:height="1.524cm" svg:x="11.344cm" svg:y="8.128cm">
          <text:p text:style-name="P12"><text:span text:style-name="T16">currElem</text:span></text:p>
          <draw:enhanced-geometry svg:viewBox="0 0 21600 21600" draw:type="non-primitive" draw:enhanced-path="M 0 0 L 21600 0 21600 21600 0 21600 Z N"/>
        </draw:custom-shape>
        <draw:custom-shape draw:name="Rectangle 7" draw:style-name="gr183" draw:text-style-name="P13" draw:layer="layout" svg:width="3.556cm" svg:height="1.524cm" svg:x="4.826cm" svg:y="9.082cm">
          <text:p text:style-name="P12"><text:span text:style-name="T16">digpts</text:span></text:p>
          <draw:enhanced-geometry svg:viewBox="0 0 21600 21600" draw:type="non-primitive" draw:enhanced-path="M 0 0 L 21600 0 21600 21600 0 21600 Z N"/>
        </draw:custom-shape>
        <draw:custom-shape draw:name="Rectangle 8" draw:style-name="gr183" draw:text-style-name="P13" draw:layer="layout" svg:width="3.556cm" svg:height="1.524cm" svg:x="0.254cm" svg:y="8.382cm">
          <text:p text:style-name="P12"><text:span text:style-name="T16">probe_reg.txt</text:span></text:p>
          <draw:enhanced-geometry svg:viewBox="0 0 21600 21600" draw:type="non-primitive" draw:enhanced-path="M 0 0 L 21600 0 21600 21600 0 21600 Z N"/>
        </draw:custom-shape>
        <draw:custom-shape draw:name="Rectangle 9" draw:style-name="gr183" draw:text-style-name="P13" draw:layer="layout" svg:width="3.556cm" svg:height="1.524cm" svg:x="17.278cm" svg:y="8.128cm">
          <text:p text:style-name="P12"><text:span text:style-name="T16">SD file</text:span></text:p>
          <draw:enhanced-geometry svg:viewBox="0 0 21600 21600" draw:type="non-primitive" draw:enhanced-path="M 0 0 L 21600 0 21600 21600 0 21600 Z N"/>
        </draw:custom-shape>
        <draw:path draw:style-name="gr184" draw:text-style-name="P11" draw:layer="layout" svg:width="5.056cm" svg:height="3.799cm" svg:x="3.071cm" svg:y="4.575cm" svg:viewBox="0 0 5057 3800" svg:d="M0 3800c199-294 433-584 512-929 103-448 696-395 1024-535 320-137 648-259 992-309 354-51 679-173 1023-254 360-85 730-153 1055-338 337-192 454-562 451-900v-282l-91-253">
          <text:p/>
        </draw:path>
        <draw:path draw:style-name="gr184" draw:text-style-name="P11" draw:layer="layout" svg:width="1.097cm" svg:height="3.799cm" svg:x="2.111cm" svg:y="4.559cm" svg:viewBox="0 0 1098 3800" svg:d="M0 3800c103-283-6-589 56-872 63-288 33-579 197-845 172-278 282-592 451-872 169-279 200-609 337-901l57-281-57-29">
          <text:p/>
        </draw:path>
        <draw:path draw:style-name="gr184" draw:text-style-name="P11" draw:layer="layout" svg:width="2.163cm" svg:height="4.502cm" svg:x="7.262cm" svg:y="4.588cm" svg:viewBox="0 0 2164 4503" svg:d="M0 4503c177-286 375-562 507-872 132-311 229-668 563-845 297-157 568-363 872-507 389-184 151-562 141-844-10-298-95-582-141-873l-112-281-113-281">
          <text:p/>
        </draw:path>
        <draw:path draw:style-name="gr184" draw:text-style-name="P11" draw:layer="layout" svg:width="2.307cm" svg:height="4.756cm" svg:x="3.941cm" svg:y="4.306cm" svg:viewBox="0 0 2308 4757" svg:d="M2308 4757c-255-273-373-632-535-957-151-304-398-551-563-844-179-318-457-571-563-929-95-320-290-599-422-901-128-292-219-608-225-929v-197">
          <text:p/>
        </draw:path>
        <draw:path draw:style-name="gr184" draw:text-style-name="P11" draw:layer="layout" svg:width="3.573cm" svg:height="3.686cm" svg:x="9.317cm" svg:y="4.447cm" svg:viewBox="0 0 3574 3687" svg:d="M3574 3687c-302-233-327-649-591-901-250-239-485-617-900-591-350 22-606-286-845-506-259-238-639-373-788-704-129-287-368-517-394-844l-56-141">
          <text:p/>
        </draw:path>
        <draw:path draw:style-name="gr184" draw:text-style-name="P11" draw:layer="layout" svg:width="7.092cm" svg:height="4.404cm" svg:x="4.278cm" svg:y="4.362cm" svg:viewBox="0 0 7093 4405" svg:d="M7093 4363c-354 178-579-260-788-450-254-231-520-447-844-591-329-147-596-401-901-591-302-188-597-382-900-563-341-205-709-365-1070-535-305-144-632-252-901-450-271-200-567-327-844-507-289-187-583-370-845-591l29-85">
          <text:p/>
        </draw:path>
        <draw:path draw:style-name="gr184" draw:text-style-name="P11" draw:layer="layout" svg:width="0.787cm" svg:height="3.787cm" svg:x="13.736cm" svg:y="4.318cm" svg:viewBox="0 0 788 3788" svg:d="M0 3788c17-310 153-607 197-912 55-381 290-718 309-1099 18-347 118-684 169-1029 37-250 77-499 113-748v23">
          <text:p/>
        </draw:path>
        <draw:path draw:style-name="gr184" draw:text-style-name="P11" draw:layer="layout" svg:width="3.405cm" svg:height="3.94cm" svg:x="15.002cm" svg:y="4.165cm" svg:viewBox="0 0 3406 3941" svg:d="M3406 3941c-318-191-437-557-675-816-275-299-492-653-817-901-314-239-562-533-900-760-296-199-631-358-788-704l-197-281-29-282 57-197">
          <text:p/>
        </draw:path>
        <draw:path draw:style-name="gr184" draw:text-style-name="P11" draw:layer="layout" svg:width="0.281cm" svg:height="3.855cm" svg:x="19.45cm" svg:y="4.25cm" svg:viewBox="0 0 282 3856" svg:d="M281 3856c-1-320 0-639 0-957 0-320-12-639 0-957 12-294-52-583-56-873-5-294-3-596-113-872l-112-197">
          <text:p/>
        </draw:path>
        <draw:path draw:style-name="gr184" draw:text-style-name="P11" draw:layer="layout" svg:width="10.166cm" svg:height="3.573cm" svg:x="7.628cm" svg:y="4.616cm" svg:viewBox="0 0 10167 3574" svg:d="M10133 3574c35-299 54-605 0-900-52-284-93-636-479-732-290-72-542-272-844-310-291-36-586 17-873-28-317-50-560 114-872 113-303-1-601 24-901 28-319 5-639 0-957 0-310 0-622-26-929 0-301 25-600 23-900 28-290 4-586 35-873 0-333-41-652-1-985-113-310-104-571-296-873-394-324-105-510-402-563-703l-84-282 28-281h28">
          <text:p/>
        </draw:path>
        <presentation:notes draw:style-name="dp2">
          <draw:frame draw:name="Slide Number Placeholder 7" draw:style-name="gr25" draw:text-style-name="P15" draw:layer="layout" svg:width="8.255cm" svg:height="1.274cm" svg:x="10.79cm" svg:y="24.126cm">
            <draw:text-box>
              <text:p text:style-name="P14"><text:span text:style-name="T3"><text:page-number>&lt;number&gt;</text:page-number></text:span></text:p>
            </draw:text-box>
          </draw:frame>
          <draw:page-thumbnail draw:name="Slide Image Placeholder 1" draw:layer="layout" svg:width="11.43cm" svg:height="8.572cm" svg:x="3.81cm" svg:y="3.175cm" draw:page-number="11" presentation:class="page"/>
          <draw:frame draw:name="Notes Placeholder 2" presentation:style-name="pr1" draw:text-style-name="P16" draw:layer="layout" svg:width="15.24cm" svg:height="10.001cm" svg:x="1.905cm" svg:y="12.223cm" presentation:class="notes" presentation:placeholder="true">
            <draw:text-box/>
          </draw:frame>
        </presentation:notes>
      </draw:page>
      <draw:page draw:name="page12" draw:style-name="dp1" draw:master-page-name="Master1-Layout7-blank-Blank" presentation:presentation-page-layout-name="AL1T13">
        <draw:custom-shape draw:name="Freeform: Shape 1" draw:style-name="gr36" draw:text-style-name="P13" draw:layer="layout" svg:width="3.556cm" svg:height="1.524cm" svg:x="17.018cm" svg:y="3.048cm">
          <text:p text:style-name="P12"><text:span text:style-name="T8">Registration Data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2" draw:style-name="gr36" draw:text-style-name="P13" draw:layer="layout" svg:width="3.556cm" svg:height="1.524cm" svg:x="12.192cm" svg:y="2.794cm">
          <text:p text:style-name="P12"><text:span text:style-name="T8">Measurement List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3" draw:style-name="gr36" draw:text-style-name="P13" draw:layer="layout" svg:width="3.556cm" svg:height="1.524cm" svg:x="1.778cm" svg:y="3.048cm">
          <text:p text:style-name="P12"><text:span text:style-name="T8">Optode Positions 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Freeform: Shape 4" draw:style-name="gr36" draw:text-style-name="P13" draw:layer="layout" svg:width="3.556cm" svg:height="1.818cm" svg:x="6.626cm" svg:y="2.794cm">
          <text:p text:style-name="P12"><text:span text:style-name="T8">Source/Detector</text:span></text:p>
          <text:p text:style-name="P12"><text:span text:style-name="T8">Positions</text:span></text:p>
          <draw:enhanced-geometry svg:viewBox="0 0 21600 21600" draw:path-stretchpoint-x="21600" draw:path-stretchpoint-y="21600" draw:text-areas="?f23 ?f25 ?f24 ?f26" draw:type="non-primitive" draw:enhanced-path="M ?f3 ?f9 A ?f66 ?f67 ?f68 ?f69 ?f3 ?f9 ?f63 ?f65 W ?f70 ?f71 ?f72 ?f73 ?f3 ?f9 ?f63 ?f65 A ?f109 ?f110 ?f111 ?f112 ?f63 ?f65 ?f106 ?f108 W ?f113 ?f114 ?f115 ?f116 ?f63 ?f65 ?f106 ?f108 A ?f152 ?f153 ?f154 ?f155 ?f106 ?f108 ?f149 ?f151 W ?f156 ?f157 ?f158 ?f159 ?f106 ?f108 ?f149 ?f151 A ?f195 ?f196 ?f197 ?f198 ?f149 ?f151 ?f192 ?f194 W ?f199 ?f200 ?f201 ?f202 ?f149 ?f151 ?f192 ?f194 Z N">
            <draw:equation draw:name="f0" draw:formula="16200000"/>
            <draw:equation draw:name="f1" draw:formula="10800000"/>
            <draw:equation draw:name="f2" draw:formula="5400000"/>
            <draw:equation draw:name="f3" draw:formula="left"/>
            <draw:equation draw:name="f4" draw:formula="right"/>
            <draw:equation draw:name="f5" draw:formula="top"/>
            <draw:equation draw:name="f6" draw:formula="bottom"/>
            <draw:equation draw:name="f7" draw:formula="?f6 - ?f5"/>
            <draw:equation draw:name="f8" draw:formula="?f7 / 2"/>
            <draw:equation draw:name="f9" draw:formula="?f5 + ?f8"/>
            <draw:equation draw:name="f10" draw:formula="?f4 - ?f3"/>
            <draw:equation draw:name="f11" draw:formula="?f10 / 2"/>
            <draw:equation draw:name="f12" draw:formula="?f3 + ?f11"/>
            <draw:equation draw:name="f13" draw:formula="5419351 / 1725033"/>
            <draw:equation draw:name="f14" draw:formula="2700000 + ?f2"/>
            <draw:equation draw:name="f15" draw:formula="?f14 * ?f13 / ?f1"/>
            <draw:equation draw:name="f16" draw:formula="0 - ?f15"/>
            <draw:equation draw:name="f17" draw:formula="sin(?f16)"/>
            <draw:equation draw:name="f18" draw:formula="0 - ?f17"/>
            <draw:equation draw:name="f19" draw:formula="?f18 * ?f11"/>
            <draw:equation draw:name="f20" draw:formula="cos(?f16)"/>
            <draw:equation draw:name="f21" draw:formula="0 - ?f20"/>
            <draw:equation draw:name="f22" draw:formula="?f21 * ?f8"/>
            <draw:equation draw:name="f23" draw:formula="?f12 - ?f19"/>
            <draw:equation draw:name="f24" draw:formula="?f12 + ?f19"/>
            <draw:equation draw:name="f25" draw:formula="?f9 - ?f22"/>
            <draw:equation draw:name="f26" draw:formula="?f9 + ?f22"/>
            <draw:equation draw:name="f27" draw:formula="21550000 - ?f2"/>
            <draw:equation draw:name="f28" draw:formula="if(?f27, ?f2, 21550000)"/>
            <draw:equation draw:name="f29" draw:formula="-21550000 - ?f28"/>
            <draw:equation draw:name="f30" draw:formula="if(?f29, -21550000, ?f28)"/>
            <draw:equation draw:name="f31" draw:formula="?f1 + ?f30"/>
            <draw:equation draw:name="f32" draw:formula="?f1 + ?f2"/>
            <draw:equation draw:name="f33" draw:formula="?f32 * ?f13 / ?f1"/>
            <draw:equation draw:name="f34" draw:formula="0 - ?f33"/>
            <draw:equation draw:name="f35" draw:formula="cos(?f34)"/>
            <draw:equation draw:name="f36" draw:formula="0 - ?f35"/>
            <draw:equation draw:name="f37" draw:formula="?f36 * ?f11"/>
            <draw:equation draw:name="f38" draw:formula="sin(?f34)"/>
            <draw:equation draw:name="f39" draw:formula="0 - ?f38"/>
            <draw:equation draw:name="f40" draw:formula="?f39 * ?f8"/>
            <draw:equation draw:name="f41" draw:formula="sqrt(?f37 * ?f37 + ?f40 * ?f40 + 0 * 0)"/>
            <draw:equation draw:name="f42" draw:formula="?f11 * ?f8 / ?f41"/>
            <draw:equation draw:name="f43" draw:formula="?f39 * ?f42"/>
            <draw:equation draw:name="f44" draw:formula="?f3 - ?f43"/>
            <draw:equation draw:name="f45" draw:formula="?f36 * ?f42"/>
            <draw:equation draw:name="f46" draw:formula="?f9 - ?f45"/>
            <draw:equation draw:name="f47" draw:formula="?f44 - ?f11"/>
            <draw:equation draw:name="f48" draw:formula="?f46 - ?f8"/>
            <draw:equation draw:name="f49" draw:formula="?f44 + ?f11"/>
            <draw:equation draw:name="f50" draw:formula="?f46 + ?f8"/>
            <draw:equation draw:name="f51" draw:formula="?f31 + ?f2"/>
            <draw:equation draw:name="f52" draw:formula="?f51 * ?f13 / ?f1"/>
            <draw:equation draw:name="f53" draw:formula="0 - ?f52"/>
            <draw:equation draw:name="f54" draw:formula="cos(?f53)"/>
            <draw:equation draw:name="f55" draw:formula="0 - ?f54"/>
            <draw:equation draw:name="f56" draw:formula="?f55 * ?f11"/>
            <draw:equation draw:name="f57" draw:formula="sin(?f53)"/>
            <draw:equation draw:name="f58" draw:formula="0 - ?f57"/>
            <draw:equation draw:name="f59" draw:formula="?f58 * ?f8"/>
            <draw:equation draw:name="f60" draw:formula="sqrt(?f56 * ?f56 + ?f59 * ?f59 + 0 * 0)"/>
            <draw:equation draw:name="f61" draw:formula="?f11 * ?f8 / ?f60"/>
            <draw:equation draw:name="f62" draw:formula="?f58 * ?f61"/>
            <draw:equation draw:name="f63" draw:formula="?f44 + ?f62"/>
            <draw:equation draw:name="f64" draw:formula="?f55 * ?f61"/>
            <draw:equation draw:name="f65" draw:formula="?f46 + ?f64"/>
            <draw:equation draw:name="f66" draw:formula="if(?f30, ?f3, ?f47)"/>
            <draw:equation draw:name="f67" draw:formula="if(?f30, ?f9, ?f48)"/>
            <draw:equation draw:name="f68" draw:formula="if(?f30, ?f3, ?f49)"/>
            <draw:equation draw:name="f69" draw:formula="if(?f30, ?f9, ?f50)"/>
            <draw:equation draw:name="f70" draw:formula="if(?f30, ?f47, ?f63)"/>
            <draw:equation draw:name="f71" draw:formula="if(?f30, ?f48, ?f65)"/>
            <draw:equation draw:name="f72" draw:formula="if(?f30, ?f49, ?f63)"/>
            <draw:equation draw:name="f73" draw:formula="if(?f30, ?f50, ?f65)"/>
            <draw:equation draw:name="f74" draw:formula="?f0 + ?f30"/>
            <draw:equation draw:name="f75" draw:formula="?f0 + ?f2"/>
            <draw:equation draw:name="f76" draw:formula="?f75 * ?f13 / ?f1"/>
            <draw:equation draw:name="f77" draw:formula="0 - ?f76"/>
            <draw:equation draw:name="f78" draw:formula="cos(?f77)"/>
            <draw:equation draw:name="f79" draw:formula="0 - ?f78"/>
            <draw:equation draw:name="f80" draw:formula="?f79 * ?f11"/>
            <draw:equation draw:name="f81" draw:formula="sin(?f77)"/>
            <draw:equation draw:name="f82" draw:formula="0 - ?f81"/>
            <draw:equation draw:name="f83" draw:formula="?f82 * ?f8"/>
            <draw:equation draw:name="f84" draw:formula="sqrt(?f80 * ?f80 + ?f83 * ?f83 + 0 * 0)"/>
            <draw:equation draw:name="f85" draw:formula="?f11 * ?f8 / ?f84"/>
            <draw:equation draw:name="f86" draw:formula="?f82 * ?f85"/>
            <draw:equation draw:name="f87" draw:formula="?f63 - ?f86"/>
            <draw:equation draw:name="f88" draw:formula="?f79 * ?f85"/>
            <draw:equation draw:name="f89" draw:formula="?f65 - ?f88"/>
            <draw:equation draw:name="f90" draw:formula="?f87 - ?f11"/>
            <draw:equation draw:name="f91" draw:formula="?f89 - ?f8"/>
            <draw:equation draw:name="f92" draw:formula="?f87 + ?f11"/>
            <draw:equation draw:name="f93" draw:formula="?f89 + ?f8"/>
            <draw:equation draw:name="f94" draw:formula="?f74 + ?f2"/>
            <draw:equation draw:name="f95" draw:formula="?f94 * ?f13 / ?f1"/>
            <draw:equation draw:name="f96" draw:formula="0 - ?f95"/>
            <draw:equation draw:name="f97" draw:formula="cos(?f96)"/>
            <draw:equation draw:name="f98" draw:formula="0 - ?f97"/>
            <draw:equation draw:name="f99" draw:formula="?f98 * ?f11"/>
            <draw:equation draw:name="f100" draw:formula="sin(?f96)"/>
            <draw:equation draw:name="f101" draw:formula="0 - ?f100"/>
            <draw:equation draw:name="f102" draw:formula="?f101 * ?f8"/>
            <draw:equation draw:name="f103" draw:formula="sqrt(?f99 * ?f99 + ?f102 * ?f102 + 0 * 0)"/>
            <draw:equation draw:name="f104" draw:formula="?f11 * ?f8 / ?f103"/>
            <draw:equation draw:name="f105" draw:formula="?f101 * ?f104"/>
            <draw:equation draw:name="f106" draw:formula="?f87 + ?f105"/>
            <draw:equation draw:name="f107" draw:formula="?f98 * ?f104"/>
            <draw:equation draw:name="f108" draw:formula="?f89 + ?f107"/>
            <draw:equation draw:name="f109" draw:formula="if(?f30, ?f63, ?f90)"/>
            <draw:equation draw:name="f110" draw:formula="if(?f30, ?f65, ?f91)"/>
            <draw:equation draw:name="f111" draw:formula="if(?f30, ?f63, ?f92)"/>
            <draw:equation draw:name="f112" draw:formula="if(?f30, ?f65, ?f93)"/>
            <draw:equation draw:name="f113" draw:formula="if(?f30, ?f90, ?f106)"/>
            <draw:equation draw:name="f114" draw:formula="if(?f30, ?f91, ?f108)"/>
            <draw:equation draw:name="f115" draw:formula="if(?f30, ?f92, ?f106)"/>
            <draw:equation draw:name="f116" draw:formula="if(?f30, ?f93, ?f108)"/>
            <draw:equation draw:name="f117" draw:formula="0 + ?f30"/>
            <draw:equation draw:name="f118" draw:formula="0 + ?f2"/>
            <draw:equation draw:name="f119" draw:formula="?f118 * ?f13 / ?f1"/>
            <draw:equation draw:name="f120" draw:formula="0 - ?f119"/>
            <draw:equation draw:name="f121" draw:formula="cos(?f120)"/>
            <draw:equation draw:name="f122" draw:formula="0 - ?f121"/>
            <draw:equation draw:name="f123" draw:formula="?f122 * ?f11"/>
            <draw:equation draw:name="f124" draw:formula="sin(?f120)"/>
            <draw:equation draw:name="f125" draw:formula="0 - ?f124"/>
            <draw:equation draw:name="f126" draw:formula="?f125 * ?f8"/>
            <draw:equation draw:name="f127" draw:formula="sqrt(?f123 * ?f123 + ?f126 * ?f126 + 0 * 0)"/>
            <draw:equation draw:name="f128" draw:formula="?f11 * ?f8 / ?f127"/>
            <draw:equation draw:name="f129" draw:formula="?f125 * ?f128"/>
            <draw:equation draw:name="f130" draw:formula="?f106 - ?f129"/>
            <draw:equation draw:name="f131" draw:formula="?f122 * ?f128"/>
            <draw:equation draw:name="f132" draw:formula="?f108 - ?f131"/>
            <draw:equation draw:name="f133" draw:formula="?f130 - ?f11"/>
            <draw:equation draw:name="f134" draw:formula="?f132 - ?f8"/>
            <draw:equation draw:name="f135" draw:formula="?f130 + ?f11"/>
            <draw:equation draw:name="f136" draw:formula="?f132 + ?f8"/>
            <draw:equation draw:name="f137" draw:formula="?f117 + ?f2"/>
            <draw:equation draw:name="f138" draw:formula="?f137 * ?f13 / ?f1"/>
            <draw:equation draw:name="f139" draw:formula="0 - ?f138"/>
            <draw:equation draw:name="f140" draw:formula="cos(?f139)"/>
            <draw:equation draw:name="f141" draw:formula="0 - ?f140"/>
            <draw:equation draw:name="f142" draw:formula="?f141 * ?f11"/>
            <draw:equation draw:name="f143" draw:formula="sin(?f139)"/>
            <draw:equation draw:name="f144" draw:formula="0 - ?f143"/>
            <draw:equation draw:name="f145" draw:formula="?f144 * ?f8"/>
            <draw:equation draw:name="f146" draw:formula="sqrt(?f142 * ?f142 + ?f145 * ?f145 + 0 * 0)"/>
            <draw:equation draw:name="f147" draw:formula="?f11 * ?f8 / ?f146"/>
            <draw:equation draw:name="f148" draw:formula="?f144 * ?f147"/>
            <draw:equation draw:name="f149" draw:formula="?f130 + ?f148"/>
            <draw:equation draw:name="f150" draw:formula="?f141 * ?f147"/>
            <draw:equation draw:name="f151" draw:formula="?f132 + ?f150"/>
            <draw:equation draw:name="f152" draw:formula="if(?f30, ?f106, ?f133)"/>
            <draw:equation draw:name="f153" draw:formula="if(?f30, ?f108, ?f134)"/>
            <draw:equation draw:name="f154" draw:formula="if(?f30, ?f106, ?f135)"/>
            <draw:equation draw:name="f155" draw:formula="if(?f30, ?f108, ?f136)"/>
            <draw:equation draw:name="f156" draw:formula="if(?f30, ?f133, ?f149)"/>
            <draw:equation draw:name="f157" draw:formula="if(?f30, ?f134, ?f151)"/>
            <draw:equation draw:name="f158" draw:formula="if(?f30, ?f135, ?f149)"/>
            <draw:equation draw:name="f159" draw:formula="if(?f30, ?f136, ?f151)"/>
            <draw:equation draw:name="f160" draw:formula="?f2 + ?f30"/>
            <draw:equation draw:name="f161" draw:formula="?f2 + ?f2"/>
            <draw:equation draw:name="f162" draw:formula="?f161 * ?f13 / ?f1"/>
            <draw:equation draw:name="f163" draw:formula="0 - ?f162"/>
            <draw:equation draw:name="f164" draw:formula="cos(?f163)"/>
            <draw:equation draw:name="f165" draw:formula="0 - ?f164"/>
            <draw:equation draw:name="f166" draw:formula="?f165 * ?f11"/>
            <draw:equation draw:name="f167" draw:formula="sin(?f163)"/>
            <draw:equation draw:name="f168" draw:formula="0 - ?f167"/>
            <draw:equation draw:name="f169" draw:formula="?f168 * ?f8"/>
            <draw:equation draw:name="f170" draw:formula="sqrt(?f166 * ?f166 + ?f169 * ?f169 + 0 * 0)"/>
            <draw:equation draw:name="f171" draw:formula="?f11 * ?f8 / ?f170"/>
            <draw:equation draw:name="f172" draw:formula="?f168 * ?f171"/>
            <draw:equation draw:name="f173" draw:formula="?f149 - ?f172"/>
            <draw:equation draw:name="f174" draw:formula="?f165 * ?f171"/>
            <draw:equation draw:name="f175" draw:formula="?f151 - ?f174"/>
            <draw:equation draw:name="f176" draw:formula="?f173 - ?f11"/>
            <draw:equation draw:name="f177" draw:formula="?f175 - ?f8"/>
            <draw:equation draw:name="f178" draw:formula="?f173 + ?f11"/>
            <draw:equation draw:name="f179" draw:formula="?f175 + ?f8"/>
            <draw:equation draw:name="f180" draw:formula="?f160 + ?f2"/>
            <draw:equation draw:name="f181" draw:formula="?f180 * ?f13 / ?f1"/>
            <draw:equation draw:name="f182" draw:formula="0 - ?f181"/>
            <draw:equation draw:name="f183" draw:formula="cos(?f182)"/>
            <draw:equation draw:name="f184" draw:formula="0 - ?f183"/>
            <draw:equation draw:name="f185" draw:formula="?f184 * ?f11"/>
            <draw:equation draw:name="f186" draw:formula="sin(?f182)"/>
            <draw:equation draw:name="f187" draw:formula="0 - ?f186"/>
            <draw:equation draw:name="f188" draw:formula="?f187 * ?f8"/>
            <draw:equation draw:name="f189" draw:formula="sqrt(?f185 * ?f185 + ?f188 * ?f188 + 0 * 0)"/>
            <draw:equation draw:name="f190" draw:formula="?f11 * ?f8 / ?f189"/>
            <draw:equation draw:name="f191" draw:formula="?f187 * ?f190"/>
            <draw:equation draw:name="f192" draw:formula="?f173 + ?f191"/>
            <draw:equation draw:name="f193" draw:formula="?f184 * ?f190"/>
            <draw:equation draw:name="f194" draw:formula="?f175 + ?f193"/>
            <draw:equation draw:name="f195" draw:formula="if(?f30, ?f149, ?f176)"/>
            <draw:equation draw:name="f196" draw:formula="if(?f30, ?f151, ?f177)"/>
            <draw:equation draw:name="f197" draw:formula="if(?f30, ?f149, ?f178)"/>
            <draw:equation draw:name="f198" draw:formula="if(?f30, ?f151, ?f179)"/>
            <draw:equation draw:name="f199" draw:formula="if(?f30, ?f176, ?f192)"/>
            <draw:equation draw:name="f200" draw:formula="if(?f30, ?f177, ?f194)"/>
            <draw:equation draw:name="f201" draw:formula="if(?f30, ?f178, ?f192)"/>
            <draw:equation draw:name="f202" draw:formula="if(?f30, ?f179, ?f194)"/>
          </draw:enhanced-geometry>
        </draw:custom-shape>
        <draw:custom-shape draw:name="Rectangle 5" draw:style-name="gr183" draw:text-style-name="P13" draw:layer="layout" svg:width="3.556cm" svg:height="1.524cm" svg:x="11.344cm" svg:y="8.128cm">
          <text:p text:style-name="P12"><text:span text:style-name="T16">currElem</text:span></text:p>
          <draw:enhanced-geometry svg:viewBox="0 0 21600 21600" draw:type="non-primitive" draw:enhanced-path="M 0 0 L 21600 0 21600 21600 0 21600 Z N"/>
        </draw:custom-shape>
        <draw:custom-shape draw:name="Rectangle 7" draw:style-name="gr183" draw:text-style-name="P13" draw:layer="layout" svg:width="3.556cm" svg:height="1.524cm" svg:x="4.826cm" svg:y="9.082cm">
          <text:p text:style-name="P12"><text:span text:style-name="T16">digpts</text:span></text:p>
          <draw:enhanced-geometry svg:viewBox="0 0 21600 21600" draw:type="non-primitive" draw:enhanced-path="M 0 0 L 21600 0 21600 21600 0 21600 Z N"/>
        </draw:custom-shape>
        <draw:custom-shape draw:name="Rectangle 8" draw:style-name="gr183" draw:text-style-name="P13" draw:layer="layout" svg:width="3.556cm" svg:height="1.524cm" svg:x="0.254cm" svg:y="8.382cm">
          <text:p text:style-name="P12"><text:span text:style-name="T16">probe_reg.txt</text:span></text:p>
          <draw:enhanced-geometry svg:viewBox="0 0 21600 21600" draw:type="non-primitive" draw:enhanced-path="M 0 0 L 21600 0 21600 21600 0 21600 Z N"/>
        </draw:custom-shape>
        <draw:custom-shape draw:name="Rectangle 9" draw:style-name="gr183" draw:text-style-name="P13" draw:layer="layout" svg:width="3.556cm" svg:height="1.524cm" svg:x="17.278cm" svg:y="8.128cm">
          <text:p text:style-name="P12"><text:span text:style-name="T16">SD file</text:span></text:p>
          <draw:enhanced-geometry svg:viewBox="0 0 21600 21600" draw:type="non-primitive" draw:enhanced-path="M 0 0 L 21600 0 21600 21600 0 21600 Z N"/>
        </draw:custom-shape>
        <draw:path draw:style-name="gr184" draw:text-style-name="P11" draw:layer="layout" svg:width="5.056cm" svg:height="3.799cm" svg:x="3.071cm" svg:y="4.575cm" svg:viewBox="0 0 5057 3800" svg:d="M0 3800c199-294 433-584 512-929 103-448 696-395 1024-535 320-137 648-259 992-309 354-51 679-173 1023-254 360-85 730-153 1055-338 337-192 454-562 451-900v-282l-91-253">
          <text:p/>
        </draw:path>
        <draw:path draw:style-name="gr184" draw:text-style-name="P11" draw:layer="layout" svg:width="1.097cm" svg:height="3.799cm" svg:x="2.111cm" svg:y="4.559cm" svg:viewBox="0 0 1098 3800" svg:d="M0 3800c103-283-6-589 56-872 63-288 33-579 197-845 172-278 282-592 451-872 169-279 200-609 337-901l57-281-57-29">
          <text:p/>
        </draw:path>
        <draw:path draw:style-name="gr184" draw:text-style-name="P11" draw:layer="layout" svg:width="2.163cm" svg:height="4.502cm" svg:x="7.262cm" svg:y="4.588cm" svg:viewBox="0 0 2164 4503" svg:d="M0 4503c177-286 375-562 507-872 132-311 229-668 563-845 297-157 568-363 872-507 389-184 151-562 141-844-10-298-95-582-141-873l-112-281-113-281">
          <text:p/>
        </draw:path>
        <draw:path draw:style-name="gr184" draw:text-style-name="P11" draw:layer="layout" svg:width="2.307cm" svg:height="4.756cm" svg:x="3.941cm" svg:y="4.306cm" svg:viewBox="0 0 2308 4757" svg:d="M2308 4757c-255-273-373-632-535-957-151-304-398-551-563-844-179-318-457-571-563-929-95-320-290-599-422-901-128-292-219-608-225-929v-197">
          <text:p/>
        </draw:path>
        <draw:path draw:style-name="gr184" draw:text-style-name="P11" draw:layer="layout" svg:width="3.573cm" svg:height="3.686cm" svg:x="9.317cm" svg:y="4.447cm" svg:viewBox="0 0 3574 3687" svg:d="M3574 3687c-302-233-327-649-591-901-250-239-485-617-900-591-350 22-606-286-845-506-259-238-639-373-788-704-129-287-368-517-394-844l-56-141">
          <text:p/>
        </draw:path>
        <draw:path draw:style-name="gr184" draw:text-style-name="P11" draw:layer="layout" svg:width="7.092cm" svg:height="4.404cm" svg:x="4.278cm" svg:y="4.362cm" svg:viewBox="0 0 7093 4405" svg:d="M7093 4363c-354 178-579-260-788-450-254-231-520-447-844-591-329-147-596-401-901-591-302-188-597-382-900-563-341-205-709-365-1070-535-305-144-632-252-901-450-271-200-567-327-844-507-289-187-583-370-845-591l29-85">
          <text:p/>
        </draw:path>
        <draw:path draw:style-name="gr184" draw:text-style-name="P11" draw:layer="layout" svg:width="0.787cm" svg:height="3.787cm" svg:x="13.736cm" svg:y="4.318cm" svg:viewBox="0 0 788 3788" svg:d="M0 3788c17-310 153-607 197-912 55-381 290-718 309-1099 18-347 118-684 169-1029 37-250 77-499 113-748v23">
          <text:p/>
        </draw:path>
        <draw:path draw:style-name="gr184" draw:text-style-name="P11" draw:layer="layout" svg:width="3.405cm" svg:height="3.94cm" svg:x="15.002cm" svg:y="4.165cm" svg:viewBox="0 0 3406 3941" svg:d="M3406 3941c-318-191-437-557-675-816-275-299-492-653-817-901-314-239-562-533-900-760-296-199-631-358-788-704l-197-281-29-282 57-197">
          <text:p/>
        </draw:path>
        <draw:path draw:style-name="gr184" draw:text-style-name="P11" draw:layer="layout" svg:width="0.281cm" svg:height="3.855cm" svg:x="19.45cm" svg:y="4.25cm" svg:viewBox="0 0 282 3856" svg:d="M281 3856c-1-320 0-639 0-957 0-320-12-639 0-957 12-294-52-583-56-873-5-294-3-596-113-872l-112-197">
          <text:p/>
        </draw:path>
        <draw:path draw:style-name="gr184" draw:text-style-name="P11" draw:layer="layout" svg:width="10.166cm" svg:height="3.573cm" svg:x="7.628cm" svg:y="4.616cm" svg:viewBox="0 0 10167 3574" svg:d="M10133 3574c35-299 54-605 0-900-52-284-93-636-479-732-290-72-542-272-844-310-291-36-586 17-873-28-317-50-560 114-872 113-303-1-601 24-901 28-319 5-639 0-957 0-310 0-622-26-929 0-301 25-600 23-900 28-290 4-586 35-873 0-333-41-652-1-985-113-310-104-571-296-873-394-324-105-510-402-563-703l-84-282 28-281h28">
          <text:p/>
        </draw:path>
        <presentation:notes draw:style-name="dp2">
          <draw:frame draw:name="Slide Number Placeholder 7" draw:style-name="gr25" draw:text-style-name="P15" draw:layer="layout" svg:width="8.255cm" svg:height="1.274cm" svg:x="10.79cm" svg:y="24.126cm">
            <draw:text-box>
              <text:p text:style-name="P14"><text:span text:style-name="T3"><text:page-number>&lt;number&gt;</text:page-number></text:span></text:p>
            </draw:text-box>
          </draw:frame>
          <draw:page-thumbnail draw:name="Slide Image Placeholder 1" draw:layer="layout" svg:width="11.43cm" svg:height="8.572cm" svg:x="3.81cm" svg:y="3.175cm" draw:page-number="12" presentation:class="page"/>
          <draw:frame draw:name="Notes Placeholder 2" presentation:style-name="pr1" draw:text-style-name="P16" draw:layer="layout" svg:width="15.24cm" svg:height="10.001cm" svg:x="1.905cm" svg:y="12.22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a1017" svg:viewBox="0 0 20 30" svg:d="M10 0l-10 30h20z"/>
    <draw:marker draw:name="a1019" svg:viewBox="0 0 20 30" svg:d="M10 0l-10 30h20z"/>
    <draw:marker draw:name="a1036" svg:viewBox="0 0 20 30" svg:d="M10 0l-10 30h20z"/>
    <draw:marker draw:name="a1041" svg:viewBox="0 0 20 30" svg:d="M10 0l-10 30h20z"/>
    <draw:marker draw:name="a1043" svg:viewBox="0 0 20 30" svg:d="M10 0l-10 30h20z"/>
    <draw:marker draw:name="a1045" svg:viewBox="0 0 20 30" svg:d="M10 0l-10 30h20z"/>
    <draw:marker draw:name="a1047" svg:viewBox="0 0 20 30" svg:d="M10 0l-10 30h20z"/>
    <draw:marker draw:name="a1049" svg:viewBox="0 0 20 30" svg:d="M10 0l-10 30h20z"/>
    <draw:marker draw:name="a1060" svg:viewBox="0 0 20 30" svg:d="M10 0l-10 30h20z"/>
    <draw:marker draw:name="a1069" svg:viewBox="0 0 20 30" svg:d="M10 0l-10 30h20z"/>
    <draw:marker draw:name="a1075" svg:viewBox="0 0 20 30" svg:d="M10 0l-10 30h20z"/>
    <draw:marker draw:name="a1080" svg:viewBox="0 0 20 30" svg:d="M10 0l-10 30h20z"/>
    <draw:marker draw:name="a1143" svg:viewBox="0 0 20 30" svg:d="M10 0l-10 30h20z"/>
    <draw:marker draw:name="a1148" svg:viewBox="0 0 20 30" svg:d="M10 0l-10 30h20z"/>
    <draw:marker draw:name="a1197" svg:viewBox="0 0 20 30" svg:d="M10 0l-10 30h20z"/>
    <draw:marker draw:name="a1199" svg:viewBox="0 0 20 30" svg:d="M10 0l-10 30h20z"/>
    <draw:marker draw:name="a1216" svg:viewBox="0 0 20 30" svg:d="M10 0l-10 30h20z"/>
    <draw:marker draw:name="a1221" svg:viewBox="0 0 20 30" svg:d="M10 0l-10 30h20z"/>
    <draw:marker draw:name="a1223" svg:viewBox="0 0 20 30" svg:d="M10 0l-10 30h20z"/>
    <draw:marker draw:name="a1225" svg:viewBox="0 0 20 30" svg:d="M10 0l-10 30h20z"/>
    <draw:marker draw:name="a1227" svg:viewBox="0 0 20 30" svg:d="M10 0l-10 30h20z"/>
    <draw:marker draw:name="a1229" svg:viewBox="0 0 20 30" svg:d="M10 0l-10 30h20z"/>
    <draw:marker draw:name="a1256" svg:viewBox="0 0 20 30" svg:d="M10 0l-10 30h20z"/>
    <draw:marker draw:name="a1265" svg:viewBox="0 0 20 30" svg:d="M10 0l-10 30h20z"/>
    <draw:marker draw:name="a1271" svg:viewBox="0 0 20 30" svg:d="M10 0l-10 30h20z"/>
    <draw:marker draw:name="a1276" svg:viewBox="0 0 20 30" svg:d="M10 0l-10 30h20z"/>
    <draw:marker draw:name="a1282" svg:viewBox="0 0 20 30" svg:d="M10 0l-10 30h20z"/>
    <draw:marker draw:name="a1390" svg:viewBox="0 0 20 30" svg:d="M10 0l-10 30h20z"/>
    <draw:marker draw:name="a1392" svg:viewBox="0 0 20 30" svg:d="M10 0l-10 30h20z"/>
    <draw:marker draw:name="a1409" svg:viewBox="0 0 20 30" svg:d="M10 0l-10 30h20z"/>
    <draw:marker draw:name="a1414" svg:viewBox="0 0 20 30" svg:d="M10 0l-10 30h20z"/>
    <draw:marker draw:name="a1416" svg:viewBox="0 0 20 30" svg:d="M10 0l-10 30h20z"/>
    <draw:marker draw:name="a1418" svg:viewBox="0 0 20 30" svg:d="M10 0l-10 30h20z"/>
    <draw:marker draw:name="a1465" svg:viewBox="0 0 20 30" svg:d="M10 0l-10 30h20z"/>
    <draw:marker draw:name="a1474" svg:viewBox="0 0 20 30" svg:d="M10 0l-10 30h20z"/>
    <draw:marker draw:name="a1480" svg:viewBox="0 0 20 30" svg:d="M10 0l-10 30h20z"/>
    <draw:marker draw:name="a1485" svg:viewBox="0 0 20 30" svg:d="M10 0l-10 30h20z"/>
    <draw:marker draw:name="a1491" svg:viewBox="0 0 20 30" svg:d="M10 0l-10 30h20z"/>
    <draw:marker draw:name="a1509" svg:viewBox="0 0 20 30" svg:d="M10 0l-10 30h20z"/>
    <draw:marker draw:name="a1586" svg:viewBox="0 0 20 30" svg:d="M10 0l-10 30h20z"/>
    <draw:marker draw:name="a1588" svg:viewBox="0 0 20 30" svg:d="M10 0l-10 30h20z"/>
    <draw:marker draw:name="a1590" svg:viewBox="0 0 20 30" svg:d="M10 0l-10 30h20z"/>
    <draw:marker draw:name="a1599" svg:viewBox="0 0 20 30" svg:d="M10 0l-10 30h20z"/>
    <draw:marker draw:name="a1601" svg:viewBox="0 0 20 30" svg:d="M10 0l-10 30h20z"/>
    <draw:marker draw:name="a1610" svg:viewBox="0 0 20 30" svg:d="M10 0l-10 30h20z"/>
    <draw:marker draw:name="a1612" svg:viewBox="0 0 20 30" svg:d="M10 0l-10 30h20z"/>
    <draw:marker draw:name="a1614" svg:viewBox="0 0 20 30" svg:d="M10 0l-10 30h20z"/>
    <draw:marker draw:name="a1616" svg:viewBox="0 0 20 30" svg:d="M10 0l-10 30h20z"/>
    <draw:marker draw:name="a1627" svg:viewBox="0 0 20 30" svg:d="M10 0l-10 30h20z"/>
    <draw:marker draw:name="a1636" svg:viewBox="0 0 20 30" svg:d="M10 0l-10 30h20z"/>
    <draw:marker draw:name="a1638" svg:viewBox="0 0 20 30" svg:d="M10 0l-10 30h20z"/>
    <draw:marker draw:name="a1656" svg:viewBox="0 0 20 30" svg:d="M10 0l-10 30h20z"/>
    <draw:marker draw:name="a1661" svg:viewBox="0 0 20 30" svg:d="M10 0l-10 30h20z"/>
    <draw:marker draw:name="a1706" svg:viewBox="0 0 20 30" svg:d="M10 0l-10 30h20z"/>
    <draw:marker draw:name="a1711" svg:viewBox="0 0 20 30" svg:d="M10 0l-10 30h20z"/>
    <draw:marker draw:name="a1758" svg:viewBox="0 0 20 30" svg:d="M10 0l-10 30h20z"/>
    <draw:marker draw:name="a1760" svg:viewBox="0 0 20 30" svg:d="M10 0l-10 30h20z"/>
    <draw:marker draw:name="a1762" svg:viewBox="0 0 20 30" svg:d="M10 0l-10 30h20z"/>
    <draw:marker draw:name="a1771" svg:viewBox="0 0 20 30" svg:d="M10 0l-10 30h20z"/>
    <draw:marker draw:name="a1773" svg:viewBox="0 0 20 30" svg:d="M10 0l-10 30h20z"/>
    <draw:marker draw:name="a1782" svg:viewBox="0 0 20 30" svg:d="M10 0l-10 30h20z"/>
    <draw:marker draw:name="a1784" svg:viewBox="0 0 20 30" svg:d="M10 0l-10 30h20z"/>
    <draw:marker draw:name="a1786" svg:viewBox="0 0 20 30" svg:d="M10 0l-10 30h20z"/>
    <draw:marker draw:name="a1788" svg:viewBox="0 0 20 30" svg:d="M10 0l-10 30h20z"/>
    <draw:marker draw:name="a1799" svg:viewBox="0 0 20 30" svg:d="M10 0l-10 30h20z"/>
    <draw:marker draw:name="a1808" svg:viewBox="0 0 20 30" svg:d="M10 0l-10 30h20z"/>
    <draw:marker draw:name="a1810" svg:viewBox="0 0 20 30" svg:d="M10 0l-10 30h20z"/>
    <draw:marker draw:name="a1828" svg:viewBox="0 0 20 30" svg:d="M10 0l-10 30h20z"/>
    <draw:marker draw:name="a1833" svg:viewBox="0 0 20 30" svg:d="M10 0l-10 30h20z"/>
    <draw:marker draw:name="a1874" svg:viewBox="0 0 20 30" svg:d="M10 0l-10 30h20z"/>
    <draw:marker draw:name="a1879" svg:viewBox="0 0 20 30" svg:d="M10 0l-10 30h20z"/>
    <draw:marker draw:name="a1957" svg:viewBox="0 0 20 30" svg:d="M10 0l-10 30h20z"/>
    <draw:marker draw:name="a1959" svg:viewBox="0 0 20 30" svg:d="M10 0l-10 30h20z"/>
    <draw:marker draw:name="a1961" svg:viewBox="0 0 20 30" svg:d="M10 0l-10 30h20z"/>
    <draw:marker draw:name="a1970" svg:viewBox="0 0 20 30" svg:d="M10 0l-10 30h20z"/>
    <draw:marker draw:name="a1972" svg:viewBox="0 0 20 30" svg:d="M10 0l-10 30h20z"/>
    <draw:marker draw:name="a1981" svg:viewBox="0 0 20 30" svg:d="M10 0l-10 30h20z"/>
    <draw:marker draw:name="a1983" svg:viewBox="0 0 20 30" svg:d="M10 0l-10 30h20z"/>
    <draw:marker draw:name="a1985" svg:viewBox="0 0 20 30" svg:d="M10 0l-10 30h20z"/>
    <draw:marker draw:name="a1987" svg:viewBox="0 0 20 30" svg:d="M10 0l-10 30h20z"/>
    <draw:marker draw:name="a1998" svg:viewBox="0 0 20 30" svg:d="M10 0l-10 30h20z"/>
    <draw:marker draw:name="a2007" svg:viewBox="0 0 20 30" svg:d="M10 0l-10 30h20z"/>
    <draw:marker draw:name="a2009" svg:viewBox="0 0 20 30" svg:d="M10 0l-10 30h20z"/>
    <draw:marker draw:name="a2027" svg:viewBox="0 0 20 30" svg:d="M10 0l-10 30h20z"/>
    <draw:marker draw:name="a2032" svg:viewBox="0 0 20 30" svg:d="M10 0l-10 30h20z"/>
    <draw:marker draw:name="a2073" svg:viewBox="0 0 20 30" svg:d="M10 0l-10 30h20z"/>
    <draw:marker draw:name="a2078" svg:viewBox="0 0 20 30" svg:d="M10 0l-10 30h20z"/>
    <draw:marker draw:name="a637" svg:viewBox="0 0 20 30" svg:d="M10 0l-10 30h20z"/>
    <draw:marker draw:name="a639" svg:viewBox="0 0 20 30" svg:d="M10 0l-10 30h20z"/>
    <draw:marker draw:name="a641" svg:viewBox="0 0 20 30" svg:d="M10 0l-10 30h20z"/>
    <draw:marker draw:name="a643" svg:viewBox="0 0 20 30" svg:d="M10 0l-10 30h20z"/>
    <draw:marker draw:name="a645" svg:viewBox="0 0 20 30" svg:d="M10 0l-10 30h20z"/>
    <draw:marker draw:name="a647" svg:viewBox="0 0 20 30" svg:d="M10 0l-10 30h20z"/>
    <draw:marker draw:name="a661" svg:viewBox="0 0 20 30" svg:d="M10 0l-10 30h20z"/>
    <draw:marker draw:name="a663" svg:viewBox="0 0 20 30" svg:d="M10 0l-10 30h20z"/>
    <draw:marker draw:name="a665" svg:viewBox="0 0 20 30" svg:d="M10 0l-10 30h20z"/>
    <draw:marker draw:name="a667" svg:viewBox="0 0 20 30" svg:d="M10 0l-10 30h20z"/>
    <draw:marker draw:name="a669" svg:viewBox="0 0 20 30" svg:d="M10 0l-10 30h20z"/>
    <draw:marker draw:name="a671" svg:viewBox="0 0 20 30" svg:d="M10 0l-10 30h20z"/>
    <draw:marker draw:name="a673" svg:viewBox="0 0 20 30" svg:d="M10 0l-10 30h20z"/>
    <draw:marker draw:name="a861" svg:viewBox="0 0 20 30" svg:d="M10 0l-10 30h20z"/>
    <draw:marker draw:name="a863" svg:viewBox="0 0 20 30" svg:d="M10 0l-10 30h20z"/>
    <draw:marker draw:name="a865" svg:viewBox="0 0 20 30" svg:d="M10 0l-10 30h20z"/>
    <draw:marker draw:name="a867" svg:viewBox="0 0 20 30" svg:d="M10 0l-10 30h20z"/>
    <draw:marker draw:name="a880" svg:viewBox="0 0 20 30" svg:d="M10 0l-10 30h20z"/>
    <draw:marker draw:name="a882" svg:viewBox="0 0 20 30" svg:d="M10 0l-10 30h20z"/>
    <draw:marker draw:name="a887" svg:viewBox="0 0 20 30" svg:d="M10 0l-10 30h20z"/>
    <draw:stroke-dash draw:name="a1084" draw:style="rect" draw:dots1="1" draw:dots1-length="0.201cm" draw:distance="0.201cm"/>
    <draw:stroke-dash draw:name="a1094" draw:style="rect" draw:dots1="1" draw:dots1-length="0.201cm" draw:distance="0.201cm"/>
    <draw:stroke-dash draw:name="a1110" draw:style="rect" draw:dots1="1" draw:dots1-length="0.201cm" draw:distance="0.201cm"/>
    <draw:stroke-dash draw:name="a1124" draw:style="rect" draw:dots1="1" draw:dots1-length="0.201cm" draw:distance="0.201cm"/>
    <draw:stroke-dash draw:name="a1128" draw:style="rect" draw:dots1="1" draw:dots1-length="0.201cm" draw:distance="0.201cm"/>
    <draw:stroke-dash draw:name="a1132" draw:style="rect" draw:dots1="1" draw:dots1-length="0.201cm" draw:distance="0.201cm"/>
    <draw:stroke-dash draw:name="a1136" draw:style="rect" draw:dots1="1" draw:dots1-length="0.201cm" draw:distance="0.201cm"/>
    <draw:stroke-dash draw:name="a1238" draw:style="rect" draw:dots1="1" draw:dots1-length="0.201cm" draw:distance="0.201cm"/>
    <draw:stroke-dash draw:name="a1242" draw:style="rect" draw:dots1="1" draw:dots1-length="0.201cm" draw:distance="0.201cm"/>
    <draw:stroke-dash draw:name="a1246" draw:style="rect" draw:dots1="1" draw:dots1-length="0.201cm" draw:distance="0.201cm"/>
    <draw:stroke-dash draw:name="a1250" draw:style="rect" draw:dots1="1" draw:dots1-length="0.201cm" draw:distance="0.201cm"/>
    <draw:stroke-dash draw:name="a1280" draw:style="rect" draw:dots1="1" draw:dots1-length="0.201cm" draw:distance="0.201cm"/>
    <draw:stroke-dash draw:name="a1314" draw:style="rect" draw:dots1="1" draw:dots1-length="0.201cm" draw:distance="0.201cm"/>
    <draw:stroke-dash draw:name="a1331" draw:style="rect" draw:dots1="1" draw:dots1-length="0.201cm" draw:distance="0.201cm"/>
    <draw:stroke-dash draw:name="a1426" draw:style="rect" draw:dots1="1" draw:dots1-length="0.201cm" draw:distance="0.201cm"/>
    <draw:stroke-dash draw:name="a1443" draw:style="rect" draw:dots1="1" draw:dots1-length="0.201cm" draw:distance="0.201cm"/>
    <draw:stroke-dash draw:name="a1447" draw:style="rect" draw:dots1="1" draw:dots1-length="0.201cm" draw:distance="0.201cm"/>
    <draw:stroke-dash draw:name="a1451" draw:style="rect" draw:dots1="1" draw:dots1-length="0.201cm" draw:distance="0.201cm"/>
    <draw:stroke-dash draw:name="a1455" draw:style="rect" draw:dots1="1" draw:dots1-length="0.201cm" draw:distance="0.201cm"/>
    <draw:stroke-dash draw:name="a1459" draw:style="rect" draw:dots1="1" draw:dots1-length="0.201cm" draw:distance="0.201cm"/>
    <draw:stroke-dash draw:name="a1489" draw:style="rect" draw:dots1="1" draw:dots1-length="0.201cm" draw:distance="0.201cm"/>
    <draw:stroke-dash draw:name="a1608" draw:style="rect" draw:dots1="1" draw:dots1-length="0.201cm" draw:distance="0.201cm"/>
    <draw:stroke-dash draw:name="a1642" draw:style="rect" draw:dots1="1" draw:dots1-length="0.201cm" draw:distance="0.201cm"/>
    <draw:stroke-dash draw:name="a1646" draw:style="rect" draw:dots1="1" draw:dots1-length="0.201cm" draw:distance="0.201cm"/>
    <draw:stroke-dash draw:name="a1650" draw:style="rect" draw:dots1="1" draw:dots1-length="0.201cm" draw:distance="0.201cm"/>
    <draw:stroke-dash draw:name="a1665" draw:style="rect" draw:dots1="1" draw:dots1-length="0.201cm" draw:distance="0.201cm"/>
    <draw:stroke-dash draw:name="a1677" draw:style="rect" draw:dots1="1" draw:dots1-length="0.201cm" draw:distance="0.201cm"/>
    <draw:stroke-dash draw:name="a1694" draw:style="rect" draw:dots1="1" draw:dots1-length="0.201cm" draw:distance="0.201cm"/>
    <draw:stroke-dash draw:name="a1780" draw:style="rect" draw:dots1="1" draw:dots1-length="0.201cm" draw:distance="0.201cm"/>
    <draw:stroke-dash draw:name="a1814" draw:style="rect" draw:dots1="1" draw:dots1-length="0.201cm" draw:distance="0.201cm"/>
    <draw:stroke-dash draw:name="a1818" draw:style="rect" draw:dots1="1" draw:dots1-length="0.201cm" draw:distance="0.201cm"/>
    <draw:stroke-dash draw:name="a1822" draw:style="rect" draw:dots1="1" draw:dots1-length="0.201cm" draw:distance="0.201cm"/>
    <draw:stroke-dash draw:name="a1837" draw:style="rect" draw:dots1="1" draw:dots1-length="0.201cm" draw:distance="0.201cm"/>
    <draw:stroke-dash draw:name="a1883" draw:style="rect" draw:dots1="1" draw:dots1-length="0.201cm" draw:distance="0.201cm"/>
    <draw:stroke-dash draw:name="a1900" draw:style="rect" draw:dots1="1" draw:dots1-length="0.201cm" draw:distance="0.201cm"/>
    <draw:stroke-dash draw:name="a1979" draw:style="rect" draw:dots1="1" draw:dots1-length="0.201cm" draw:distance="0.201cm"/>
    <draw:stroke-dash draw:name="a2013" draw:style="rect" draw:dots1="1" draw:dots1-length="0.201cm" draw:distance="0.201cm"/>
    <draw:stroke-dash draw:name="a2017" draw:style="rect" draw:dots1="1" draw:dots1-length="0.201cm" draw:distance="0.201cm"/>
    <draw:stroke-dash draw:name="a2021" draw:style="rect" draw:dots1="1" draw:dots1-length="0.201cm" draw:distance="0.201cm"/>
    <draw:stroke-dash draw:name="a2036" draw:style="rect" draw:dots1="1" draw:dots1-length="0.201cm" draw:distance="0.201cm"/>
    <draw:stroke-dash draw:name="a2082" draw:style="rect" draw:dots1="1" draw:dots1-length="0.201cm" draw:distance="0.201cm"/>
    <draw:stroke-dash draw:name="a2099" draw:style="rect" draw:dots1="1" draw:dots1-length="0.201cm" draw:distance="0.201cm"/>
    <draw:stroke-dash draw:name="a604" draw:style="rect" draw:dots1="1" draw:dots1-length="0.282cm" draw:distance="0.071cm"/>
    <draw:stroke-dash draw:name="a635" draw:style="rect" draw:dots1="1" draw:dots1-length="0.211cm" draw:distance="0.026cm"/>
    <draw:stroke-dash draw:name="a828" draw:style="rect" draw:dots1="1" draw:dots1-length="0.282cm" draw:distance="0.071cm"/>
    <draw:stroke-dash draw:name="a859" draw:style="rect" draw:dots1="1" draw:dots1-length="0.211cm" draw:distance="0.026cm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cm" fo:margin-bottom="0.4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cm" fo:margin-bottom="0.3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cm" fo:margin-bottom="0.2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cm" fo:margin-bottom="0.1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cm" fo:margin-bottom="0.1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cm" fo:margin-bottom="0.1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cm" fo:margin-bottom="0.1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cm" fo:margin-bottom="0.1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draw:fill="solid" draw:fill-color="#ffffff" draw:opacity="100%" draw:textarea-horizontal-align="center" draw:textarea-vertical-align="middle" draw:auto-grow-height="false" draw:auto-grow-width="false" fo:padding-top="0.125cm" fo:padding-bottom="0.125cm" fo:padding-left="0.25cm" fo:padding-right="0.25cm" fo:wrap-option="no-wrap" style:protect="position size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6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7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3cm" fo:padding-bottom="0.13cm" fo:padding-left="0.25cm" fo:padding-right="0.25cm" fo:wrap-option="wrap"/>
    </style:style>
    <style:style style:name="Mpr8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9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1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12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3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4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16" style:family="presentation" style:parent-style-name="Master1-Layout3-secHead-Section-Header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17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8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19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1" style:family="presentation" style:parent-style-name="Master1-Layout4-twoObj-Two-Conten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22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6" style:family="presentation" style:parent-style-name="Master1-Layout5-twoTxTwoObj-Comparison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2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2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29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0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2" style:family="presentation" style:parent-style-name="Master1-Layout6-titleOnly-Title-Only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33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4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6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37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39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40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1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2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3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45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.13cm" fo:padding-bottom="0.13cm" fo:padding-left="0.25cm" fo:padding-right="0.25cm" fo:wrap-option="wrap"/>
    </style:style>
    <style:style style:name="Mpr46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7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4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1" style:family="presentation" style:parent-style-name="Master1-Layout10-vertTx-Title-and-Vertical-Text-title">
      <style:graphic-properties draw:stroke="none" draw:fill="none" draw:textarea-horizontal-align="center" draw:textarea-vertical-align="middle" draw:auto-grow-height="false" draw:auto-grow-width="false" fo:padding-top="0.13cm" fo:padding-bottom="0.13cm" fo:padding-left="0.25cm" fo:padding-right="0.25cm" fo:wrap-option="wrap"/>
    </style:style>
    <style:style style:name="Mpr5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4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r56" style:family="presentation" style:parent-style-name="Master1-Layout11-vertTitleAndTx-Vertical-Title-and-Text-title">
      <style:graphic-properties draw:stroke="none" draw:fill="none" draw:textarea-horizontal-align="center" draw:textarea-vertical-align="middle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7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min-width="22.86cm" fo:padding-top="0.13cm" fo:padding-bottom="0.13cm" fo:padding-left="0.25cm" fo:padding-right="0.25cm" fo:wrap-option="wrap"/>
      <style:paragraph-properties style:writing-mode="tb-rl"/>
    </style:style>
    <style:style style:name="Mpr58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3cm" fo:padding-bottom="0.13cm" fo:padding-left="0.25cm" fo:padding-right="0.25cm" fo:wrap-option="wrap"/>
    </style:style>
    <style:style style:name="Mpr59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3cm" fo:padding-bottom="0.13cm" fo:padding-left="0.25cm" fo:padding-right="0.25cm" fo:wrap-option="wrap"/>
    </style:style>
    <style:style style:name="MP1" style:family="paragraph">
      <style:paragraph-properties style:writing-mode="lr-tb" style:font-independent-line-spacing="tru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4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5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1" style:family="paragraph">
      <style:paragraph-properties fo:margin-left="0cm" fo:margin-right="0cm" fo:margin-top="0.282cm" fo:margin-bottom="0cm" fo:line-height="100%" fo:text-align="center" fo:text-indent="0cm" style:punctuation-wrap="simple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MP12" style:family="paragraph">
      <style:paragraph-properties style:writing-mode="tb-rl" style:font-independent-line-spacing="true"/>
    </style:style>
    <style:style style:name="MT1" style:family="text">
      <style:text-properties fo:color="#000000" style:text-line-through-style="none" style:text-position="0% 100%" fo:font-family="Arial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4pt" style:font-style-asian="normal" style:font-weight-asian="normal" style:font-family-complex="Arial" style:font-pitch-complex="variable" style:font-size-complex="14pt" style:font-style-complex="normal" style:font-weight-complex="normal"/>
    </style:style>
    <style:style style:name="MT2" style:family="text">
      <style:text-properties fo:color="#000000" style:text-line-through-style="none" style:text-position="0% 100%" fo:font-family="Arial" style:font-family-generic="roman" style:font-pitch="variable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32pt" style:font-style-asian="normal" style:font-weight-asian="normal" style:font-family-complex="Arial" style:font-pitch-complex="variable" style:font-size-complex="32pt" style:font-style-complex="normal" style:font-weight-complex="normal"/>
    </style:style>
    <style:style style:name="MT3" style:family="text">
      <style:text-properties fo:color="#00000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color="#00000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00000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000000" style:text-line-through-style="none" style:text-position="0% 100%" fo:font-family="Arial" style:font-family-generic="roman" style:font-pitch="variable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/>
    </style:style>
    <style:style style:name="MT7" style:family="text">
      <style:text-properties fo:color="#000000" style:text-line-through-style="none" style:text-position="0% 100%" fo:font-family="Arial" style:font-family-generic="roman" style:font-pitch="variable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/>
    </style:style>
    <style:style style:name="MT8" style:family="text">
      <style:text-properties fo:color="#000000" style:text-line-through-style="none" style:text-position="0% 100%" fo:font-family="Arial" style:font-family-generic="roman" style:font-pitch="variable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60pt" style:font-style-asian="normal" style:font-weight-asian="normal" style:font-family-complex="Arial" style:font-pitch-complex="variable" style:font-size-complex="60pt" style:font-style-complex="normal" style:font-weight-complex="normal"/>
    </style:style>
    <style:style style:name="MT9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10" style:family="text">
      <style:text-properties fo:color="#000000" style:text-line-through-style="none" style:text-position="0% 100%" fo:font-family="Arial" style:font-family-generic="roman" style:font-pitch="variable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44pt" style:font-style-asian="normal" style:font-weight-asian="normal" style:font-family-complex="Arial" style:font-pitch-complex="variable" style:font-size-complex="44pt" style:font-style-complex="normal" style:font-weight-complex="normal"/>
    </style:style>
    <style:style style:name="MT11" style:family="text">
      <style:text-properties fo:color="#898989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24pt" style:font-style-asian="normal" style:font-weight-asian="normal" style:font-family-complex="Arial" style:font-pitch-complex="variable" style:font-size-complex="24pt" style:font-style-complex="normal" style:font-weight-complex="normal"/>
    </style:style>
    <style:style style:name="MT12" style:family="text">
      <style:text-properties fo:color="#000000" style:text-line-through-style="none" style:text-position="0% 100%" fo:font-family="Arial" style:font-family-generic="roman" style:font-pitch="variable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false" style:font-size-asian="24pt" style:font-style-asian="normal" style:font-weight-asian="bold" style:font-family-complex="Arial" style:font-pitch-complex="variable" style:font-size-complex="24pt" style:font-style-complex="normal" style:font-weight-complex="bold"/>
    </style:style>
    <style:style style:name="MT13" style:family="text">
      <style:text-properties fo:color="#00000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000000" style:text-line-through-style="none" style:text-position="0% 100%" fo:font-family="Arial" style:font-family-generic="roman" style:font-pitch="variable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size-asian="16pt" style:font-style-asian="normal" style:font-weight-asian="normal" style:font-family-complex="Arial" style:font-pitch-complex="variable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905cm"/>
        <style:text-properties style:use-window-font-color="true" fo:font-size="45%"/>
      </text:list-level-style-number>
      <text:list-level-style-number text:level="3" style:num-format="">
        <style:list-level-properties text:space-before="3.175cm"/>
        <style:text-properties style:use-window-font-color="true" fo:font-size="45%"/>
      </text:list-level-style-number>
      <text:list-level-style-number text:level="4" style:num-format="">
        <style:list-level-properties text:space-before="4.445cm"/>
        <style:text-properties style:use-window-font-color="true" fo:font-size="45%"/>
      </text:list-level-style-number>
      <text:list-level-style-number text:level="5" style:num-format="">
        <style:list-level-properties text:space-before="5.715cm"/>
        <style:text-properties style:use-window-font-color="true" fo:font-size="45%"/>
      </text:list-level-style-number>
      <text:list-level-style-number text:level="6" style:num-format="">
        <style:list-level-properties text:space-before="6.985cm"/>
        <style:text-properties style:use-window-font-color="true" fo:font-size="45%"/>
      </text:list-level-style-number>
      <text:list-level-style-number text:level="7" style:num-format="">
        <style:list-level-properties text:space-before="8.255cm"/>
        <style:text-properties style:use-window-font-color="true" fo:font-size="45%"/>
      </text:list-level-style-number>
      <text:list-level-style-number text:level="8" style:num-format="">
        <style:list-level-properties text:space-before="9.525cm"/>
        <style:text-properties style:use-window-font-color="true" fo:font-size="45%"/>
      </text:list-level-style-number>
      <text:list-level-style-number text:level="9" style:num-format="">
        <style:list-level-properties text:space-before="10.795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fo:font-family="Arial" style:font-family-generic="swiss" style:font-pitch="variable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name="Header Placeholder 1" draw:style-name="Mgr1" draw:text-style-name="MP1" draw:layer="backgroundobjects" svg:width="8.266cm" svg:height="1.269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8.266cm" svg:height="1.269cm" svg:x="10.783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8.266cm" svg:height="1.269cm" svg:x="0cm" svg:y="24.13cm" presentation:class="footer">
        <draw:text-box>
          <text:p/>
        </draw:text-box>
      </draw:frame>
      <draw:frame draw:name="Slide Number Placeholder 4" draw:style-name="Mgr2" draw:text-style-name="MP1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8cm" svg:height="5.587cm" svg:x="1.513cm" svg:y="2.54cm" draw:page-number="1"/>
      <draw:page-thumbnail draw:layer="backgroundobjects" svg:width="7.448cm" svg:height="5.587cm" svg:x="10.085cm" svg:y="2.54cm"/>
      <draw:page-thumbnail draw:layer="backgroundobjects" svg:width="7.448cm" svg:height="5.587cm" svg:x="1.513cm" svg:y="9.904cm"/>
      <draw:page-thumbnail draw:layer="backgroundobjects" svg:width="7.448cm" svg:height="5.587cm" svg:x="10.085cm" svg:y="9.904cm"/>
      <draw:page-thumbnail draw:layer="backgroundobjects" svg:width="7.448cm" svg:height="5.587cm" svg:x="1.513cm" svg:y="17.268cm"/>
      <draw:page-thumbnail draw:layer="backgroundobjects" svg:width="7.448cm" svg:height="5.587cm" svg:x="10.085cm" svg:y="17.268cm"/>
    </style:handout-master>
    <style:master-page style:name="Master1-Default" style:page-layout-name="PM1" draw:style-name="Mdp1">
      <draw:frame draw:name="Title Placeholder 1" presentation:style-name="Mpr1" draw:text-style-name="MP1" draw:layer="backgroundobjects" svg:width="22.86cm" svg:height="3.175cm" svg:x="1.27cm" svg:y="0.762cm" presentation:class="title">
        <draw:text-box>
          <text:p/>
        </draw:text-box>
      </draw:frame>
      <draw:frame draw:name="Text Placeholder 2" presentation:style-name="Mpr2" draw:text-style-name="MP1" draw:layer="backgroundobjects" svg:width="22.86cm" svg:height="12.572cm" svg:x="1.27cm" svg:y="4.445cm" presentation:class="outline">
        <draw:text-box>
          <text:list text:style-name="ML2">
            <text:list-item>
              <text:p text:style-name="MP3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4" presentation:style-name="Mpr3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5" presentation:style-name="Mpr3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3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Default-title" draw:layer="backgroundobjects" svg:width="11.43cm" svg:height="8.573cm" svg:x="3.81cm" svg:y="3.174cm" presentation:class="page"/>
        <draw:frame draw:name="Notes Placeholder 5" presentation:style-name="Mpr4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5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5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6" draw:text-style-name="MP1" draw:layer="backgroundobjects" svg:width="19.05cm" svg:height="6.632cm" svg:x="3.175cm" svg:y="3.118cm" presentation:class="title">
        <draw:text-box>
          <text:p text:style-name="MP10"><text:span text:style-name="MT8">Click to edit Master title style</text:span></text:p>
        </draw:text-box>
      </draw:frame>
      <draw:frame draw:name="Subtitle 2" presentation:style-name="Mpr7" draw:text-style-name="MP1" draw:layer="backgroundobjects" svg:width="19.05cm" svg:height="4.599cm" svg:x="3.175cm" svg:y="10.006cm" presentation:class="subtitle">
        <draw:text-box>
          <text:p text:style-name="MP11"><text:span text:style-name="MT9">Click to edit Master subtitle style</text:span></text:p>
        </draw:text-box>
      </draw:frame>
      <draw:frame draw:name="Date Placeholder 3" presentation:style-name="Mpr8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4" presentation:style-name="Mpr8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5" presentation:style-name="Mpr8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draw:frame presentation:style-name="Master1-Layout1-title-Title-Slide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8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8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1-title-Title-Slide-title" draw:layer="backgroundobjects" svg:width="11.43cm" svg:height="8.573cm" svg:x="3.81cm" svg:y="3.174cm" presentation:class="page"/>
        <draw:frame draw:name="Notes Placeholder 5" presentation:style-name="Mpr9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10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10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1" draw:text-style-name="MP1" draw:layer="backgroundobjects" svg:width="22.86cm" svg:height="3.175cm" svg:x="1.27cm" svg:y="0.762cm" presentation:class="title">
        <draw:text-box>
          <text:p text:style-name="MP10"><text:span text:style-name="MT10">Click to edit Master title style</text:span></text:p>
        </draw:text-box>
      </draw:frame>
      <draw:frame draw:name="Content Placeholder 2" presentation:style-name="Mpr12" draw:text-style-name="MP1" draw:layer="backgroundobjects" svg:width="22.86cm" svg:height="12.572cm" svg:x="1.27cm" svg:y="4.445cm" presentation:class="title">
        <draw:text-box>
          <text:p text:style-name="MP3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3" presentation:style-name="Mpr13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4" presentation:style-name="Mpr13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5" presentation:style-name="Mpr13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3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13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2-obj-Title-and-Content-title" draw:layer="backgroundobjects" svg:width="11.43cm" svg:height="8.573cm" svg:x="3.81cm" svg:y="3.174cm" presentation:class="page"/>
        <draw:frame draw:name="Notes Placeholder 5" presentation:style-name="Mpr14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15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15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16" draw:text-style-name="MP1" draw:layer="backgroundobjects" svg:width="21.908cm" svg:height="7.924cm" svg:x="1.733cm" svg:y="4.749cm" presentation:class="title">
        <draw:text-box>
          <text:p text:style-name="MP10"><text:span text:style-name="MT8">Click to edit Master title style</text:span></text:p>
        </draw:text-box>
      </draw:frame>
      <draw:frame draw:name="Text Placeholder 2" presentation:style-name="Mpr17" draw:text-style-name="MP1" draw:layer="backgroundobjects" svg:width="21.908cm" svg:height="4.167cm" svg:x="1.733cm" svg:y="12.749cm" presentation:class="outline">
        <draw:text-box>
          <text:list text:style-name="ML7">
            <text:list-item>
              <text:p text:style-name="MP3"><text:span text:style-name="MT11">Click to edit Master text styles</text:span></text:p>
            </text:list-item>
          </text:list>
        </draw:text-box>
      </draw:frame>
      <draw:frame draw:name="Date Placeholder 3" presentation:style-name="Mpr18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4" presentation:style-name="Mpr18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5" presentation:style-name="Mpr18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18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18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3-secHead-Section-Header-title" draw:layer="backgroundobjects" svg:width="11.43cm" svg:height="8.573cm" svg:x="3.81cm" svg:y="3.174cm" presentation:class="page"/>
        <draw:frame draw:name="Notes Placeholder 5" presentation:style-name="Mpr19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20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20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1" draw:text-style-name="MP1" draw:layer="backgroundobjects" svg:width="22.86cm" svg:height="3.175cm" svg:x="1.27cm" svg:y="0.762cm" presentation:class="title">
        <draw:text-box>
          <text:p text:style-name="MP10"><text:span text:style-name="MT10">Click to edit Master title style</text:span></text:p>
        </draw:text-box>
      </draw:frame>
      <draw:frame draw:name="Content Placeholder 2" presentation:style-name="Mpr22" draw:text-style-name="MP1" draw:layer="backgroundobjects" svg:width="11.218cm" svg:height="12.572cm" svg:x="1.27cm" svg:y="4.445cm" presentation:class="title">
        <draw:text-box>
          <text:p text:style-name="MP3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Content Placeholder 3" presentation:style-name="Mpr22" draw:text-style-name="MP1" draw:layer="backgroundobjects" svg:width="11.218cm" svg:height="12.572cm" svg:x="12.912cm" svg:y="4.445cm" presentation:class="title">
        <draw:text-box>
          <text:p text:style-name="MP3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4" presentation:style-name="Mpr23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5" presentation:style-name="Mpr23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6" presentation:style-name="Mpr23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3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23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4-twoObj-Two-Content-title" draw:layer="backgroundobjects" svg:width="11.43cm" svg:height="8.573cm" svg:x="3.81cm" svg:y="3.174cm" presentation:class="page"/>
        <draw:frame draw:name="Notes Placeholder 5" presentation:style-name="Mpr24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25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25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26" draw:text-style-name="MP1" draw:layer="backgroundobjects" svg:width="21.908cm" svg:height="3.682cm" svg:x="1.751cm" svg:y="1.014cm" presentation:class="title">
        <draw:text-box>
          <text:p text:style-name="MP10"><text:span text:style-name="MT10">Click to edit Master title style</text:span></text:p>
        </draw:text-box>
      </draw:frame>
      <draw:frame draw:name="Text Placeholder 2" presentation:style-name="Mpr27" draw:text-style-name="MP1" draw:layer="backgroundobjects" svg:width="10.746cm" svg:height="2.289cm" svg:x="1.751cm" svg:y="4.67cm" presentation:class="outline">
        <draw:text-box>
          <text:list text:style-name="ML7">
            <text:list-item>
              <text:p text:style-name="MP3"><text:span text:style-name="MT12">Click to edit Master text styles</text:span></text:p>
            </text:list-item>
          </text:list>
        </draw:text-box>
      </draw:frame>
      <draw:frame draw:name="Content Placeholder 3" presentation:style-name="Mpr28" draw:text-style-name="MP1" draw:layer="backgroundobjects" svg:width="10.746cm" svg:height="10.235cm" svg:x="1.751cm" svg:y="6.959cm" presentation:class="title">
        <draw:text-box>
          <text:p text:style-name="MP3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4" presentation:style-name="Mpr27" draw:text-style-name="MP1" draw:layer="backgroundobjects" svg:width="10.799cm" svg:height="2.289cm" svg:x="12.859cm" svg:y="4.67cm" presentation:class="outline">
        <draw:text-box>
          <text:list text:style-name="ML7">
            <text:list-item>
              <text:p text:style-name="MP3"><text:span text:style-name="MT12">Click to edit Master text styles</text:span></text:p>
            </text:list-item>
          </text:list>
        </draw:text-box>
      </draw:frame>
      <draw:frame draw:name="Content Placeholder 5" presentation:style-name="Mpr28" draw:text-style-name="MP1" draw:layer="backgroundobjects" svg:width="10.799cm" svg:height="10.235cm" svg:x="12.859cm" svg:y="6.959cm" presentation:class="title">
        <draw:text-box>
          <text:p text:style-name="MP3"><text:span text:style-name="MT2">Click to edit Master text styles</text:span><text:span text:style-name="MT2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Date Placeholder 6" presentation:style-name="Mpr29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7" presentation:style-name="Mpr29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8" presentation:style-name="Mpr29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29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29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5-twoTxTwoObj-Comparison-title" draw:layer="backgroundobjects" svg:width="11.43cm" svg:height="8.573cm" svg:x="3.81cm" svg:y="3.174cm" presentation:class="page"/>
        <draw:frame draw:name="Notes Placeholder 5" presentation:style-name="Mpr30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31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31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32" draw:text-style-name="MP1" draw:layer="backgroundobjects" svg:width="22.86cm" svg:height="3.175cm" svg:x="1.27cm" svg:y="0.762cm" presentation:class="title">
        <draw:text-box>
          <text:p text:style-name="MP10"><text:span text:style-name="MT10">Click to edit Master title style</text:span></text:p>
        </draw:text-box>
      </draw:frame>
      <draw:frame draw:name="Date Placeholder 2" presentation:style-name="Mpr33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3" presentation:style-name="Mpr33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4" presentation:style-name="Mpr33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3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33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6-titleOnly-Title-Only-title" draw:layer="backgroundobjects" svg:width="11.43cm" svg:height="8.573cm" svg:x="3.81cm" svg:y="3.174cm" presentation:class="page"/>
        <draw:frame draw:name="Notes Placeholder 5" presentation:style-name="Mpr34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35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35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36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2" presentation:style-name="Mpr36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3" presentation:style-name="Mpr36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36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36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7-blank-Blank-title" draw:layer="backgroundobjects" svg:width="11.43cm" svg:height="8.573cm" svg:x="3.81cm" svg:y="3.174cm" presentation:class="page"/>
        <draw:frame draw:name="Notes Placeholder 5" presentation:style-name="Mpr37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38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38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39" draw:text-style-name="MP1" draw:layer="backgroundobjects" svg:width="8.193cm" svg:height="4.445cm" svg:x="1.751cm" svg:y="1.27cm" presentation:class="title">
        <draw:text-box>
          <text:p text:style-name="MP10"><text:span text:style-name="MT2">Click to edit Master title style</text:span></text:p>
        </draw:text-box>
      </draw:frame>
      <draw:frame draw:name="Content Placeholder 2" presentation:style-name="Mpr40" draw:text-style-name="MP1" draw:layer="backgroundobjects" svg:width="12.859cm" svg:height="13.538cm" svg:x="10.799cm" svg:y="2.743cm" presentation:class="title">
        <draw:text-box>
          <text:p text:style-name="MP3"><text:span text:style-name="MT2">Click to edit Master text styles</text:span><text:span text:style-name="MT2"><text:line-break/></text:span><text:span text:style-name="MT13">Second level</text:span><text:span text:style-name="MT13"><text:line-break/></text:span><text:span text:style-name="MT3">Third level</text:span><text:span text:style-name="MT3"><text:line-break/></text:span><text:span text:style-name="MT4">Fourth level</text:span><text:span text:style-name="MT4"><text:line-break/></text:span><text:span text:style-name="MT4">Fifth level</text:span></text:p>
        </draw:text-box>
      </draw:frame>
      <draw:frame draw:name="Text Placeholder 3" presentation:style-name="Mpr41" draw:text-style-name="MP1" draw:layer="backgroundobjects" svg:width="8.193cm" svg:height="10.588cm" svg:x="1.751cm" svg:y="5.715cm" presentation:class="outline">
        <draw:text-box>
          <text:list text:style-name="ML7">
            <text:list-item>
              <text:p text:style-name="MP3"><text:span text:style-name="MT14">Click to edit Master text styles</text:span></text:p>
            </text:list-item>
          </text:list>
        </draw:text-box>
      </draw:frame>
      <draw:frame draw:name="Date Placeholder 4" presentation:style-name="Mpr42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5" presentation:style-name="Mpr42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6" presentation:style-name="Mpr42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2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42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8-objTx-Content-with-Caption-title" draw:layer="backgroundobjects" svg:width="11.43cm" svg:height="8.573cm" svg:x="3.81cm" svg:y="3.174cm" presentation:class="page"/>
        <draw:frame draw:name="Notes Placeholder 5" presentation:style-name="Mpr43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44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44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45" draw:text-style-name="MP1" draw:layer="backgroundobjects" svg:width="8.193cm" svg:height="4.445cm" svg:x="1.751cm" svg:y="1.27cm" presentation:class="title">
        <draw:text-box>
          <text:p text:style-name="MP10"><text:span text:style-name="MT2">Click to edit Master title style</text:span></text:p>
        </draw:text-box>
      </draw:frame>
      <draw:frame draw:name="Picture Placeholder 2" presentation:style-name="Mpr46" draw:text-style-name="MP1" draw:layer="backgroundobjects" svg:width="12.859cm" svg:height="13.538cm" svg:x="10.799cm" svg:y="2.743cm" presentation:class="title">
        <draw:text-box>
          <text:p/>
        </draw:text-box>
      </draw:frame>
      <draw:frame draw:name="Text Placeholder 3" presentation:style-name="Mpr47" draw:text-style-name="MP1" draw:layer="backgroundobjects" svg:width="8.193cm" svg:height="10.588cm" svg:x="1.751cm" svg:y="5.715cm" presentation:class="outline">
        <draw:text-box>
          <text:list text:style-name="ML7">
            <text:list-item>
              <text:p text:style-name="MP3"><text:span text:style-name="MT14">Click to edit Master text styles</text:span></text:p>
            </text:list-item>
          </text:list>
        </draw:text-box>
      </draw:frame>
      <draw:frame draw:name="Date Placeholder 4" presentation:style-name="Mpr48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5" presentation:style-name="Mpr48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6" presentation:style-name="Mpr48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48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48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9-picTx-Picture-with-Caption-title" draw:layer="backgroundobjects" svg:width="11.43cm" svg:height="8.573cm" svg:x="3.81cm" svg:y="3.174cm" presentation:class="page"/>
        <draw:frame draw:name="Notes Placeholder 5" presentation:style-name="Mpr49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50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50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51" draw:text-style-name="MP1" draw:layer="backgroundobjects" svg:width="22.86cm" svg:height="3.175cm" svg:x="1.27cm" svg:y="0.762cm" presentation:class="title">
        <draw:text-box>
          <text:p text:style-name="MP10"><text:span text:style-name="MT10">Click to edit Master title style</text:span></text:p>
        </draw:text-box>
      </draw:frame>
      <draw:frame draw:name="Vertical Text Placeholder 2" presentation:style-name="Mpr52" draw:text-style-name="MP12" draw:layer="backgroundobjects" svg:width="22.86cm" svg:height="12.572cm" svg:x="1.27cm" svg:y="4.445cm" presentation:class="outline">
        <draw:text-box>
          <text:list text:style-name="ML2">
            <text:list-item>
              <text:p text:style-name="MP3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3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4" presentation:style-name="Mpr53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5" presentation:style-name="Mpr53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3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53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10-vertTx-Title-and-Vertical-Text-title" draw:layer="backgroundobjects" svg:width="11.43cm" svg:height="8.573cm" svg:x="3.81cm" svg:y="3.174cm" presentation:class="page"/>
        <draw:frame draw:name="Notes Placeholder 5" presentation:style-name="Mpr54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55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55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56" draw:text-style-name="MP12" draw:layer="backgroundobjects" svg:width="5.715cm" svg:height="16.254cm" svg:x="18.415cm" svg:y="0.763cm" presentation:class="title">
        <draw:text-box>
          <text:p text:style-name="MP10"><text:span text:style-name="MT10">Click to edit Master title style</text:span></text:p>
        </draw:text-box>
      </draw:frame>
      <draw:frame draw:name="Vertical Text Placeholder 2" presentation:style-name="Mpr57" draw:text-style-name="MP12" draw:layer="backgroundobjects" svg:width="16.722cm" svg:height="16.254cm" svg:x="1.27cm" svg:y="0.763cm" presentation:class="outline">
        <draw:text-box>
          <text:list text:style-name="ML2">
            <text:list-item>
              <text:p text:style-name="MP3"><text:span text:style-name="MT2">Click to edit Master text styles</text:span></text:p>
            </text:list-item>
          </text:list>
          <text:list text:style-name="ML3">
            <text:list-item>
              <text:list>
                <text:list-item>
                  <text:p text:style-name="MP4"><text:span text:style-name="MT3">Second level</text:span></text:p>
                  <text:list>
                    <text:list-item>
                      <text:p text:style-name="MP5"><text:span text:style-name="MT4">Third level</text:span></text:p>
                      <text:list>
                        <text:list-item>
                          <text:p text:style-name="MP6"><text:span text:style-name="MT5">Fourth level</text:span></text:p>
                          <text:list>
                            <text:list-item>
                              <text:p text:style-name="MP7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58" draw:text-style-name="MP1" draw:layer="backgroundobjects" svg:width="5.927cm" svg:height="1.323cm" svg:x="1.269cm" svg:y="17.347cm" presentation:class="date-time">
        <draw:text-box>
          <text:p/>
        </draw:text-box>
      </draw:frame>
      <draw:frame draw:name="Footer Placeholder 4" presentation:style-name="Mpr58" draw:text-style-name="MP1" draw:layer="backgroundobjects" svg:width="8.044cm" svg:height="1.323cm" svg:x="8.678cm" svg:y="17.347cm" presentation:class="footer">
        <draw:text-box>
          <text:p/>
        </draw:text-box>
      </draw:frame>
      <draw:frame draw:name="Slide Number Placeholder 5" presentation:style-name="Mpr58" draw:text-style-name="MP1" draw:layer="backgroundobjects" svg:width="5.927cm" svg:height="1.323cm" svg:x="18.202cm" svg:y="17.347cm" presentation:class="page-number">
        <draw:text-box>
          <text:p text:style-name="MP8"><text:span text:style-name="MT6"><text:page-number>&lt;number&gt;</text:page-number></text:span></text:p>
        </draw:text-box>
      </draw:frame>
      <presentation:notes style:page-layout-name="PM0">
        <draw:custom-shape draw:name="Rectangle 1" draw:style-name="Mgr3" draw:text-style-name="MP1" draw:layer="backgroundobjects" svg:width="19.05cm" svg:height="25.4cm" svg:x="0cm" svg:y="0cm">
          <text:p/>
          <draw:enhanced-geometry svg:viewBox="0 0 21600 21600" draw:type="non-primitive" draw:enhanced-path="M 0 0 L 21600 0 21600 21600 0 21600 Z N"/>
        </draw:custom-shape>
        <draw:frame draw:name="Header Placeholder 2" presentation:style-name="Mpr58" draw:text-style-name="MP1" draw:layer="backgroundobjects" svg:width="8.255cm" svg:height="1.274cm" svg:x="-0.001cm" svg:y="0cm" presentation:class="header">
          <draw:text-box>
            <text:p/>
          </draw:text-box>
        </draw:frame>
        <draw:frame draw:name="Date Placeholder 3" presentation:style-name="Mpr58" draw:text-style-name="MP1" draw:layer="backgroundobjects" svg:width="8.255cm" svg:height="1.274cm" svg:x="10.79cm" svg:y="0cm" presentation:class="date-time">
          <draw:text-box>
            <text:p/>
          </draw:text-box>
        </draw:frame>
        <draw:page-thumbnail draw:name="Slide Image Placeholder 4" presentation:style-name="Master1-Layout11-vertTitleAndTx-Vertical-Title-and-Text-title" draw:layer="backgroundobjects" svg:width="11.43cm" svg:height="8.573cm" svg:x="3.81cm" svg:y="3.174cm" presentation:class="page"/>
        <draw:frame draw:name="Notes Placeholder 5" presentation:style-name="Mpr59" draw:text-style-name="MP1" draw:layer="backgroundobjects" svg:width="15.24cm" svg:height="10.001cm" svg:x="1.905cm" svg:y="12.223cm" presentation:class="notes">
          <draw:text-box>
            <text:p/>
          </draw:text-box>
        </draw:frame>
        <draw:frame draw:name="Footer Placeholder 6" presentation:style-name="Mpr60" draw:text-style-name="MP1" draw:layer="backgroundobjects" svg:width="8.255cm" svg:height="1.274cm" svg:x="-0.001cm" svg:y="24.126cm" presentation:class="footer">
          <draw:text-box>
            <text:p/>
          </draw:text-box>
        </draw:frame>
        <draw:frame draw:name="Slide Number Placeholder 7" presentation:style-name="Mpr60" draw:text-style-name="MP1" draw:layer="backgroundobjects" svg:width="8.255cm" svg:height="1.274cm" svg:x="10.79cm" svg:y="24.126cm" presentation:class="page-number">
          <draw:text-box>
            <text:p text:style-name="MP9"><text:span text:style-name="MT7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1.7$Win32 OpenOffice.org_project/417m1$Build-9800</meta:generator>
    <dc:title>Slide 1</dc:title>
    <meta:initial-creator>Jay Dubb</meta:initial-creator>
    <dc:creator>Jay D</dc:creator>
    <meta:creation-date>2019-08-12T19:31:49Z</meta:creation-date>
    <dc:date>2021-02-16T21:32:43.05</dc:date>
    <meta:editing-cycles>150</meta:editing-cycles>
    <meta:editing-duration>PT5H1M1S</meta:editing-duration>
    <meta:document-statistic meta:object-count="671"/>
  </office:meta>
</office:document-meta>
</file>